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Baskerville" svg:font-family="Baskerville"/>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1626ec" officeooo:paragraph-rsid="001626ec" style:font-weight-asian="bold" style:font-weight-complex="bold"/>
    </style:style>
    <style:style style:name="P2" style:family="paragraph" style:parent-style-name="Standard">
      <style:text-properties fo:font-weight="bold" officeooo:rsid="001626ec" officeooo:paragraph-rsid="009d96f3" style:font-weight-asian="bold" style:font-weight-complex="bold"/>
    </style:style>
    <style:style style:name="P3" style:family="paragraph" style:parent-style-name="Standard">
      <style:text-properties fo:font-weight="bold" officeooo:rsid="001767a6" officeooo:paragraph-rsid="001767a6" style:font-weight-asian="bold" style:font-weight-complex="bold"/>
    </style:style>
    <style:style style:name="P4" style:family="paragraph" style:parent-style-name="Standard">
      <style:paragraph-properties fo:line-height="150%" fo:text-align="justify" style:justify-single-word="false"/>
      <style:text-properties fo:font-weight="bold" officeooo:rsid="001767a6" officeooo:paragraph-rsid="001767a6" style:font-weight-asian="bold" style:font-weight-complex="bold"/>
    </style:style>
    <style:style style:name="P5" style:family="paragraph" style:parent-style-name="Standard">
      <style:text-properties fo:font-weight="bold" officeooo:rsid="00189929" officeooo:paragraph-rsid="00189929" style:font-weight-asian="bold" style:font-weight-complex="bold"/>
    </style:style>
    <style:style style:name="P6" style:family="paragraph" style:parent-style-name="Standard">
      <style:paragraph-properties fo:text-align="justify" style:justify-single-word="false"/>
      <style:text-properties fo:font-weight="bold" officeooo:rsid="00189929" officeooo:paragraph-rsid="001a1832" style:font-weight-asian="bold" style:font-weight-complex="bold"/>
    </style:style>
    <style:style style:name="P7" style:family="paragraph" style:parent-style-name="Standard">
      <style:paragraph-properties fo:text-align="justify" style:justify-single-word="false"/>
      <style:text-properties fo:font-weight="bold" officeooo:rsid="00189929" officeooo:paragraph-rsid="001bf63a" style:font-weight-asian="bold" style:font-weight-complex="bold"/>
    </style:style>
    <style:style style:name="P8" style:family="paragraph" style:parent-style-name="Standard">
      <style:paragraph-properties fo:line-height="150%" fo:text-align="justify" style:justify-single-word="false"/>
      <style:text-properties fo:font-weight="bold" officeooo:rsid="00189929" officeooo:paragraph-rsid="001bf63a" style:font-weight-asian="bold" style:font-weight-complex="bold"/>
    </style:style>
    <style:style style:name="P9" style:family="paragraph" style:parent-style-name="Standard">
      <style:paragraph-properties fo:line-height="150%" fo:text-align="justify" style:justify-single-word="false"/>
      <style:text-properties fo:font-weight="bold" officeooo:rsid="001a1832" officeooo:paragraph-rsid="001a1832" style:font-weight-asian="bold" style:font-weight-complex="bold"/>
    </style:style>
    <style:style style:name="P10" style:family="paragraph" style:parent-style-name="Standard">
      <style:paragraph-properties fo:line-height="115%" fo:text-align="justify" style:justify-single-word="false"/>
      <style:text-properties fo:font-weight="bold" officeooo:rsid="001a1832" officeooo:paragraph-rsid="001a1832" style:font-weight-asian="bold" style:font-weight-complex="bold"/>
    </style:style>
    <style:style style:name="P11" style:family="paragraph" style:parent-style-name="Standard">
      <style:text-properties fo:font-weight="bold" officeooo:rsid="001f2575" officeooo:paragraph-rsid="001f2575" style:font-weight-asian="bold" style:font-weight-complex="bold"/>
    </style:style>
    <style:style style:name="P12" style:family="paragraph" style:parent-style-name="Standard">
      <style:paragraph-properties fo:text-align="justify" style:justify-single-word="false"/>
      <style:text-properties fo:font-weight="bold" officeooo:rsid="001f2575" officeooo:paragraph-rsid="0021cff0" style:font-weight-asian="bold" style:font-weight-complex="bold"/>
    </style:style>
    <style:style style:name="P13" style:family="paragraph" style:parent-style-name="Standard">
      <style:paragraph-properties fo:text-align="justify" style:justify-single-word="false"/>
      <style:text-properties fo:font-weight="bold" officeooo:rsid="001f2575" officeooo:paragraph-rsid="00237791" style:font-weight-asian="bold" style:font-weight-complex="bold"/>
    </style:style>
    <style:style style:name="P14" style:family="paragraph" style:parent-style-name="Standard">
      <style:paragraph-properties fo:text-align="justify" style:justify-single-word="false"/>
      <style:text-properties fo:font-weight="bold" officeooo:rsid="001f2575" officeooo:paragraph-rsid="0026fb2a" style:font-weight-asian="bold" style:font-weight-complex="bold"/>
    </style:style>
    <style:style style:name="P15" style:family="paragraph" style:parent-style-name="Standard">
      <style:paragraph-properties fo:line-height="115%" fo:text-align="justify" style:justify-single-word="false"/>
      <style:text-properties fo:font-weight="bold" officeooo:rsid="001f2575" officeooo:paragraph-rsid="001f2575" style:font-weight-asian="bold" style:font-weight-complex="bold"/>
    </style:style>
    <style:style style:name="P16" style:family="paragraph" style:parent-style-name="Standard">
      <style:paragraph-properties fo:line-height="115%" fo:text-align="justify" style:justify-single-word="false"/>
      <style:text-properties fo:font-weight="bold" officeooo:rsid="001f2575" officeooo:paragraph-rsid="0021cff0" style:font-weight-asian="bold" style:font-weight-complex="bold"/>
    </style:style>
    <style:style style:name="P17" style:family="paragraph" style:parent-style-name="Standard">
      <style:paragraph-properties fo:text-align="justify" style:justify-single-word="false"/>
      <style:text-properties fo:font-weight="bold" officeooo:rsid="00282ae5" officeooo:paragraph-rsid="00282ae5" style:font-weight-asian="bold" style:font-weight-complex="bold"/>
    </style:style>
    <style:style style:name="P18" style:family="paragraph" style:parent-style-name="Standard">
      <style:paragraph-properties fo:line-height="150%" fo:text-align="justify" style:justify-single-word="false"/>
      <style:text-properties fo:font-weight="bold" officeooo:rsid="0019e5e8" officeooo:paragraph-rsid="0019e5e8" style:font-weight-asian="bold" style:font-weight-complex="bold"/>
    </style:style>
    <style:style style:name="P19" style:family="paragraph" style:parent-style-name="Standard">
      <style:paragraph-properties fo:line-height="150%" fo:text-align="justify" style:justify-single-word="false"/>
      <style:text-properties fo:font-weight="bold" officeooo:rsid="00237791" officeooo:paragraph-rsid="00237791" style:font-weight-asian="bold" style:font-weight-complex="bold"/>
    </style:style>
    <style:style style:name="P20" style:family="paragraph" style:parent-style-name="Standard">
      <style:text-properties fo:font-style="normal" fo:font-weight="normal" officeooo:rsid="001767a6" officeooo:paragraph-rsid="001767a6" style:font-style-asian="normal" style:font-weight-asian="normal" style:font-style-complex="normal" style:font-weight-complex="normal"/>
    </style:style>
    <style:style style:name="P21" style:family="paragraph" style:parent-style-name="Standard">
      <style:paragraph-properties fo:line-height="150%" fo:text-align="justify" style:justify-single-word="false"/>
      <style:text-properties fo:font-style="normal" fo:font-weight="normal" officeooo:rsid="001767a6" officeooo:paragraph-rsid="001767a6"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fo:font-weight="normal" officeooo:rsid="001f2575" officeooo:paragraph-rsid="001bf63a" style:font-style-asian="normal" style:font-weight-asian="normal" style:font-style-complex="normal" style:font-weight-complex="normal"/>
    </style:style>
    <style:style style:name="P23" style:family="paragraph" style:parent-style-name="Standard">
      <style:text-properties fo:font-style="normal" fo:font-weight="normal" officeooo:rsid="001f2575" officeooo:paragraph-rsid="001f2575" style:font-style-asian="normal" style:font-weight-asian="normal" style:font-style-complex="normal" style:font-weight-complex="normal"/>
    </style:style>
    <style:style style:name="P24" style:family="paragraph" style:parent-style-name="Standard">
      <style:paragraph-properties fo:line-height="150%" fo:text-align="justify" style:justify-single-word="false"/>
      <style:text-properties fo:font-style="normal" fo:font-weight="normal" officeooo:rsid="001f2575" officeooo:paragraph-rsid="001f2575" style:font-style-asian="normal" style:font-weight-asian="normal" style:font-style-complex="normal" style:font-weight-complex="normal"/>
    </style:style>
    <style:style style:name="P25" style:family="paragraph" style:parent-style-name="Standard">
      <style:text-properties fo:font-style="normal" fo:font-weight="normal" officeooo:rsid="001ca9f9" officeooo:paragraph-rsid="00189929"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font-style="normal" fo:font-weight="normal" officeooo:rsid="0021cff0" officeooo:paragraph-rsid="001f2575"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font-style="normal" fo:font-weight="normal" officeooo:rsid="0021cff0" officeooo:paragraph-rsid="0021cff0" style:font-style-asian="normal" style:font-weight-asian="normal" style:font-style-complex="normal" style:font-weight-complex="normal"/>
    </style:style>
    <style:style style:name="P28" style:family="paragraph" style:parent-style-name="Standard">
      <style:paragraph-properties fo:line-height="150%" fo:text-align="justify" style:justify-single-word="false"/>
      <style:text-properties fo:font-style="normal" fo:font-weight="normal" officeooo:rsid="0021cff0" officeooo:paragraph-rsid="0021cff0" style:font-style-asian="normal" style:font-weight-asian="normal" style:font-style-complex="normal" style:font-weight-complex="normal"/>
    </style:style>
    <style:style style:name="P29" style:family="paragraph" style:parent-style-name="Standard">
      <style:text-properties fo:font-style="normal" fo:font-weight="normal" officeooo:rsid="00189929" officeooo:paragraph-rsid="00189929" style:font-style-asian="normal" style:font-weight-asian="normal" style:font-style-complex="normal" style:font-weight-complex="normal"/>
    </style:style>
    <style:style style:name="P30" style:family="paragraph" style:parent-style-name="Standard">
      <style:paragraph-properties fo:line-height="150%" fo:text-align="justify" style:justify-single-word="false"/>
      <style:text-properties fo:font-style="normal" fo:font-weight="normal" officeooo:rsid="002d4d94" officeooo:paragraph-rsid="002d4d94" style:font-style-asian="normal" style:font-weight-asian="normal" style:font-style-complex="normal" style:font-weight-complex="normal"/>
    </style:style>
    <style:style style:name="P31" style:family="paragraph" style:parent-style-name="Standard">
      <style:paragraph-properties fo:line-height="150%" fo:text-align="justify" style:justify-single-word="false"/>
      <style:text-properties fo:font-style="normal" fo:font-weight="bold" officeooo:rsid="002daa92" officeooo:paragraph-rsid="00ac3415" style:font-style-asian="normal" style:font-weight-asian="bold" style:font-style-complex="normal" style:font-weight-complex="bold"/>
    </style:style>
    <style:style style:name="P32" style:family="paragraph" style:parent-style-name="Standard">
      <style:paragraph-properties fo:text-align="justify" style:justify-single-word="false"/>
      <style:text-properties style:font-name="Liberation Serif" fo:font-style="normal" fo:font-weight="normal" officeooo:rsid="001a1832" officeooo:paragraph-rsid="001a1832" style:font-style-asian="normal" style:font-weight-asian="normal" style:font-style-complex="normal" style:font-weight-complex="normal"/>
    </style:style>
    <style:style style:name="P33" style:family="paragraph" style:parent-style-name="Standard">
      <style:paragraph-properties fo:line-height="150%" fo:text-align="justify" style:justify-single-word="false"/>
      <style:text-properties style:font-name="Liberation Serif" fo:font-style="normal" fo:font-weight="normal" officeooo:rsid="001a1832" officeooo:paragraph-rsid="001a1832"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style:font-name="Liberation Serif" fo:font-style="normal" fo:font-weight="normal" officeooo:rsid="00189929" officeooo:paragraph-rsid="001a1832"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style:font-name="Liberation Serif" fo:font-style="normal" fo:font-weight="normal" officeooo:rsid="00237791" officeooo:paragraph-rsid="00237791" style:font-style-asian="normal" style:font-weight-asian="normal" style:font-style-complex="normal" style:font-weight-complex="normal"/>
    </style:style>
    <style:style style:name="P36" style:family="paragraph" style:parent-style-name="Standard">
      <style:paragraph-properties fo:line-height="115%" fo:text-align="justify" style:justify-single-word="false"/>
      <style:text-properties style:font-name="Liberation Serif" fo:font-style="normal" fo:font-weight="normal" officeooo:rsid="00237791" officeooo:paragraph-rsid="00237791"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style:font-name="Liberation Serif" fo:font-style="normal" fo:font-weight="normal" officeooo:rsid="001f2575" officeooo:paragraph-rsid="00237791"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style:font-name="Liberation Serif" fo:font-style="normal" fo:font-weight="normal" officeooo:rsid="0026fb2a" officeooo:paragraph-rsid="00237791"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style:font-name="Liberation Serif" fo:font-style="normal" fo:font-weight="normal" officeooo:rsid="0026fb2a" officeooo:paragraph-rsid="0026fb2a"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style:font-name="Liberation Serif" fo:font-style="normal" fo:font-weight="normal" officeooo:rsid="0026fb2a" officeooo:paragraph-rsid="0029eb06"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style:font-name="Liberation Serif" fo:font-style="normal" fo:font-weight="normal" officeooo:rsid="00282ae5" officeooo:paragraph-rsid="00282ae5" style:font-style-asian="normal" style:font-weight-asian="normal" style:font-style-complex="normal" style:font-weight-complex="normal"/>
    </style:style>
    <style:style style:name="P42" style:family="paragraph" style:parent-style-name="Standard">
      <style:paragraph-properties fo:line-height="150%" fo:text-align="justify" style:justify-single-word="false"/>
      <style:text-properties style:font-name="Liberation Serif" fo:font-style="normal" fo:font-weight="normal" officeooo:rsid="0029eb06" officeooo:paragraph-rsid="0029eb06"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style:font-name="Liberation Serif" fo:font-style="normal" fo:font-weight="normal" officeooo:rsid="002daa92" officeooo:paragraph-rsid="002d4d94" style:font-name-asian="SimSun" style:font-style-asian="normal" style:font-weight-asian="normal" style:font-name-complex="Lucida Sans" style:font-style-complex="normal" style:font-weight-complex="normal"/>
    </style:style>
    <style:style style:name="P44" style:family="paragraph" style:parent-style-name="Standard">
      <style:paragraph-properties fo:text-align="justify" style:justify-single-word="false"/>
      <style:text-properties style:font-name="Liberation Serif" fo:font-style="normal" fo:font-weight="normal" officeooo:rsid="001ca9f9" officeooo:paragraph-rsid="002daa92" style:font-name-asian="SimSun" style:font-style-asian="normal" style:font-weight-asian="normal" style:font-name-complex="Lucida Sans" style:font-style-complex="normal" style:font-weight-complex="normal"/>
    </style:style>
    <style:style style:name="P45" style:family="paragraph" style:parent-style-name="Standard">
      <style:paragraph-properties fo:text-align="justify" style:justify-single-word="false"/>
      <style:text-properties style:font-name="Liberation Serif" fo:font-style="normal" fo:font-weight="bold" officeooo:rsid="001f2575" officeooo:paragraph-rsid="0029eb06" style:font-style-asian="normal" style:font-weight-asian="bold" style:font-style-complex="normal" style:font-weight-complex="bold"/>
    </style:style>
    <style:style style:name="P46" style:family="paragraph" style:parent-style-name="Standard">
      <style:paragraph-properties fo:line-height="150%" fo:text-align="justify" style:justify-single-word="false"/>
      <style:text-properties style:font-name="Liberation Serif" fo:font-style="normal" fo:font-weight="bold" officeooo:rsid="001f2575" officeooo:paragraph-rsid="0029eb06" style:font-style-asian="normal" style:font-weight-asian="bold" style:font-style-complex="normal" style:font-weight-complex="bold"/>
    </style:style>
    <style:style style:name="P47" style:family="paragraph" style:parent-style-name="Standard">
      <style:paragraph-properties fo:text-align="justify" style:justify-single-word="false"/>
      <style:text-properties style:font-name="Liberation Serif" fo:font-style="normal" fo:font-weight="bold" officeooo:rsid="002b95a9" officeooo:paragraph-rsid="002b95a9" style:font-style-asian="normal" style:font-weight-asian="bold" style:font-style-complex="normal" style:font-weight-complex="bold"/>
    </style:style>
    <style:style style:name="P48" style:family="paragraph" style:parent-style-name="Standard">
      <style:paragraph-properties fo:text-align="justify" style:justify-single-word="false"/>
      <style:text-properties style:font-name="Liberation Serif1" fo:font-style="normal" fo:font-weight="normal" officeooo:rsid="00189929" officeooo:paragraph-rsid="001bf63a" style:font-style-asian="normal" style:font-weight-asian="normal" style:font-style-complex="normal" style:font-weight-complex="normal"/>
    </style:style>
    <style:style style:name="P49" style:family="paragraph" style:parent-style-name="Standard">
      <style:paragraph-properties fo:line-height="115%" fo:text-align="justify" style:justify-single-word="false"/>
      <style:text-properties style:font-name="Liberation Serif1" fo:font-style="normal" fo:font-weight="normal" officeooo:rsid="001a1832" officeooo:paragraph-rsid="001a1832" style:font-style-asian="normal" style:font-weight-asian="normal" style:font-style-complex="normal" style:font-weight-complex="normal"/>
    </style:style>
    <style:style style:name="P50" style:family="paragraph" style:parent-style-name="Standard">
      <style:paragraph-properties fo:line-height="115%" fo:text-align="justify" style:justify-single-word="false"/>
      <style:text-properties style:font-name="Liberation Serif1" fo:font-style="normal" fo:font-weight="normal" officeooo:rsid="001bf63a" officeooo:paragraph-rsid="001bf63a"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style:font-name="Liberation Serif1" fo:font-style="normal" fo:font-weight="normal" officeooo:rsid="002eadba" officeooo:paragraph-rsid="002daa92" style:font-name-asian="SimSun" style:font-style-asian="normal" style:font-weight-asian="normal" style:font-name-complex="Lucida Sans" style:font-style-complex="normal" style:font-weight-complex="normal"/>
    </style:style>
    <style:style style:name="P52" style:family="paragraph" style:parent-style-name="Standard">
      <style:paragraph-properties fo:line-height="150%" fo:text-align="justify" style:justify-single-word="false"/>
      <style:text-properties style:font-name="Liberation Serif1" fo:font-style="normal" fo:font-weight="normal" officeooo:rsid="002eadba" officeooo:paragraph-rsid="002eadba" style:font-name-asian="SimSun" style:font-style-asian="normal" style:font-weight-asian="normal" style:font-name-complex="Lucida Sans" style:font-style-complex="normal" style:font-weight-complex="normal"/>
    </style:style>
    <style:style style:name="P53" style:family="paragraph" style:parent-style-name="Standard">
      <style:paragraph-properties fo:text-align="justify" style:justify-single-word="false"/>
      <style:text-properties style:font-name="Liberation Serif1" fo:font-style="normal" fo:font-weight="normal" officeooo:rsid="001ca9f9" officeooo:paragraph-rsid="002eadba" style:font-name-asian="SimSun" style:font-style-asian="normal" style:font-weight-asian="normal" style:font-name-complex="Lucida Sans" style:font-style-complex="normal" style:font-weight-complex="normal"/>
    </style:style>
    <style:style style:name="P54" style:family="paragraph" style:parent-style-name="Standard">
      <style:paragraph-properties fo:text-align="justify" style:justify-single-word="false"/>
      <style:text-properties style:font-name="Liberation Serif1" fo:font-style="normal" fo:font-weight="normal" officeooo:rsid="001ca9f9" officeooo:paragraph-rsid="0035fe73" style:font-name-asian="SimSun" style:font-style-asian="normal" style:font-weight-asian="normal" style:font-name-complex="Lucida Sans" style:font-style-complex="normal" style:font-weight-complex="normal"/>
    </style:style>
    <style:style style:name="P55" style:family="paragraph" style:parent-style-name="Standard">
      <style:paragraph-properties fo:line-height="150%" fo:text-align="justify" style:justify-single-word="false"/>
      <style:text-properties style:font-name="Liberation Serif1" fo:font-style="normal" fo:font-weight="normal" officeooo:rsid="00336bba" officeooo:paragraph-rsid="002eadba" style:font-name-asian="Liberation Serif1" style:font-style-asian="normal" style:font-weight-asian="normal" style:font-name-complex="Liberation Serif1" style:font-style-complex="normal" style:font-weight-complex="normal"/>
    </style:style>
    <style:style style:name="P56" style:family="paragraph" style:parent-style-name="Standard">
      <style:paragraph-properties fo:text-align="justify" style:justify-single-word="false"/>
      <style:text-properties style:font-name="Liberation Serif1" fo:font-style="normal" fo:font-weight="bold" officeooo:rsid="002eadba" officeooo:paragraph-rsid="00395aa9" style:font-name-asian="SimSun" style:font-style-asian="normal" style:font-weight-asian="bold" style:font-name-complex="Lucida Sans" style:font-style-complex="normal" style:font-weight-complex="bold"/>
    </style:style>
    <style:style style:name="P57" style:family="paragraph" style:parent-style-name="Standard">
      <style:paragraph-properties fo:line-height="150%" fo:text-align="justify" style:justify-single-word="false"/>
      <style:text-properties style:font-name="Liberation Serif1" fo:font-style="normal" fo:font-weight="bold" officeooo:rsid="002eadba" officeooo:paragraph-rsid="0038a0f9" style:font-name-asian="SimSun" style:font-style-asian="normal" style:font-weight-asian="bold" style:font-name-complex="Lucida Sans" style:font-style-complex="normal" style:font-weight-complex="bold"/>
    </style:style>
    <style:style style:name="P58" style:family="paragraph" style:parent-style-name="Standard">
      <style:paragraph-properties fo:line-height="150%" fo:text-align="justify" style:justify-single-word="false"/>
      <style:text-properties style:font-name="Liberation Serif1" fo:font-style="normal" fo:font-weight="bold" officeooo:rsid="002eadba" officeooo:paragraph-rsid="00363b5b" style:font-name-asian="SimSun" style:font-style-asian="normal" style:font-weight-asian="bold" style:font-name-complex="Lucida Sans" style:font-style-complex="normal" style:font-weight-complex="bold"/>
    </style:style>
    <style:style style:name="P59" style:family="paragraph" style:parent-style-name="Standard">
      <style:paragraph-properties fo:line-height="150%" fo:text-align="justify" style:justify-single-word="false"/>
      <style:text-properties style:font-name="Liberation Serif1" fo:font-style="normal" fo:font-weight="bold" officeooo:rsid="002eadba" officeooo:paragraph-rsid="0035fe73" style:font-name-asian="SimSun" style:font-style-asian="normal" style:font-weight-asian="bold" style:font-name-complex="Lucida Sans" style:font-style-complex="normal" style:font-weight-complex="bold"/>
    </style:style>
    <style:style style:name="P60" style:family="paragraph" style:parent-style-name="Standard">
      <style:paragraph-properties fo:line-height="150%" fo:text-align="justify" style:justify-single-word="false"/>
      <style:text-properties style:font-name="Liberation Serif1" fo:font-style="normal" fo:font-weight="bold" officeooo:rsid="002eadba" officeooo:paragraph-rsid="00395aa9" style:font-name-asian="SimSun" style:font-style-asian="normal" style:font-weight-asian="bold" style:font-name-complex="Lucida Sans" style:font-style-complex="normal" style:font-weight-complex="bold"/>
    </style:style>
    <style:style style:name="P61" style:family="paragraph" style:parent-style-name="Standard">
      <style:paragraph-properties fo:line-height="150%" fo:text-align="justify" style:justify-single-word="false"/>
      <style:text-properties style:font-name="Liberation Serif1" fo:font-style="normal" fo:font-weight="bold" officeooo:rsid="002eadba" officeooo:paragraph-rsid="003b3239" style:font-name-asian="SimSun" style:font-style-asian="normal" style:font-weight-asian="bold" style:font-name-complex="Lucida Sans" style:font-style-complex="normal" style:font-weight-complex="bold"/>
    </style:style>
    <style:style style:name="P62" style:family="paragraph" style:parent-style-name="Standard">
      <style:paragraph-properties fo:text-align="justify" style:justify-single-word="false"/>
      <style:text-properties style:font-name="Liberation Serif1" fo:font-style="normal" fo:font-weight="bold" officeooo:rsid="003d360c" officeooo:paragraph-rsid="003d360c" style:font-name-asian="SimSun" style:font-style-asian="normal" style:font-weight-asian="bold" style:font-name-complex="Lucida Sans" style:font-style-complex="normal" style:font-weight-complex="bold"/>
    </style:style>
    <style:style style:name="P63" style:family="paragraph" style:parent-style-name="Standard">
      <style:paragraph-properties fo:text-align="justify" style:justify-single-word="false"/>
      <style:text-properties style:font-name="Liberation Serif1" fo:font-style="normal" fo:font-weight="bold" officeooo:rsid="004118a3" officeooo:paragraph-rsid="004118a3" style:font-name-asian="SimSun" style:font-style-asian="normal" style:font-weight-asian="bold" style:font-name-complex="Lucida Sans" style:font-style-complex="normal" style:font-weight-complex="bold"/>
    </style:style>
    <style:style style:name="P64" style:family="paragraph" style:parent-style-name="Standard">
      <style:paragraph-properties fo:text-align="justify" style:justify-single-word="false"/>
      <style:text-properties style:font-name="Liberation Serif1" fo:font-style="normal" fo:font-weight="bold" officeooo:rsid="0043f9e9" officeooo:paragraph-rsid="0043f9e9" style:font-name-asian="SimSun" style:font-style-asian="normal" style:font-weight-asian="bold" style:font-name-complex="Lucida Sans" style:font-style-complex="normal" style:font-weight-complex="bold"/>
    </style:style>
    <style:style style:name="P65" style:family="paragraph" style:parent-style-name="Standard">
      <style:paragraph-properties fo:line-height="150%" fo:text-align="justify" style:justify-single-word="false"/>
      <style:text-properties style:font-name="Liberation Serif1" fo:font-style="normal" fo:font-weight="bold" officeooo:rsid="0043f9e9" officeooo:paragraph-rsid="0043f9e9" style:font-name-asian="SimSun" style:font-style-asian="normal" style:font-weight-asian="bold" style:font-name-complex="Lucida Sans" style:font-style-complex="normal" style:font-weight-complex="bold"/>
    </style:style>
    <style:style style:name="P66" style:family="paragraph" style:parent-style-name="Standard">
      <style:paragraph-properties fo:line-height="150%" fo:text-align="justify" style:justify-single-word="false"/>
      <style:text-properties style:font-name="Liberation Serif1" fo:font-style="normal" fo:font-weight="bold" officeooo:rsid="0045f148" officeooo:paragraph-rsid="0045f148" style:font-name-asian="SimSun" style:font-style-asian="normal" style:font-weight-asian="bold" style:font-name-complex="Lucida Sans" style:font-style-complex="normal" style:font-weight-complex="bold"/>
    </style:style>
    <style:style style:name="P67" style:family="paragraph" style:parent-style-name="Standard">
      <style:paragraph-properties fo:line-height="150%" fo:text-align="justify" style:justify-single-word="false"/>
      <style:text-properties style:font-name="Liberation Serif1" fo:font-style="normal" fo:font-weight="bold" officeooo:rsid="004661ba" officeooo:paragraph-rsid="004661ba" style:font-name-asian="SimSun" style:font-style-asian="normal" style:font-weight-asian="bold" style:font-name-complex="Lucida Sans" style:font-style-complex="normal" style:font-weight-complex="bold"/>
    </style:style>
    <style:style style:name="P68" style:family="paragraph" style:parent-style-name="Standard">
      <style:paragraph-properties fo:text-align="justify" style:justify-single-word="false"/>
      <style:text-properties style:font-name="Liberation Serif1" fo:font-style="normal" fo:font-weight="bold" officeooo:rsid="00505d15" officeooo:paragraph-rsid="00505d15" style:font-name-asian="SimSun" style:font-style-asian="normal" style:font-weight-asian="bold" style:font-name-complex="Lucida Sans" style:font-style-complex="normal" style:font-weight-complex="bold"/>
    </style:style>
    <style:style style:name="P69" style:family="paragraph" style:parent-style-name="Standard">
      <style:paragraph-properties fo:line-height="150%" fo:text-align="justify" style:justify-single-word="false"/>
      <style:text-properties style:font-name="Liberation Serif1" fo:font-style="normal" fo:font-weight="bold" officeooo:rsid="00505d15" officeooo:paragraph-rsid="00505d15" style:font-name-asian="SimSun" style:font-style-asian="normal" style:font-weight-asian="bold" style:font-name-complex="Lucida Sans" style:font-style-complex="normal" style:font-weight-complex="bold"/>
    </style:style>
    <style:style style:name="P70" style:family="paragraph" style:parent-style-name="Standard">
      <style:paragraph-properties fo:line-height="150%" fo:text-align="justify" style:justify-single-word="false"/>
      <style:text-properties style:font-name="Liberation Serif1" fo:font-style="normal" fo:font-weight="bold" officeooo:rsid="00505d15" officeooo:paragraph-rsid="008e7560" style:font-name-asian="SimSun" style:font-style-asian="normal" style:font-weight-asian="bold" style:font-name-complex="Lucida Sans" style:font-style-complex="normal" style:font-weight-complex="bold"/>
    </style:style>
    <style:style style:name="P71" style:family="paragraph" style:parent-style-name="Standard">
      <style:paragraph-properties fo:line-height="150%" fo:text-align="justify" style:justify-single-word="false"/>
      <style:text-properties style:font-name="Liberation Serif1" fo:font-style="normal" fo:font-weight="bold" officeooo:rsid="00523581" officeooo:paragraph-rsid="0057102b" style:font-name-asian="SimSun" style:font-style-asian="normal" style:font-weight-asian="bold" style:font-name-complex="Lucida Sans" style:font-style-complex="normal" style:font-weight-complex="bold"/>
    </style:style>
    <style:style style:name="P72" style:family="paragraph" style:parent-style-name="Standard">
      <style:paragraph-properties fo:line-height="150%" fo:text-align="justify" style:justify-single-word="false"/>
      <style:text-properties style:font-name="Liberation Serif1" fo:font-style="normal" fo:font-weight="bold" officeooo:rsid="0057102b" officeooo:paragraph-rsid="0057102b" style:font-name-asian="SimSun" style:font-style-asian="normal" style:font-weight-asian="bold" style:font-name-complex="Lucida Sans" style:font-style-complex="normal" style:font-weight-complex="bold"/>
    </style:style>
    <style:style style:name="P73" style:family="paragraph" style:parent-style-name="Standard">
      <style:paragraph-properties fo:line-height="150%" fo:text-align="justify" style:justify-single-word="false"/>
      <style:text-properties style:font-name="Liberation Serif1" fo:font-style="normal" fo:font-weight="bold" officeooo:rsid="0058b16b" officeooo:paragraph-rsid="0058b16b" style:font-name-asian="SimSun" style:font-style-asian="normal" style:font-weight-asian="bold" style:font-name-complex="Lucida Sans" style:font-style-complex="normal" style:font-weight-complex="bold"/>
    </style:style>
    <style:style style:name="P74" style:family="paragraph" style:parent-style-name="Standard">
      <style:paragraph-properties fo:text-align="justify" style:justify-single-word="false"/>
      <style:text-properties style:font-name="Liberation Serif1" fo:font-style="normal" fo:font-weight="bold" officeooo:rsid="005ba8ab" officeooo:paragraph-rsid="005d58d0" style:font-name-asian="SimSun" style:font-style-asian="normal" style:font-weight-asian="bold" style:font-name-complex="Lucida Sans" style:font-style-complex="normal" style:font-weight-complex="bold"/>
    </style:style>
    <style:style style:name="P75" style:family="paragraph" style:parent-style-name="Standard">
      <style:paragraph-properties fo:line-height="115%" fo:text-align="justify" style:justify-single-word="false"/>
      <style:text-properties style:font-name="Liberation Serif1" fo:font-style="normal" fo:font-weight="bold" officeooo:rsid="005ba8ab" officeooo:paragraph-rsid="005ba8ab" style:font-name-asian="SimSun" style:font-style-asian="normal" style:font-weight-asian="bold" style:font-name-complex="Lucida Sans" style:font-style-complex="normal" style:font-weight-complex="bold"/>
    </style:style>
    <style:style style:name="P76" style:family="paragraph" style:parent-style-name="Standard">
      <style:paragraph-properties fo:line-height="115%" fo:text-align="justify" style:justify-single-word="false"/>
      <style:text-properties style:font-name="Liberation Serif1" fo:font-style="normal" fo:font-weight="bold" officeooo:rsid="005be6f6" officeooo:paragraph-rsid="005be6f6" style:font-name-asian="SimSun" style:font-style-asian="normal" style:font-weight-asian="bold" style:font-name-complex="Lucida Sans" style:font-style-complex="normal" style:font-weight-complex="bold"/>
    </style:style>
    <style:style style:name="P77" style:family="paragraph" style:parent-style-name="Standard">
      <style:paragraph-properties fo:line-height="150%" fo:text-align="justify" style:justify-single-word="false"/>
      <style:text-properties style:font-name="Liberation Serif1" fo:font-style="normal" fo:font-weight="bold" officeooo:rsid="00427ddd" officeooo:paragraph-rsid="00427ddd" style:font-name-asian="SimSun" style:font-style-asian="normal" style:font-weight-asian="bold" style:font-name-complex="Lucida Sans" style:font-style-complex="normal" style:font-weight-complex="bold"/>
    </style:style>
    <style:style style:name="P78" style:family="paragraph" style:parent-style-name="Standard">
      <style:paragraph-properties fo:line-height="150%" fo:text-align="justify" style:justify-single-word="false"/>
      <style:text-properties style:font-name="Liberation Serif1" fo:font-style="normal" fo:font-weight="bold" officeooo:rsid="004f1017" officeooo:paragraph-rsid="00505d15" style:font-name-asian="SimSun" style:font-style-asian="normal" style:font-weight-asian="bold" style:font-name-complex="Lucida Sans" style:font-style-complex="normal" style:font-weight-complex="bold"/>
    </style:style>
    <style:style style:name="P79" style:family="paragraph" style:parent-style-name="Standard">
      <style:paragraph-properties fo:line-height="150%" fo:text-align="justify" style:justify-single-word="false"/>
      <style:text-properties style:font-name="Liberation Serif1" fo:font-style="normal" fo:font-weight="bold" officeooo:rsid="0046c620" officeooo:paragraph-rsid="00bab9d2" style:font-name-asian="SimSun" style:font-style-asian="normal" style:font-weight-asian="bold" style:font-name-complex="Lucida Sans" style:font-style-complex="normal" style:font-weight-complex="bold"/>
    </style:style>
    <style:style style:name="P80" style:family="paragraph" style:parent-style-name="Standard">
      <style:paragraph-properties fo:text-align="justify" style:justify-single-word="false"/>
      <style:text-properties style:font-name="Liberation Serif1" fo:font-size="12pt" fo:font-style="normal" style:text-underline-style="none" fo:font-weight="normal" officeooo:rsid="00363b5b" officeooo:paragraph-rsid="0035fe73" style:font-name-asian="SimSun" style:font-size-asian="10.5pt" style:font-style-asian="normal" style:font-weight-asian="normal" style:font-name-complex="Lucida Sans" style:font-size-complex="12pt" style:font-style-complex="normal" style:font-weight-complex="normal"/>
    </style:style>
    <style:style style:name="P81" style:family="paragraph" style:parent-style-name="Standard">
      <style:paragraph-properties fo:text-align="justify" style:justify-single-word="false"/>
      <style:text-properties style:font-name="Liberation Serif1" fo:font-size="12pt" fo:font-style="normal" style:text-underline-style="none" fo:font-weight="normal" officeooo:rsid="00395aa9" officeooo:paragraph-rsid="0038a0f9" style:font-name-asian="SimSun" style:font-size-asian="10.5pt" style:font-style-asian="normal" style:font-weight-asian="normal" style:font-name-complex="Lucida Sans" style:font-size-complex="12pt" style:font-style-complex="normal" style:font-weight-complex="normal"/>
    </style:style>
    <style:style style:name="P82"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395aa9" officeooo:paragraph-rsid="0038a0f9" style:font-name-asian="SimSun" style:font-size-asian="10.5pt" style:font-style-asian="normal" style:font-weight-asian="normal" style:font-name-complex="Lucida Sans" style:font-size-complex="12pt" style:font-style-complex="normal" style:font-weight-complex="normal"/>
    </style:style>
    <style:style style:name="P83" style:family="paragraph" style:parent-style-name="Standard">
      <style:paragraph-properties fo:text-align="justify" style:justify-single-word="false"/>
      <style:text-properties style:font-name="Liberation Serif1" fo:font-size="12pt" fo:font-style="normal" style:text-underline-style="none" fo:font-weight="normal" officeooo:rsid="00395f84" officeooo:paragraph-rsid="00395aa9" style:font-name-asian="SimSun" style:font-size-asian="10.5pt" style:font-style-asian="normal" style:font-weight-asian="normal" style:font-name-complex="Lucida Sans" style:font-size-complex="12pt" style:font-style-complex="normal" style:font-weight-complex="normal"/>
    </style:style>
    <style:style style:name="P84" style:family="paragraph" style:parent-style-name="Standard">
      <style:paragraph-properties fo:text-align="justify" style:justify-single-word="false"/>
      <style:text-properties style:font-name="Liberation Serif1" fo:font-size="12pt" fo:font-style="normal" style:text-underline-style="none" fo:font-weight="normal" officeooo:rsid="003c17b2" officeooo:paragraph-rsid="003b3239" style:font-name-asian="SimSun" style:font-size-asian="10.5pt" style:font-style-asian="normal" style:font-weight-asian="normal" style:font-name-complex="Lucida Sans" style:font-size-complex="12pt" style:font-style-complex="normal" style:font-weight-complex="normal"/>
    </style:style>
    <style:style style:name="P85" style:family="paragraph" style:parent-style-name="Standard">
      <style:paragraph-properties fo:text-align="justify" style:justify-single-word="false"/>
      <style:text-properties style:font-name="Liberation Serif1" fo:font-size="12pt" fo:font-style="normal" style:text-underline-style="none" fo:font-weight="normal" officeooo:rsid="004118a3" officeooo:paragraph-rsid="004118a3" style:font-name-asian="SimSun" style:font-size-asian="10.5pt" style:font-style-asian="normal" style:font-weight-asian="normal" style:font-name-complex="Lucida Sans" style:font-size-complex="12pt" style:font-style-complex="normal" style:font-weight-complex="normal"/>
    </style:style>
    <style:style style:name="P86" style:family="paragraph" style:parent-style-name="Standard">
      <style:paragraph-properties fo:text-align="justify" style:justify-single-word="false"/>
      <style:text-properties style:font-name="Liberation Serif1" fo:font-size="12pt" fo:font-style="normal" style:text-underline-style="none" fo:font-weight="normal" officeooo:rsid="0043f9e9" officeooo:paragraph-rsid="0043f9e9" style:font-name-asian="SimSun" style:font-size-asian="10.5pt" style:font-style-asian="normal" style:font-weight-asian="normal" style:font-name-complex="Lucida Sans" style:font-size-complex="12pt" style:font-style-complex="normal" style:font-weight-complex="normal"/>
    </style:style>
    <style:style style:name="P87" style:family="paragraph" style:parent-style-name="Standard">
      <style:paragraph-properties fo:text-align="justify" style:justify-single-word="false"/>
      <style:text-properties style:font-name="Liberation Serif1" fo:font-size="12pt" fo:font-style="normal" style:text-underline-style="none" fo:font-weight="normal" officeooo:rsid="0043f9e9" officeooo:paragraph-rsid="0045f148" style:font-name-asian="SimSun" style:font-size-asian="10.5pt" style:font-style-asian="normal" style:font-weight-asian="normal" style:font-name-complex="Lucida Sans" style:font-size-complex="12pt" style:font-style-complex="normal" style:font-weight-complex="normal"/>
    </style:style>
    <style:style style:name="P88" style:family="paragraph" style:parent-style-name="Standard">
      <style:paragraph-properties fo:text-align="justify" style:justify-single-word="false"/>
      <style:text-properties style:font-name="Liberation Serif1" fo:font-size="12pt" fo:font-style="normal" style:text-underline-style="none" fo:font-weight="normal" officeooo:rsid="004464d2" officeooo:paragraph-rsid="0043f9e9" style:font-name-asian="SimSun" style:font-size-asian="10.5pt" style:font-style-asian="normal" style:font-weight-asian="normal" style:font-name-complex="Lucida Sans" style:font-size-complex="12pt" style:font-style-complex="normal" style:font-weight-complex="normal"/>
    </style:style>
    <style:style style:name="P89"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427ddd" officeooo:paragraph-rsid="00427ddd" style:font-name-asian="SimSun" style:font-size-asian="10.5pt" style:font-style-asian="normal" style:font-weight-asian="normal" style:font-name-complex="Lucida Sans" style:font-size-complex="12pt" style:font-style-complex="normal" style:font-weight-complex="normal"/>
    </style:style>
    <style:style style:name="P90" style:family="paragraph" style:parent-style-name="Standard">
      <style:paragraph-properties fo:text-align="justify" style:justify-single-word="false"/>
      <style:text-properties style:font-name="Liberation Serif1" fo:font-size="12pt" fo:font-style="normal" style:text-underline-style="none" fo:font-weight="normal" officeooo:rsid="001ca9f9" officeooo:paragraph-rsid="00363b5b" style:font-name-asian="SimSun" style:font-size-asian="10.5pt" style:font-style-asian="normal" style:font-weight-asian="normal" style:font-name-complex="Lucida Sans" style:font-size-complex="12pt" style:font-style-complex="normal" style:font-weight-complex="normal"/>
    </style:style>
    <style:style style:name="P91" style:family="paragraph" style:parent-style-name="Standard">
      <style:paragraph-properties fo:text-align="justify" style:justify-single-word="false"/>
      <style:text-properties style:font-name="Liberation Serif1" fo:font-size="12pt" fo:font-style="normal" style:text-underline-style="none" fo:font-weight="normal" officeooo:rsid="001ca9f9" officeooo:paragraph-rsid="0038a0f9" style:font-name-asian="SimSun" style:font-size-asian="10.5pt" style:font-style-asian="normal" style:font-weight-asian="normal" style:font-name-complex="Lucida Sans" style:font-size-complex="12pt" style:font-style-complex="normal" style:font-weight-complex="normal"/>
    </style:style>
    <style:style style:name="P92" style:family="paragraph" style:parent-style-name="Standard">
      <style:paragraph-properties fo:text-align="justify" style:justify-single-word="false"/>
      <style:text-properties style:font-name="Liberation Serif1" fo:font-size="12pt" fo:font-style="normal" style:text-underline-style="none" fo:font-weight="normal" officeooo:rsid="001ca9f9" officeooo:paragraph-rsid="003b3239" style:font-name-asian="SimSun" style:font-size-asian="10.5pt" style:font-style-asian="normal" style:font-weight-asian="normal" style:font-name-complex="Lucida Sans" style:font-size-complex="12pt" style:font-style-complex="normal" style:font-weight-complex="normal"/>
    </style:style>
    <style:style style:name="P93" style:family="paragraph" style:parent-style-name="Standard">
      <style:paragraph-properties fo:text-align="justify" style:justify-single-word="false"/>
      <style:text-properties style:font-name="Liberation Serif1" fo:font-size="12pt" fo:font-style="normal" style:text-underline-style="none" fo:font-weight="normal" officeooo:rsid="001ca9f9" officeooo:paragraph-rsid="004118a3" style:font-name-asian="SimSun" style:font-size-asian="10.5pt" style:font-style-asian="normal" style:font-weight-asian="normal" style:font-name-complex="Lucida Sans" style:font-size-complex="12pt" style:font-style-complex="normal" style:font-weight-complex="normal"/>
    </style:style>
    <style:style style:name="P94" style:family="paragraph" style:parent-style-name="Standard">
      <style:paragraph-properties fo:text-align="justify" style:justify-single-word="false"/>
      <style:text-properties style:font-name="Liberation Serif1" fo:font-size="12pt" fo:font-style="normal" style:text-underline-style="none" fo:font-weight="normal" officeooo:rsid="001ca9f9" officeooo:paragraph-rsid="0043f9e9" style:font-name-asian="SimSun" style:font-size-asian="10.5pt" style:font-style-asian="normal" style:font-weight-asian="normal" style:font-name-complex="Lucida Sans" style:font-size-complex="12pt" style:font-style-complex="normal" style:font-weight-complex="normal"/>
    </style:style>
    <style:style style:name="P95"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869ec0" officeooo:paragraph-rsid="0043f9e9" style:font-name-asian="SimSun" style:font-size-asian="10.5pt" style:font-style-asian="normal" style:font-weight-asian="normal" style:font-name-complex="Lucida Sans" style:font-size-complex="12pt" style:font-style-complex="normal" style:font-weight-complex="normal"/>
    </style:style>
    <style:style style:name="P96" style:family="paragraph" style:parent-style-name="Standard">
      <style:paragraph-properties fo:text-align="justify" style:justify-single-word="false"/>
      <style:text-properties style:font-name="Liberation Serif1" fo:font-size="12pt" fo:font-style="normal" style:text-underline-style="none" fo:font-weight="normal" officeooo:rsid="004118a3" officeooo:paragraph-rsid="003d360c" style:font-name-asian="Liberation Serif1" style:font-size-asian="10.5pt" style:font-style-asian="normal" style:font-weight-asian="normal" style:font-name-complex="Liberation Serif1" style:font-size-complex="12pt" style:font-style-complex="normal" style:font-weight-complex="normal"/>
    </style:style>
    <style:style style:name="P97" style:family="paragraph" style:parent-style-name="Standard">
      <style:paragraph-properties fo:text-align="justify" style:justify-single-word="false"/>
      <style:text-properties style:font-name="Liberation Serif1" fo:font-size="12pt" fo:font-style="normal" style:text-underline-style="none" fo:font-weight="normal" officeooo:rsid="004818fc" officeooo:paragraph-rsid="0046c620" style:font-name-asian="Liberation Serif1" style:font-size-asian="10.5pt" style:font-style-asian="normal" style:font-weight-asian="normal" style:font-name-complex="Liberation Serif1" style:font-size-complex="12pt" style:font-style-complex="normal" style:font-weight-complex="normal"/>
    </style:style>
    <style:style style:name="P98"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4818fc" officeooo:paragraph-rsid="004818fc" style:font-name-asian="Liberation Serif1" style:font-size-asian="10.5pt" style:font-style-asian="normal" style:font-weight-asian="normal" style:font-name-complex="Liberation Serif1" style:font-size-complex="12pt" style:font-style-complex="normal" style:font-weight-complex="normal"/>
    </style:style>
    <style:style style:name="P99" style:family="paragraph" style:parent-style-name="Standard">
      <style:paragraph-properties fo:text-align="justify" style:justify-single-word="false"/>
      <style:text-properties style:font-name="Liberation Serif1" fo:font-size="12pt" fo:font-style="normal" style:text-underline-style="none" fo:font-weight="normal" officeooo:rsid="004aa679" officeooo:paragraph-rsid="0048ab49" style:font-name-asian="Liberation Serif1" style:font-size-asian="10.5pt" style:font-style-asian="normal" style:font-weight-asian="normal" style:font-name-complex="Liberation Serif1" style:font-size-complex="12pt" style:font-style-complex="normal" style:font-weight-complex="normal"/>
    </style:style>
    <style:style style:name="P100"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4aa679" officeooo:paragraph-rsid="0048ab49" style:font-name-asian="Liberation Serif1" style:font-size-asian="10.5pt" style:font-style-asian="normal" style:font-weight-asian="normal" style:font-name-complex="Liberation Serif1" style:font-size-complex="12pt" style:font-style-complex="normal" style:font-weight-complex="normal"/>
    </style:style>
    <style:style style:name="P101" style:family="paragraph" style:parent-style-name="Standard">
      <style:paragraph-properties fo:text-align="justify" style:justify-single-word="false"/>
      <style:text-properties style:font-name="Liberation Serif1" fo:font-size="12pt" fo:font-style="normal" style:text-underline-style="none" fo:font-weight="normal" officeooo:rsid="0058b16b" officeooo:paragraph-rsid="0057102b" style:font-name-asian="Liberation Serif1" style:font-size-asian="10.5pt" style:font-style-asian="normal" style:font-weight-asian="normal" style:font-name-complex="Liberation Serif1" style:font-size-complex="12pt" style:font-style-complex="normal" style:font-weight-complex="normal"/>
    </style:style>
    <style:style style:name="P102" style:family="paragraph" style:parent-style-name="Standard">
      <style:paragraph-properties fo:text-align="justify" style:justify-single-word="false"/>
      <style:text-properties style:font-name="Liberation Serif1" fo:font-size="12pt" fo:font-style="normal" style:text-underline-style="none" fo:font-weight="normal" officeooo:rsid="005a522b" officeooo:paragraph-rsid="0058b16b" style:font-name-asian="Liberation Serif1" style:font-size-asian="10.5pt" style:font-style-asian="normal" style:font-weight-asian="normal" style:font-name-complex="Liberation Serif1" style:font-size-complex="12pt" style:font-style-complex="normal" style:font-weight-complex="normal"/>
    </style:style>
    <style:style style:name="P103"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5a522b" officeooo:paragraph-rsid="0058b16b" style:font-name-asian="Liberation Serif1" style:font-size-asian="10.5pt" style:font-style-asian="normal" style:font-weight-asian="normal" style:font-name-complex="Liberation Serif1" style:font-size-complex="12pt" style:font-style-complex="normal" style:font-weight-complex="normal"/>
    </style:style>
    <style:style style:name="P104" style:family="paragraph" style:parent-style-name="Standard">
      <style:paragraph-properties fo:text-align="justify" style:justify-single-word="false"/>
      <style:text-properties style:font-name="Liberation Serif1" fo:font-size="12pt" fo:font-style="normal" style:text-underline-style="none" fo:font-weight="normal" officeooo:rsid="005c5820" officeooo:paragraph-rsid="005c5820" style:font-name-asian="Liberation Serif1" style:font-size-asian="10.5pt" style:font-style-asian="normal" style:font-weight-asian="normal" style:font-name-complex="Liberation Serif1" style:font-size-complex="12pt" style:font-style-complex="normal" style:font-weight-complex="normal"/>
    </style:style>
    <style:style style:name="P105" style:family="paragraph" style:parent-style-name="Standard">
      <style:paragraph-properties fo:text-align="justify" style:justify-single-word="false"/>
      <style:text-properties style:font-name="Liberation Serif1" fo:font-size="12pt" fo:font-style="normal" style:text-underline-style="none" fo:font-weight="normal" officeooo:rsid="005c5820" officeooo:paragraph-rsid="005d58d0" style:font-name-asian="Liberation Serif1" style:font-size-asian="10.5pt" style:font-style-asian="normal" style:font-weight-asian="normal" style:font-name-complex="Liberation Serif1" style:font-size-complex="12pt" style:font-style-complex="normal" style:font-weight-complex="normal"/>
    </style:style>
    <style:style style:name="P106" style:family="paragraph" style:parent-style-name="Standard">
      <style:paragraph-properties fo:text-align="justify" style:justify-single-word="false"/>
      <style:text-properties style:font-name="Liberation Serif1" fo:font-size="12pt" fo:font-style="normal" style:text-underline-style="none" fo:font-weight="normal" officeooo:rsid="005d58d0" officeooo:paragraph-rsid="005d58d0" style:font-name-asian="Liberation Serif1" style:font-size-asian="10.5pt" style:font-style-asian="normal" style:font-weight-asian="normal" style:font-name-complex="Liberation Serif1" style:font-size-complex="12pt" style:font-style-complex="normal" style:font-weight-complex="normal"/>
    </style:style>
    <style:style style:name="P107" style:family="paragraph" style:parent-style-name="Standard">
      <style:paragraph-properties fo:text-align="justify" style:justify-single-word="false"/>
      <style:text-properties style:font-name="Liberation Serif1" fo:font-size="12pt" fo:font-style="normal" style:text-underline-style="none" fo:font-weight="normal" officeooo:rsid="005f9633" officeooo:paragraph-rsid="005f9633" style:font-name-asian="Liberation Serif1" style:font-size-asian="10.5pt" style:font-style-asian="normal" style:font-weight-asian="normal" style:font-name-complex="Liberation Serif1" style:font-size-complex="12pt" style:font-style-complex="normal" style:font-weight-complex="normal"/>
    </style:style>
    <style:style style:name="P108" style:family="paragraph" style:parent-style-name="Standard">
      <style:paragraph-properties fo:text-align="justify" style:justify-single-word="false"/>
      <style:text-properties style:font-name="Liberation Serif1" fo:font-size="12pt" fo:font-style="normal" style:text-underline-style="none" fo:font-weight="normal" officeooo:rsid="005f9633" officeooo:paragraph-rsid="005f3790" style:font-name-asian="Liberation Serif1" style:font-size-asian="10.5pt" style:font-style-asian="normal" style:font-weight-asian="normal" style:font-name-complex="Liberation Serif1" style:font-size-complex="12pt" style:font-style-complex="normal" style:font-weight-complex="normal"/>
    </style:style>
    <style:style style:name="P109" style:family="paragraph" style:parent-style-name="Standard">
      <style:paragraph-properties fo:text-align="justify" style:justify-single-word="false"/>
      <style:text-properties style:font-name="Liberation Serif1" fo:font-size="12pt" fo:font-style="normal" style:text-underline-style="none" fo:font-weight="normal" officeooo:rsid="005f9633" officeooo:paragraph-rsid="00616191" style:font-name-asian="Liberation Serif1" style:font-size-asian="10.5pt" style:font-style-asian="normal" style:font-weight-asian="normal" style:font-name-complex="Liberation Serif1" style:font-size-complex="12pt" style:font-style-complex="normal" style:font-weight-complex="normal"/>
    </style:style>
    <style:style style:name="P110"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5f9633" officeooo:paragraph-rsid="005f9633" style:font-name-asian="Liberation Serif1" style:font-size-asian="10.5pt" style:font-style-asian="normal" style:font-weight-asian="normal" style:font-name-complex="Liberation Serif1" style:font-size-complex="12pt" style:font-style-complex="normal" style:font-weight-complex="normal"/>
    </style:style>
    <style:style style:name="P111" style:family="paragraph" style:parent-style-name="Standard">
      <style:paragraph-properties fo:text-align="justify" style:justify-single-word="false"/>
      <style:text-properties style:font-name="Liberation Serif1" fo:font-size="12pt" fo:font-style="normal" style:text-underline-style="none" fo:font-weight="normal" officeooo:rsid="006070f6" officeooo:paragraph-rsid="006070f6" style:font-name-asian="Liberation Serif1" style:font-size-asian="10.5pt" style:font-style-asian="normal" style:font-weight-asian="normal" style:font-name-complex="Liberation Serif1" style:font-size-complex="12pt" style:font-style-complex="normal" style:font-weight-complex="normal"/>
    </style:style>
    <style:style style:name="P112" style:family="paragraph" style:parent-style-name="Standard">
      <style:paragraph-properties fo:text-align="justify" style:justify-single-word="false"/>
      <style:text-properties style:font-name="Liberation Serif1" fo:font-size="12pt" fo:font-style="normal" style:text-underline-style="none" fo:font-weight="normal" officeooo:rsid="00616191" officeooo:paragraph-rsid="00616191" style:font-name-asian="Liberation Serif1" style:font-size-asian="10.5pt" style:font-style-asian="normal" style:font-weight-asian="normal" style:font-name-complex="Liberation Serif1" style:font-size-complex="12pt" style:font-style-complex="normal" style:font-weight-complex="normal"/>
    </style:style>
    <style:style style:name="P113" style:family="paragraph" style:parent-style-name="Standard">
      <style:paragraph-properties fo:text-align="justify" style:justify-single-word="false"/>
      <style:text-properties style:font-name="Liberation Serif1" fo:font-size="12pt" fo:font-style="normal" style:text-underline-style="none" fo:font-weight="normal" officeooo:rsid="0069a8bf" officeooo:paragraph-rsid="0069a8bf" style:font-name-asian="Liberation Serif1" style:font-size-asian="10.5pt" style:font-style-asian="normal" style:font-weight-asian="normal" style:font-name-complex="Liberation Serif1" style:font-size-complex="12pt" style:font-style-complex="normal" style:font-weight-complex="normal"/>
    </style:style>
    <style:style style:name="P114"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69a8bf" officeooo:paragraph-rsid="00663594" style:font-name-asian="Liberation Serif1" style:font-size-asian="10.5pt" style:font-style-asian="normal" style:font-weight-asian="normal" style:font-name-complex="Liberation Serif1" style:font-size-complex="12pt" style:font-style-complex="normal" style:font-weight-complex="normal"/>
    </style:style>
    <style:style style:name="P115"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69a8bf" officeooo:paragraph-rsid="0069a8bf" style:font-name-asian="Liberation Serif1" style:font-size-asian="10.5pt" style:font-style-asian="normal" style:font-weight-asian="normal" style:font-name-complex="Liberation Serif1" style:font-size-complex="12pt" style:font-style-complex="normal" style:font-weight-complex="normal"/>
    </style:style>
    <style:style style:name="P116" style:family="paragraph" style:parent-style-name="Standard">
      <style:paragraph-properties fo:text-align="justify" style:justify-single-word="false"/>
      <style:text-properties style:font-name="Liberation Serif1" fo:font-size="12pt" fo:font-style="normal" style:text-underline-style="none" fo:font-weight="normal" officeooo:rsid="006b9e69" officeooo:paragraph-rsid="0069a8bf" style:font-name-asian="Liberation Serif1" style:font-size-asian="10.5pt" style:font-style-asian="normal" style:font-weight-asian="normal" style:font-name-complex="Liberation Serif1" style:font-size-complex="12pt" style:font-style-complex="normal" style:font-weight-complex="normal"/>
    </style:style>
    <style:style style:name="P117"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6b9e69" officeooo:paragraph-rsid="0069a8bf" style:font-name-asian="Liberation Serif1" style:font-size-asian="10.5pt" style:font-style-asian="normal" style:font-weight-asian="normal" style:font-name-complex="Liberation Serif1" style:font-size-complex="12pt" style:font-style-complex="normal" style:font-weight-complex="normal"/>
    </style:style>
    <style:style style:name="P118" style:family="paragraph" style:parent-style-name="Standard">
      <style:paragraph-properties fo:text-align="justify" style:justify-single-word="false"/>
      <style:text-properties style:font-name="Liberation Serif1" fo:font-size="12pt" fo:font-style="normal" style:text-underline-style="none" fo:font-weight="normal" officeooo:rsid="006cd382" officeooo:paragraph-rsid="006cd382" style:font-name-asian="Liberation Serif1" style:font-size-asian="10.5pt" style:font-style-asian="normal" style:font-weight-asian="normal" style:font-name-complex="Liberation Serif1" style:font-size-complex="12pt" style:font-style-complex="normal" style:font-weight-complex="normal"/>
    </style:style>
    <style:style style:name="P119" style:family="paragraph" style:parent-style-name="Standard">
      <style:paragraph-properties fo:text-align="justify" style:justify-single-word="false"/>
      <style:text-properties style:font-name="Liberation Serif1" fo:font-size="12pt" fo:font-style="normal" style:text-underline-style="none" fo:font-weight="normal" officeooo:rsid="006e1133" officeooo:paragraph-rsid="006e1133" style:font-name-asian="Liberation Serif1" style:font-size-asian="10.5pt" style:font-style-asian="normal" style:font-weight-asian="normal" style:font-name-complex="Liberation Serif1" style:font-size-complex="12pt" style:font-style-complex="normal" style:font-weight-complex="normal"/>
    </style:style>
    <style:style style:name="P120"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6e1133" officeooo:paragraph-rsid="006e1133" style:font-name-asian="Liberation Serif1" style:font-size-asian="10.5pt" style:font-style-asian="normal" style:font-weight-asian="normal" style:font-name-complex="Liberation Serif1" style:font-size-complex="12pt" style:font-style-complex="normal" style:font-weight-complex="normal"/>
    </style:style>
    <style:style style:name="P121"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6e1133" officeooo:paragraph-rsid="006cd382" style:font-name-asian="Liberation Serif1" style:font-size-asian="10.5pt" style:font-style-asian="normal" style:font-weight-asian="normal" style:font-name-complex="Liberation Serif1" style:font-size-complex="12pt" style:font-style-complex="normal" style:font-weight-complex="normal"/>
    </style:style>
    <style:style style:name="P122" style:family="paragraph" style:parent-style-name="Standard">
      <style:paragraph-properties fo:text-align="justify" style:justify-single-word="false"/>
      <style:text-properties style:font-name="Liberation Serif1" fo:font-size="12pt" fo:font-style="normal" style:text-underline-style="none" fo:font-weight="normal" officeooo:rsid="0070c73a" officeooo:paragraph-rsid="0070c73a" style:font-name-asian="Liberation Serif1" style:font-size-asian="10.5pt" style:font-style-asian="normal" style:font-weight-asian="normal" style:font-name-complex="Liberation Serif1" style:font-size-complex="12pt" style:font-style-complex="normal" style:font-weight-complex="normal"/>
    </style:style>
    <style:style style:name="P123"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38a0f9" officeooo:paragraph-rsid="00363b5b" style:font-name-asian="Liberation Serif1" style:font-size-asian="10.5pt" style:font-style-asian="normal" style:font-weight-asian="normal" style:font-name-complex="Liberation Serif1" style:font-size-complex="12pt" style:font-style-complex="normal" style:font-weight-complex="normal"/>
    </style:style>
    <style:style style:name="P124" style:family="paragraph" style:parent-style-name="Standard">
      <style:paragraph-properties fo:line-height="115%" fo:text-align="justify" style:justify-single-word="false"/>
      <style:text-properties style:font-name="Liberation Serif1" fo:font-size="12pt" fo:font-style="normal" style:text-underline-style="none" fo:font-weight="normal" officeooo:rsid="004661ba" officeooo:paragraph-rsid="0045f148" style:font-name-asian="Liberation Serif1" style:font-size-asian="10.5pt" style:font-style-asian="normal" style:font-weight-asian="normal" style:font-name-complex="Liberation Serif1" style:font-size-complex="12pt" style:font-style-complex="normal" style:font-weight-complex="normal"/>
    </style:style>
    <style:style style:name="P125"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4c3ecd" officeooo:paragraph-rsid="004c3ecd" style:font-name-asian="Liberation Serif1" style:font-size-asian="10.5pt" style:font-style-asian="normal" style:font-weight-asian="normal" style:font-name-complex="Liberation Serif1" style:font-size-complex="12pt" style:font-style-complex="normal" style:font-weight-complex="normal"/>
    </style:style>
    <style:style style:name="P126"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523581" officeooo:paragraph-rsid="00505d15" style:font-name-asian="Liberation Serif1" style:font-size-asian="10.5pt" style:font-style-asian="normal" style:font-weight-asian="normal" style:font-name-complex="Liberation Serif1" style:font-size-complex="12pt" style:font-style-complex="normal" style:font-weight-complex="normal"/>
    </style:style>
    <style:style style:name="P127"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5432c1" officeooo:paragraph-rsid="0057102b" style:font-name-asian="Liberation Serif1" style:font-size-asian="10.5pt" style:font-style-asian="normal" style:font-weight-asian="normal" style:font-name-complex="Liberation Serif1" style:font-size-complex="12pt" style:font-style-complex="normal" style:font-weight-complex="normal"/>
    </style:style>
    <style:style style:name="P128" style:family="paragraph" style:parent-style-name="Standard">
      <style:paragraph-properties fo:text-align="justify" style:justify-single-word="false"/>
      <style:text-properties style:font-name="Liberation Serif1" fo:font-size="12pt" fo:font-style="normal" style:text-underline-style="none" fo:font-weight="normal" officeooo:rsid="0043f9e9" officeooo:paragraph-rsid="004661ba" style:font-name-asian="Liberation Serif1" style:font-size-asian="10.5pt" style:font-style-asian="normal" style:font-weight-asian="normal" style:font-name-complex="Liberation Serif1" style:font-size-complex="12pt" style:font-style-complex="normal" style:font-weight-complex="normal"/>
    </style:style>
    <style:style style:name="P129" style:family="paragraph" style:parent-style-name="Standard">
      <style:paragraph-properties fo:text-align="justify" style:justify-single-word="false"/>
      <style:text-properties style:font-name="Liberation Serif1" fo:font-size="12pt" fo:font-style="normal" style:text-underline-style="none" fo:font-weight="normal" officeooo:rsid="00505d15" officeooo:paragraph-rsid="00505d15" style:font-name-asian="Liberation Serif1" style:font-size-asian="10.5pt" style:font-style-asian="normal" style:font-weight-asian="normal" style:font-name-complex="Liberation Serif1" style:font-size-complex="12pt" style:font-style-complex="normal" style:font-weight-complex="normal"/>
    </style:style>
    <style:style style:name="P130" style:family="paragraph" style:parent-style-name="Standard">
      <style:paragraph-properties fo:line-height="115%" fo:text-align="justify" style:justify-single-word="false"/>
      <style:text-properties style:font-name="Liberation Serif1" fo:font-size="12pt" fo:font-style="normal" style:text-underline-style="none" fo:font-weight="normal" officeooo:rsid="005ba8ab" officeooo:paragraph-rsid="005ba8ab" style:font-name-asian="Liberation Serif1" style:font-size-asian="10.5pt" style:font-style-asian="normal" style:font-weight-asian="normal" style:font-name-complex="Liberation Serif1" style:font-size-complex="12pt" style:font-style-complex="normal" style:font-weight-complex="normal"/>
    </style:style>
    <style:style style:name="P131" style:family="paragraph" style:parent-style-name="Standard">
      <style:paragraph-properties fo:line-height="115%" fo:text-align="justify" style:justify-single-word="false"/>
      <style:text-properties style:font-name="Liberation Serif1" fo:font-size="12pt" fo:font-style="normal" style:text-underline-style="none" fo:font-weight="normal" officeooo:rsid="005be6f6" officeooo:paragraph-rsid="005be6f6" style:font-name-asian="Liberation Serif1" style:font-size-asian="10.5pt" style:font-style-asian="normal" style:font-weight-asian="normal" style:font-name-complex="Liberation Serif1" style:font-size-complex="12pt" style:font-style-complex="normal" style:font-weight-complex="normal"/>
    </style:style>
    <style:style style:name="P132" style:family="paragraph" style:parent-style-name="Standard">
      <style:paragraph-properties fo:line-height="115%" fo:text-align="justify" style:justify-single-word="false"/>
      <style:text-properties style:font-name="Liberation Serif1" fo:font-size="12pt" fo:font-style="normal" style:text-underline-style="none" fo:font-weight="normal" officeooo:rsid="005be6f6" officeooo:paragraph-rsid="005ba8ab" style:font-name-asian="Liberation Serif1" style:font-size-asian="10.5pt" style:font-style-asian="normal" style:font-weight-asian="normal" style:font-name-complex="Liberation Serif1" style:font-size-complex="12pt" style:font-style-complex="normal" style:font-weight-complex="normal"/>
    </style:style>
    <style:style style:name="P133"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7507ca" officeooo:paragraph-rsid="00748b7d" style:font-name-asian="Liberation Serif1" style:font-size-asian="10.5pt" style:font-style-asian="normal" style:font-weight-asian="normal" style:font-name-complex="Liberation Serif1" style:font-size-complex="12pt" style:font-style-complex="normal" style:font-weight-complex="normal"/>
    </style:style>
    <style:style style:name="P134" style:family="paragraph" style:parent-style-name="Standard">
      <style:paragraph-properties fo:line-height="115%" fo:text-align="justify" style:justify-single-word="false"/>
      <style:text-properties style:font-name="Liberation Serif1" fo:font-size="12pt" fo:font-style="normal" style:text-underline-style="none" fo:font-weight="normal" officeooo:rsid="007507ca" officeooo:paragraph-rsid="00748b7d" style:font-name-asian="Liberation Serif1" style:font-size-asian="10.5pt" style:font-style-asian="normal" style:font-weight-asian="normal" style:font-name-complex="Liberation Serif1" style:font-size-complex="12pt" style:font-style-complex="normal" style:font-weight-complex="normal"/>
    </style:style>
    <style:style style:name="P135" style:family="paragraph" style:parent-style-name="Standard">
      <style:paragraph-properties fo:text-align="justify" style:justify-single-word="false"/>
      <style:text-properties style:font-name="Liberation Serif1" fo:font-size="12pt" fo:font-style="normal" style:text-underline-style="none" fo:font-weight="normal" officeooo:rsid="001ca9f9" officeooo:paragraph-rsid="004aa679" style:font-name-asian="Liberation Serif1" style:font-size-asian="10.5pt" style:font-style-asian="normal" style:font-weight-asian="normal" style:font-name-complex="Liberation Serif1" style:font-size-complex="12pt" style:font-style-complex="normal" style:font-weight-complex="normal"/>
    </style:style>
    <style:style style:name="P136" style:family="paragraph" style:parent-style-name="Standard">
      <style:paragraph-properties fo:text-align="justify" style:justify-single-word="false"/>
      <style:text-properties style:font-name="Liberation Serif1" fo:font-size="12pt" fo:font-style="normal" style:text-underline-style="none" fo:font-weight="normal" officeooo:rsid="001ca9f9" officeooo:paragraph-rsid="00523581" style:font-name-asian="Liberation Serif1" style:font-size-asian="10.5pt" style:font-style-asian="normal" style:font-weight-asian="normal" style:font-name-complex="Liberation Serif1" style:font-size-complex="12pt" style:font-style-complex="normal" style:font-weight-complex="normal"/>
    </style:style>
    <style:style style:name="P137" style:family="paragraph" style:parent-style-name="Standard">
      <style:paragraph-properties fo:text-align="justify" style:justify-single-word="false"/>
      <style:text-properties style:font-name="Liberation Serif1" fo:font-size="12pt" fo:font-style="normal" style:text-underline-style="none" fo:font-weight="normal" officeooo:rsid="001ca9f9" officeooo:paragraph-rsid="0057102b" style:font-name-asian="Liberation Serif1" style:font-size-asian="10.5pt" style:font-style-asian="normal" style:font-weight-asian="normal" style:font-name-complex="Liberation Serif1" style:font-size-complex="12pt" style:font-style-complex="normal" style:font-weight-complex="normal"/>
    </style:style>
    <style:style style:name="P138" style:family="paragraph" style:parent-style-name="Standard">
      <style:paragraph-properties fo:text-align="justify" style:justify-single-word="false"/>
      <style:text-properties style:font-name="Liberation Serif1" fo:font-size="12pt" fo:font-style="normal" style:text-underline-style="none" fo:font-weight="normal" officeooo:rsid="001ca9f9" officeooo:paragraph-rsid="0058b16b" style:font-name-asian="Liberation Serif1" style:font-size-asian="10.5pt" style:font-style-asian="normal" style:font-weight-asian="normal" style:font-name-complex="Liberation Serif1" style:font-size-complex="12pt" style:font-style-complex="normal" style:font-weight-complex="normal"/>
    </style:style>
    <style:style style:name="P139" style:family="paragraph" style:parent-style-name="Standard">
      <style:paragraph-properties fo:text-align="justify" style:justify-single-word="false"/>
      <style:text-properties style:font-name="Liberation Serif1" fo:font-size="12pt" fo:font-style="normal" style:text-underline-style="none" fo:font-weight="normal" officeooo:rsid="001ca9f9" officeooo:paragraph-rsid="005ba8ab" style:font-name-asian="Liberation Serif1" style:font-size-asian="10.5pt" style:font-style-asian="normal" style:font-weight-asian="normal" style:font-name-complex="Liberation Serif1" style:font-size-complex="12pt" style:font-style-complex="normal" style:font-weight-complex="normal"/>
    </style:style>
    <style:style style:name="P140" style:family="paragraph" style:parent-style-name="Standard">
      <style:paragraph-properties fo:text-align="justify" style:justify-single-word="false"/>
      <style:text-properties style:font-name="Liberation Serif1" fo:font-size="12pt" fo:font-style="normal" style:text-underline-style="none" fo:font-weight="normal" officeooo:rsid="001ca9f9" officeooo:paragraph-rsid="005be6f6" style:font-name-asian="Liberation Serif1" style:font-size-asian="10.5pt" style:font-style-asian="normal" style:font-weight-asian="normal" style:font-name-complex="Liberation Serif1" style:font-size-complex="12pt" style:font-style-complex="normal" style:font-weight-complex="normal"/>
    </style:style>
    <style:style style:name="P141" style:family="paragraph" style:parent-style-name="Standard">
      <style:paragraph-properties fo:text-align="justify" style:justify-single-word="false"/>
      <style:text-properties style:font-name="Liberation Serif1" fo:font-size="12pt" fo:font-style="normal" style:text-underline-style="none" fo:font-weight="normal" officeooo:rsid="001ca9f9" officeooo:paragraph-rsid="005f3790" style:font-name-asian="Liberation Serif1" style:font-size-asian="10.5pt" style:font-style-asian="normal" style:font-weight-asian="normal" style:font-name-complex="Liberation Serif1" style:font-size-complex="12pt" style:font-style-complex="normal" style:font-weight-complex="normal"/>
    </style:style>
    <style:style style:name="P142" style:family="paragraph" style:parent-style-name="Standard">
      <style:paragraph-properties fo:text-align="justify" style:justify-single-word="false"/>
      <style:text-properties style:font-name="Liberation Serif1" fo:font-size="12pt" fo:font-style="normal" style:text-underline-style="none" fo:font-weight="normal" officeooo:rsid="001ca9f9" officeooo:paragraph-rsid="00663594" style:font-name-asian="Liberation Serif1" style:font-size-asian="10.5pt" style:font-style-asian="normal" style:font-weight-asian="normal" style:font-name-complex="Liberation Serif1" style:font-size-complex="12pt" style:font-style-complex="normal" style:font-weight-complex="normal"/>
    </style:style>
    <style:style style:name="P143" style:family="paragraph" style:parent-style-name="Standard">
      <style:paragraph-properties fo:text-align="justify" style:justify-single-word="false"/>
      <style:text-properties style:font-name="Liberation Serif1" fo:font-size="12pt" fo:font-style="normal" style:text-underline-style="none" fo:font-weight="normal" officeooo:rsid="001ca9f9" officeooo:paragraph-rsid="006e1133" style:font-name-asian="Liberation Serif1" style:font-size-asian="10.5pt" style:font-style-asian="normal" style:font-weight-asian="normal" style:font-name-complex="Liberation Serif1" style:font-size-complex="12pt" style:font-style-complex="normal" style:font-weight-complex="normal"/>
    </style:style>
    <style:style style:name="P144" style:family="paragraph" style:parent-style-name="Standard">
      <style:paragraph-properties fo:text-align="justify" style:justify-single-word="false"/>
      <style:text-properties style:font-name="Liberation Serif1" fo:font-size="12pt" fo:font-style="normal" style:text-underline-style="none" fo:font-weight="normal" officeooo:rsid="001ca9f9" officeooo:paragraph-rsid="00748b7d" style:font-name-asian="Liberation Serif1" style:font-size-asian="10.5pt" style:font-style-asian="normal" style:font-weight-asian="normal" style:font-name-complex="Liberation Serif1" style:font-size-complex="12pt" style:font-style-complex="normal" style:font-weight-complex="normal"/>
    </style:style>
    <style:style style:name="P145" style:family="paragraph" style:parent-style-name="Standard">
      <style:paragraph-properties fo:text-align="justify" style:justify-single-word="false"/>
      <style:text-properties style:font-name="Liberation Serif1" fo:font-size="12pt" fo:font-style="normal" style:text-underline-style="none" fo:font-weight="normal" officeooo:rsid="001ca9f9" officeooo:paragraph-rsid="0091c55b" style:font-name-asian="Liberation Serif1" style:font-size-asian="10.5pt" style:font-style-asian="normal" style:font-weight-asian="normal" style:font-name-complex="Liberation Serif1" style:font-size-complex="12pt" style:font-style-complex="normal" style:font-weight-complex="normal"/>
    </style:style>
    <style:style style:name="P146"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1ca9f9" officeooo:paragraph-rsid="00b7b58a" style:font-name-asian="Liberation Serif1" style:font-size-asian="10.5pt" style:font-style-asian="normal" style:font-weight-asian="normal" style:font-name-complex="Liberation Serif1" style:font-size-complex="12pt" style:font-style-complex="normal" style:font-weight-complex="normal"/>
    </style:style>
    <style:style style:name="P147"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4f1017" officeooo:paragraph-rsid="00505d15" style:font-name-asian="Liberation Serif1" style:font-size-asian="10.5pt" style:font-style-asian="normal" style:font-weight-asian="normal" style:font-name-complex="Liberation Serif1" style:font-size-complex="12pt" style:font-style-complex="normal" style:font-weight-complex="normal"/>
    </style:style>
    <style:style style:name="P148"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8df814" officeooo:paragraph-rsid="008b545a" style:font-name-asian="Liberation Serif1" style:font-size-asian="10.5pt" style:font-style-asian="normal" style:font-weight-asian="normal" style:font-name-complex="Liberation Serif1" style:font-size-complex="12pt" style:font-style-complex="normal" style:font-weight-complex="normal"/>
    </style:style>
    <style:style style:name="P149"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8e1dac" officeooo:paragraph-rsid="008e7560" style:font-name-asian="Liberation Serif1" style:font-size-asian="10.5pt" style:font-style-asian="normal" style:font-weight-asian="normal" style:font-name-complex="Liberation Serif1" style:font-size-complex="12pt" style:font-style-complex="normal" style:font-weight-complex="normal"/>
    </style:style>
    <style:style style:name="P150"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949390" officeooo:paragraph-rsid="00936a3c" style:font-name-asian="Liberation Serif1" style:font-size-asian="10.5pt" style:font-style-asian="normal" style:font-weight-asian="normal" style:font-name-complex="Liberation Serif1" style:font-size-complex="12pt" style:font-style-complex="normal" style:font-weight-complex="normal"/>
    </style:style>
    <style:style style:name="P151"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95ff71" officeooo:paragraph-rsid="0095ff71" style:font-name-asian="Liberation Serif1" style:font-size-asian="10.5pt" style:font-style-asian="normal" style:font-weight-asian="normal" style:font-name-complex="Liberation Serif1" style:font-size-complex="12pt" style:font-style-complex="normal" style:font-weight-complex="normal"/>
    </style:style>
    <style:style style:name="P152"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9a1bd7" officeooo:paragraph-rsid="0097cd3d" style:font-name-asian="Liberation Serif1" style:font-size-asian="10.5pt" style:font-style-asian="normal" style:font-weight-asian="normal" style:font-name-complex="Liberation Serif1" style:font-size-complex="12pt" style:font-style-complex="normal" style:font-weight-complex="normal"/>
    </style:style>
    <style:style style:name="P153"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46c620" officeooo:paragraph-rsid="004661ba" style:font-name-asian="Liberation Serif1" style:font-size-asian="10.5pt" style:font-style-asian="normal" style:font-weight-asian="normal" style:font-name-complex="Liberation Serif1" style:font-size-complex="12pt" style:font-style-complex="normal" style:font-weight-complex="normal"/>
    </style:style>
    <style:style style:name="P154"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71b243" officeooo:paragraph-rsid="0071b243" style:font-name-asian="Liberation Serif1" style:font-size-asian="10.5pt" style:font-style-asian="normal" style:font-weight-asian="normal" style:font-name-complex="Liberation Serif1" style:font-size-complex="12pt" style:font-style-complex="normal" style:font-weight-complex="normal"/>
    </style:style>
    <style:style style:name="P155" style:family="paragraph" style:parent-style-name="Standard">
      <style:paragraph-properties fo:text-align="justify" style:justify-single-word="false"/>
      <style:text-properties style:font-name="Liberation Serif1" fo:font-size="12pt" fo:font-style="normal" style:text-underline-style="none" fo:font-weight="bold" officeooo:rsid="003d360c" officeooo:paragraph-rsid="003d360c" style:font-name-asian="SimSun" style:font-size-asian="10.5pt" style:font-style-asian="normal" style:font-weight-asian="bold" style:font-name-complex="Lucida Sans" style:font-size-complex="12pt" style:font-style-complex="normal" style:font-weight-complex="bold"/>
    </style:style>
    <style:style style:name="P156" style:family="paragraph" style:parent-style-name="Standard">
      <style:paragraph-properties fo:text-align="justify" style:justify-single-word="false"/>
      <style:text-properties style:font-name="Liberation Serif1" fo:font-size="12pt" fo:font-style="normal" style:text-underline-style="none" fo:font-weight="bold" officeooo:rsid="00427ddd" officeooo:paragraph-rsid="00427ddd" style:font-name-asian="SimSun" style:font-size-asian="10.5pt" style:font-style-asian="normal" style:font-weight-asian="bold" style:font-name-complex="Lucida Sans" style:font-size-complex="12pt" style:font-style-complex="normal" style:font-weight-complex="bold"/>
    </style:style>
    <style:style style:name="P157" style:family="paragraph" style:parent-style-name="Standard">
      <style:paragraph-properties fo:line-height="150%" fo:text-align="justify" style:justify-single-word="false"/>
      <style:text-properties style:font-name="Liberation Serif1" fo:font-size="12pt" fo:font-style="normal" style:text-underline-style="none" fo:font-weight="bold" officeooo:rsid="004aa679" officeooo:paragraph-rsid="004aa679" style:font-name-asian="SimSun" style:font-size-asian="10.5pt" style:font-style-asian="normal" style:font-weight-asian="bold" style:font-name-complex="Lucida Sans" style:font-size-complex="12pt" style:font-style-complex="normal" style:font-weight-complex="bold"/>
    </style:style>
    <style:style style:name="P158" style:family="paragraph" style:parent-style-name="Standard">
      <style:paragraph-properties fo:text-align="justify" style:justify-single-word="false"/>
      <style:text-properties style:font-name="Liberation Serif1" fo:font-size="12pt" fo:font-style="normal" style:text-underline-style="none" fo:font-weight="bold" officeooo:rsid="005f3790" officeooo:paragraph-rsid="005f3790" style:font-name-asian="SimSun" style:font-size-asian="10.5pt" style:font-style-asian="normal" style:font-weight-asian="bold" style:font-name-complex="Lucida Sans" style:font-size-complex="12pt" style:font-style-complex="normal" style:font-weight-complex="bold"/>
    </style:style>
    <style:style style:name="P159" style:family="paragraph" style:parent-style-name="Standard">
      <style:paragraph-properties fo:line-height="150%" fo:text-align="justify" style:justify-single-word="false"/>
      <style:text-properties style:font-name="Liberation Serif1" fo:font-size="12pt" fo:font-style="normal" style:text-underline-style="none" fo:font-weight="bold" officeooo:rsid="005f3790" officeooo:paragraph-rsid="00616191" style:font-name-asian="SimSun" style:font-size-asian="10.5pt" style:font-style-asian="normal" style:font-weight-asian="bold" style:font-name-complex="Lucida Sans" style:font-size-complex="12pt" style:font-style-complex="normal" style:font-weight-complex="bold"/>
    </style:style>
    <style:style style:name="P160" style:family="paragraph" style:parent-style-name="Standard">
      <style:paragraph-properties fo:text-align="justify" style:justify-single-word="false"/>
      <style:text-properties style:font-name="Liberation Serif1" fo:font-size="12pt" fo:font-style="normal" style:text-underline-style="none" fo:font-weight="bold" officeooo:rsid="006070f6" officeooo:paragraph-rsid="006070f6" style:font-name-asian="SimSun" style:font-size-asian="10.5pt" style:font-style-asian="normal" style:font-weight-asian="bold" style:font-name-complex="Lucida Sans" style:font-size-complex="12pt" style:font-style-complex="normal" style:font-weight-complex="bold"/>
    </style:style>
    <style:style style:name="P161" style:family="paragraph" style:parent-style-name="Standard">
      <style:paragraph-properties fo:text-align="justify" style:justify-single-word="false"/>
      <style:text-properties style:font-name="Liberation Serif1" fo:font-size="12pt" fo:font-style="normal" style:text-underline-style="none" fo:font-weight="bold" officeooo:rsid="00611a26" officeooo:paragraph-rsid="00611a26" style:font-name-asian="SimSun" style:font-size-asian="10.5pt" style:font-style-asian="normal" style:font-weight-asian="bold" style:font-name-complex="Lucida Sans" style:font-size-complex="12pt" style:font-style-complex="normal" style:font-weight-complex="bold"/>
    </style:style>
    <style:style style:name="P162" style:family="paragraph" style:parent-style-name="Standard">
      <style:paragraph-properties fo:text-align="justify" style:justify-single-word="false"/>
      <style:text-properties style:font-name="Liberation Serif1" fo:font-size="12pt" fo:font-style="normal" style:text-underline-style="none" fo:font-weight="bold" officeooo:rsid="00616191" officeooo:paragraph-rsid="00616191" style:font-name-asian="SimSun" style:font-size-asian="10.5pt" style:font-style-asian="normal" style:font-weight-asian="bold" style:font-name-complex="Lucida Sans" style:font-size-complex="12pt" style:font-style-complex="normal" style:font-weight-complex="bold"/>
    </style:style>
    <style:style style:name="P163" style:family="paragraph" style:parent-style-name="Standard">
      <style:paragraph-properties fo:text-align="justify" style:justify-single-word="false"/>
      <style:text-properties style:font-name="Liberation Serif1" fo:font-size="12pt" fo:font-style="normal" style:text-underline-style="none" fo:font-weight="bold" officeooo:rsid="0069a8bf" officeooo:paragraph-rsid="0069a8bf" style:font-name-asian="SimSun" style:font-size-asian="10.5pt" style:font-style-asian="normal" style:font-weight-asian="bold" style:font-name-complex="Lucida Sans" style:font-size-complex="12pt" style:font-style-complex="normal" style:font-weight-complex="bold"/>
    </style:style>
    <style:style style:name="P164" style:family="paragraph" style:parent-style-name="Standard">
      <style:paragraph-properties fo:line-height="150%" fo:text-align="justify" style:justify-single-word="false"/>
      <style:text-properties style:font-name="Liberation Serif1" fo:font-size="12pt" fo:font-style="normal" style:text-underline-style="none" fo:font-weight="bold" officeooo:rsid="0069a8bf" officeooo:paragraph-rsid="0069a8bf" style:font-name-asian="SimSun" style:font-size-asian="10.5pt" style:font-style-asian="normal" style:font-weight-asian="bold" style:font-name-complex="Lucida Sans" style:font-size-complex="12pt" style:font-style-complex="normal" style:font-weight-complex="bold"/>
    </style:style>
    <style:style style:name="P165" style:family="paragraph" style:parent-style-name="Standard">
      <style:paragraph-properties fo:line-height="150%" fo:text-align="justify" style:justify-single-word="false"/>
      <style:text-properties style:font-name="Liberation Serif1" fo:font-size="12pt" fo:font-style="normal" style:text-underline-style="none" fo:font-weight="bold" officeooo:rsid="006e1133" officeooo:paragraph-rsid="006e1133" style:font-name-asian="SimSun" style:font-size-asian="10.5pt" style:font-style-asian="normal" style:font-weight-asian="bold" style:font-name-complex="Lucida Sans" style:font-size-complex="12pt" style:font-style-complex="normal" style:font-weight-complex="bold"/>
    </style:style>
    <style:style style:name="P166" style:family="paragraph" style:parent-style-name="Standard">
      <style:paragraph-properties fo:text-align="justify" style:justify-single-word="false"/>
      <style:text-properties style:font-name="Liberation Serif1" fo:font-size="12pt" fo:font-style="normal" style:text-underline-style="none" fo:font-weight="bold" officeooo:rsid="0070c73a" officeooo:paragraph-rsid="0091c55b" style:font-name-asian="SimSun" style:font-size-asian="10.5pt" style:font-style-asian="normal" style:font-weight-asian="bold" style:font-name-complex="Lucida Sans" style:font-size-complex="12pt" style:font-style-complex="normal" style:font-weight-complex="bold"/>
    </style:style>
    <style:style style:name="P167" style:family="paragraph" style:parent-style-name="Standard">
      <style:paragraph-properties fo:text-align="start" style:justify-single-word="false"/>
      <style:text-properties style:font-name="Liberation Serif1" fo:font-size="12pt" fo:font-style="normal" style:text-underline-style="none" fo:font-weight="bold" officeooo:rsid="0070c73a" officeooo:paragraph-rsid="0091c55b" style:font-name-asian="SimSun" style:font-size-asian="10.5pt" style:font-style-asian="normal" style:font-weight-asian="bold" style:font-name-complex="Lucida Sans" style:font-size-complex="12pt" style:font-style-complex="normal" style:font-weight-complex="bold"/>
    </style:style>
    <style:style style:name="P168" style:family="paragraph" style:parent-style-name="Standard">
      <style:paragraph-properties fo:line-height="150%" fo:text-align="justify" style:justify-single-word="false"/>
      <style:text-properties style:font-name="Liberation Serif1" fo:font-size="12pt" fo:font-style="normal" style:text-underline-style="none" fo:font-weight="bold" officeooo:rsid="0070c73a" officeooo:paragraph-rsid="0071b243" style:font-name-asian="SimSun" style:font-size-asian="10.5pt" style:font-style-asian="normal" style:font-weight-asian="bold" style:font-name-complex="Lucida Sans" style:font-size-complex="12pt" style:font-style-complex="normal" style:font-weight-complex="bold"/>
    </style:style>
    <style:style style:name="P169" style:family="paragraph" style:parent-style-name="Standard">
      <style:paragraph-properties fo:line-height="150%" fo:text-align="justify" style:justify-single-word="false"/>
      <style:text-properties style:font-name="Liberation Serif1" fo:font-size="12pt" fo:font-style="normal" style:text-underline-style="none" fo:font-weight="bold" officeooo:rsid="004c3ecd" officeooo:paragraph-rsid="004c3ecd" style:font-name-asian="SimSun" style:font-size-asian="10.5pt" style:font-style-asian="normal" style:font-weight-asian="bold" style:font-name-complex="Lucida Sans" style:font-size-complex="12pt" style:font-style-complex="normal" style:font-weight-complex="bold"/>
    </style:style>
    <style:style style:name="P170" style:family="paragraph" style:parent-style-name="Standard">
      <style:paragraph-properties fo:text-align="justify" style:justify-single-word="false"/>
      <style:text-properties style:font-name="Liberation Serif1" fo:font-size="12pt" fo:font-style="normal" style:text-underline-style="none" fo:font-weight="bold" officeooo:rsid="00395aa9" officeooo:paragraph-rsid="00395aa9" style:font-name-asian="SimSun" style:font-size-asian="10.5pt" style:font-style-asian="normal" style:font-weight-asian="bold" style:font-name-complex="Lucida Sans" style:font-size-complex="12pt" style:font-style-complex="normal" style:font-weight-complex="bold"/>
    </style:style>
    <style:style style:name="P171" style:family="paragraph" style:parent-style-name="Standard">
      <style:paragraph-properties fo:line-height="150%" fo:text-align="justify" style:justify-single-word="false"/>
      <style:text-properties style:font-name="Liberation Serif1" fo:font-size="12pt" fo:font-style="normal" style:text-underline-style="none" fo:font-weight="bold" officeooo:rsid="004f1017" officeooo:paragraph-rsid="00505d15" style:font-name-asian="SimSun" style:font-size-asian="10.5pt" style:font-style-asian="normal" style:font-weight-asian="bold" style:font-name-complex="Lucida Sans" style:font-size-complex="12pt" style:font-style-complex="normal" style:font-weight-complex="bold"/>
    </style:style>
    <style:style style:name="P172" style:family="paragraph" style:parent-style-name="Standard">
      <style:paragraph-properties fo:line-height="150%" fo:text-align="justify" style:justify-single-word="false"/>
      <style:text-properties style:font-name="Liberation Serif1" fo:font-size="12pt" fo:font-style="normal" style:text-underline-style="none" fo:font-weight="bold" officeooo:rsid="001626ec" officeooo:paragraph-rsid="008b545a" style:font-name-asian="SimSun" style:font-size-asian="10.5pt" style:font-style-asian="normal" style:font-weight-asian="bold" style:font-name-complex="Lucida Sans" style:font-size-complex="12pt" style:font-style-complex="normal" style:font-weight-complex="bold"/>
    </style:style>
    <style:style style:name="P173" style:family="paragraph" style:parent-style-name="Standard">
      <style:paragraph-properties fo:line-height="150%" fo:text-align="justify" style:justify-single-word="false"/>
      <style:text-properties style:font-name="Liberation Serif1" fo:font-size="12pt" fo:font-style="normal" style:text-underline-style="none" fo:font-weight="bold" officeooo:rsid="001626ec" officeooo:paragraph-rsid="0095ff71" style:font-name-asian="SimSun" style:font-size-asian="10.5pt" style:font-style-asian="normal" style:font-weight-asian="bold" style:font-name-complex="Lucida Sans" style:font-size-complex="12pt" style:font-style-complex="normal" style:font-weight-complex="bold"/>
    </style:style>
    <style:style style:name="P174" style:family="paragraph" style:parent-style-name="Standard">
      <style:paragraph-properties fo:line-height="150%" fo:text-align="justify" style:justify-single-word="false"/>
      <style:text-properties style:font-name="Liberation Serif1" fo:font-size="12pt" fo:font-style="normal" style:text-underline-style="none" fo:font-weight="bold" officeooo:rsid="001626ec" officeooo:paragraph-rsid="009c026d" style:font-name-asian="SimSun" style:font-size-asian="10.5pt" style:font-style-asian="normal" style:font-weight-asian="bold" style:font-name-complex="Lucida Sans" style:font-size-complex="12pt" style:font-style-complex="normal" style:font-weight-complex="bold"/>
    </style:style>
    <style:style style:name="P175" style:family="paragraph" style:parent-style-name="Standard">
      <style:paragraph-properties fo:line-height="150%" fo:text-align="justify" style:justify-single-word="false"/>
      <style:text-properties style:font-name="Liberation Serif1" fo:font-size="12pt" fo:font-style="normal" style:text-underline-style="none" fo:font-weight="bold" officeooo:rsid="008df814" officeooo:paragraph-rsid="008df814" style:font-name-asian="SimSun" style:font-size-asian="10.5pt" style:font-style-asian="normal" style:font-weight-asian="bold" style:font-name-complex="Lucida Sans" style:font-size-complex="12pt" style:font-style-complex="normal" style:font-weight-complex="bold"/>
    </style:style>
    <style:style style:name="P176" style:family="paragraph" style:parent-style-name="Standard">
      <style:paragraph-properties fo:line-height="150%" fo:text-align="justify" style:justify-single-word="false"/>
      <style:text-properties style:font-name="Liberation Serif1" fo:font-size="12pt" fo:font-style="normal" style:text-underline-style="none" fo:font-weight="bold" officeooo:rsid="008df814" officeooo:paragraph-rsid="008e7560" style:font-name-asian="SimSun" style:font-size-asian="10.5pt" style:font-style-asian="normal" style:font-weight-asian="bold" style:font-name-complex="Lucida Sans" style:font-size-complex="12pt" style:font-style-complex="normal" style:font-weight-complex="bold"/>
    </style:style>
    <style:style style:name="P177" style:family="paragraph" style:parent-style-name="Standard">
      <style:paragraph-properties fo:line-height="150%" fo:text-align="justify" style:justify-single-word="false"/>
      <style:text-properties style:font-name="Liberation Serif1" fo:font-size="12pt" fo:font-style="normal" style:text-underline-style="none" fo:font-weight="bold" officeooo:rsid="00936a3c" officeooo:paragraph-rsid="00936a3c" style:font-name-asian="SimSun" style:font-size-asian="10.5pt" style:font-style-asian="normal" style:font-weight-asian="bold" style:font-name-complex="Lucida Sans" style:font-size-complex="12pt" style:font-style-complex="normal" style:font-weight-complex="bold"/>
    </style:style>
    <style:style style:name="P178" style:family="paragraph" style:parent-style-name="Standard">
      <style:paragraph-properties fo:line-height="150%" fo:text-align="justify" style:justify-single-word="false"/>
      <style:text-properties style:font-name="Liberation Serif1" fo:font-size="12pt" fo:font-style="normal" style:text-underline-style="none" fo:font-weight="bold" officeooo:rsid="0097cd3d" officeooo:paragraph-rsid="0097cd3d" style:font-name-asian="SimSun" style:font-size-asian="10.5pt" style:font-style-asian="normal" style:font-weight-asian="bold" style:font-name-complex="Lucida Sans" style:font-size-complex="12pt" style:font-style-complex="normal" style:font-weight-complex="bold"/>
    </style:style>
    <style:style style:name="P179" style:family="paragraph" style:parent-style-name="Standard">
      <style:paragraph-properties fo:line-height="150%" fo:text-align="justify" style:justify-single-word="false"/>
      <style:text-properties style:font-name="Liberation Serif1" fo:font-size="12pt" fo:font-style="normal" style:text-underline-style="none" fo:font-weight="bold" officeooo:rsid="00663594" officeooo:paragraph-rsid="00663594" style:font-name-asian="SimSun" style:font-size-asian="10.5pt" style:font-style-asian="normal" style:font-weight-asian="bold" style:font-name-complex="Lucida Sans" style:font-size-complex="12pt" style:font-style-complex="normal" style:font-weight-complex="bold"/>
    </style:style>
    <style:style style:name="P180" style:family="paragraph" style:parent-style-name="Standard">
      <style:paragraph-properties fo:line-height="115%" fo:text-align="justify" style:justify-single-word="false"/>
      <style:text-properties style:font-name="Liberation Serif1" fo:font-size="12pt" fo:font-style="normal" style:text-underline-style="none" fo:font-weight="bold" officeooo:rsid="00748b7d" officeooo:paragraph-rsid="00748b7d" style:font-name-asian="SimSun" style:font-size-asian="10.5pt" style:font-style-asian="normal" style:font-weight-asian="bold" style:font-name-complex="Lucida Sans" style:font-size-complex="12pt" style:font-style-complex="normal" style:font-weight-complex="bold"/>
    </style:style>
    <style:style style:name="P181" style:family="paragraph" style:parent-style-name="Standard">
      <style:paragraph-properties fo:text-align="justify" style:justify-single-word="false"/>
      <style:text-properties style:font-name="Liberation Serif1" fo:font-size="12pt" fo:font-style="normal" style:text-underline-style="none" fo:font-weight="bold" officeooo:rsid="004aa679" officeooo:paragraph-rsid="0048ab49" style:font-name-asian="Liberation Serif1" style:font-size-asian="10.5pt" style:font-style-asian="normal" style:font-weight-asian="bold" style:font-name-complex="Liberation Serif1" style:font-size-complex="12pt" style:font-style-complex="normal" style:font-weight-complex="bold"/>
    </style:style>
    <style:style style:name="P182" style:family="paragraph" style:parent-style-name="Standard">
      <style:paragraph-properties fo:text-align="justify" style:justify-single-word="false"/>
      <style:text-properties style:font-name="Liberation Serif1" fo:font-size="12pt" fo:font-style="italic" style:text-underline-style="none" fo:font-weight="bold" officeooo:rsid="00611a26" officeooo:paragraph-rsid="006070f6" style:font-name-asian="Liberation Serif1" style:font-size-asian="10.5pt" style:font-style-asian="italic" style:font-weight-asian="bold" style:font-name-complex="Liberation Serif1" style:font-size-complex="12pt" style:font-style-complex="italic" style:font-weight-complex="bold"/>
    </style:style>
    <style:style style:name="P183" style:family="paragraph" style:parent-style-name="Standard">
      <style:paragraph-properties fo:text-align="justify" style:justify-single-word="false"/>
      <style:text-properties style:font-name="Liberation Serif1" fo:font-size="12pt" fo:font-style="italic" style:text-underline-style="none" fo:font-weight="normal" officeooo:rsid="001ca9f9" officeooo:paragraph-rsid="00611a26" style:font-name-asian="Liberation Serif1" style:font-size-asian="10.5pt" style:font-style-asian="italic" style:font-weight-asian="normal" style:font-name-complex="Liberation Serif1" style:font-size-complex="12pt" style:font-style-complex="italic" style:font-weight-complex="normal"/>
    </style:style>
    <style:style style:name="P184" style:family="paragraph" style:parent-style-name="Standard">
      <style:paragraph-properties fo:line-height="150%" fo:text-align="justify" style:justify-single-word="false"/>
      <style:text-properties style:font-name="Liberation Serif1" fo:font-size="10.5pt" fo:font-style="normal" style:text-underline-style="none" fo:font-weight="normal" officeooo:rsid="00523581" officeooo:paragraph-rsid="00505d15" style:font-name-asian="Liberation Serif1" style:font-size-asian="10.5pt" style:font-style-asian="normal" style:font-weight-asian="normal" style:font-name-complex="Liberation Serif1" style:font-size-complex="10.5pt" style:font-style-complex="normal" style:font-weight-complex="normal"/>
    </style:style>
    <style:style style:name="P185" style:family="paragraph" style:parent-style-name="Standard">
      <style:paragraph-properties fo:line-height="150%" fo:text-align="justify" style:justify-single-word="false"/>
      <style:text-properties style:font-name="Liberation Serif1" fo:font-size="11pt" fo:font-style="normal" style:text-underline-style="none" fo:font-weight="bold" officeooo:rsid="006cd382" officeooo:paragraph-rsid="006cd382" style:font-name-asian="SimSun" style:font-size-asian="11pt" style:font-style-asian="normal" style:font-weight-asian="bold" style:font-name-complex="Lucida Sans" style:font-size-complex="11pt" style:font-style-complex="normal" style:font-weight-complex="bold"/>
    </style:style>
    <style:style style:name="P186" style:family="paragraph" style:parent-style-name="Standard">
      <style:paragraph-properties fo:line-height="150%" fo:text-align="justify" style:justify-single-word="false"/>
      <style:text-properties fo:font-weight="normal" officeooo:rsid="00237791" officeooo:paragraph-rsid="00237791" style:font-weight-asian="normal" style:font-weight-complex="normal"/>
    </style:style>
    <style:style style:name="P187" style:family="paragraph" style:parent-style-name="Standard">
      <style:paragraph-properties fo:line-height="150%" fo:text-align="justify" style:justify-single-word="false"/>
      <style:text-properties officeooo:paragraph-rsid="006cd382"/>
    </style:style>
    <style:style style:name="P188" style:family="paragraph" style:parent-style-name="Standard">
      <style:paragraph-properties fo:break-before="page"/>
      <style:text-properties fo:font-weight="bold" officeooo:rsid="001626ec" officeooo:paragraph-rsid="00189929" style:font-weight-asian="bold" style:font-weight-complex="bold"/>
    </style:style>
    <style:style style:name="P189" style:family="paragraph" style:parent-style-name="Standard">
      <style:paragraph-properties fo:break-before="page"/>
      <style:text-properties fo:font-weight="bold" officeooo:rsid="001626ec" officeooo:paragraph-rsid="001a1832" style:font-weight-asian="bold" style:font-weight-complex="bold"/>
    </style:style>
    <style:style style:name="P190" style:family="paragraph" style:parent-style-name="Standard">
      <style:paragraph-properties fo:break-before="page"/>
      <style:text-properties fo:font-weight="bold" officeooo:rsid="001626ec" officeooo:paragraph-rsid="001f2575" style:font-weight-asian="bold" style:font-weight-complex="bold"/>
    </style:style>
    <style:style style:name="P191" style:family="paragraph" style:parent-style-name="Standard">
      <style:paragraph-properties fo:break-before="page"/>
      <style:text-properties fo:font-weight="bold" officeooo:rsid="001626ec" officeooo:paragraph-rsid="0021cff0" style:font-weight-asian="bold" style:font-weight-complex="bold"/>
    </style:style>
    <style:style style:name="P192" style:family="paragraph" style:parent-style-name="Standard">
      <style:paragraph-properties fo:break-before="page"/>
      <style:text-properties fo:font-weight="bold" officeooo:rsid="001626ec" officeooo:paragraph-rsid="00237791" style:font-weight-asian="bold" style:font-weight-complex="bold"/>
    </style:style>
    <style:style style:name="P193" style:family="paragraph" style:parent-style-name="Standard">
      <style:paragraph-properties fo:break-before="page"/>
      <style:text-properties fo:font-weight="bold" officeooo:rsid="001626ec" officeooo:paragraph-rsid="0026fb2a" style:font-weight-asian="bold" style:font-weight-complex="bold"/>
    </style:style>
    <style:style style:name="P194" style:family="paragraph" style:parent-style-name="Standard">
      <style:paragraph-properties fo:break-before="page"/>
      <style:text-properties fo:font-weight="bold" officeooo:rsid="001626ec" officeooo:paragraph-rsid="0029eb06" style:font-weight-asian="bold" style:font-weight-complex="bold"/>
    </style:style>
    <style:style style:name="P195" style:family="paragraph" style:parent-style-name="Standard">
      <style:paragraph-properties fo:line-height="115%" fo:break-before="page"/>
      <style:text-properties fo:font-weight="bold" officeooo:rsid="001626ec" officeooo:paragraph-rsid="001bf63a" style:font-weight-asian="bold" style:font-weight-complex="bold"/>
    </style:style>
    <style:style style:name="P196" style:family="paragraph" style:parent-style-name="Standard">
      <style:paragraph-properties fo:text-align="justify" style:justify-single-word="false" fo:break-before="page"/>
      <style:text-properties style:font-name="Liberation Serif" fo:font-style="normal" fo:font-weight="bold" officeooo:rsid="001626ec" officeooo:paragraph-rsid="002b95a9" style:font-style-asian="normal" style:font-weight-asian="bold" style:font-style-complex="normal" style:font-weight-complex="bold"/>
    </style:style>
    <style:style style:name="P197" style:family="paragraph" style:parent-style-name="Standard">
      <style:paragraph-properties fo:text-align="justify" style:justify-single-word="false" fo:break-before="page"/>
      <style:text-properties fo:font-style="normal" fo:font-weight="bold" officeooo:rsid="001626ec" officeooo:paragraph-rsid="002daa92" style:font-style-asian="normal" style:font-weight-asian="bold" style:font-style-complex="normal" style:font-weight-complex="bold"/>
    </style:style>
    <style:style style:name="P198" style:family="paragraph" style:parent-style-name="Standard">
      <style:paragraph-properties fo:text-align="justify" style:justify-single-word="false" fo:break-before="page"/>
      <style:text-properties fo:font-style="normal" fo:font-weight="bold" officeooo:rsid="001626ec" officeooo:paragraph-rsid="002eadba" style:font-style-asian="normal" style:font-weight-asian="bold" style:font-style-complex="normal" style:font-weight-complex="bold"/>
    </style:style>
    <style:style style:name="P199" style:family="paragraph" style:parent-style-name="Standard">
      <style:paragraph-properties fo:text-align="justify" style:justify-single-word="false" fo:break-before="page"/>
      <style:text-properties fo:font-style="normal" fo:font-weight="bold" officeooo:rsid="001626ec" officeooo:paragraph-rsid="0035fe73" style:font-style-asian="normal" style:font-weight-asian="bold" style:font-style-complex="normal" style:font-weight-complex="bold"/>
    </style:style>
    <style:style style:name="P200" style:family="paragraph" style:parent-style-name="Standard">
      <style:paragraph-properties fo:text-align="justify" style:justify-single-word="false" fo:break-before="page"/>
      <style:text-properties fo:font-style="normal" fo:font-weight="bold" officeooo:rsid="001626ec" officeooo:paragraph-rsid="00363b5b" style:font-style-asian="normal" style:font-weight-asian="bold" style:font-style-complex="normal" style:font-weight-complex="bold"/>
    </style:style>
    <style:style style:name="P201" style:family="paragraph" style:parent-style-name="Standard">
      <style:paragraph-properties fo:text-align="justify" style:justify-single-word="false" fo:break-before="page"/>
      <style:text-properties fo:font-style="normal" fo:font-weight="bold" officeooo:rsid="001626ec" officeooo:paragraph-rsid="0038a0f9" style:font-style-asian="normal" style:font-weight-asian="bold" style:font-style-complex="normal" style:font-weight-complex="bold"/>
    </style:style>
    <style:style style:name="P202" style:family="paragraph" style:parent-style-name="Standard">
      <style:paragraph-properties fo:text-align="justify" style:justify-single-word="false" fo:break-before="page"/>
      <style:text-properties fo:font-style="normal" fo:font-weight="bold" officeooo:rsid="001626ec" officeooo:paragraph-rsid="00395aa9" style:font-style-asian="normal" style:font-weight-asian="bold" style:font-style-complex="normal" style:font-weight-complex="bold"/>
    </style:style>
    <style:style style:name="P203" style:family="paragraph" style:parent-style-name="Standard">
      <style:paragraph-properties fo:text-align="justify" style:justify-single-word="false" fo:break-before="page"/>
      <style:text-properties fo:font-style="normal" fo:font-weight="bold" officeooo:rsid="001626ec" officeooo:paragraph-rsid="003b3239" style:font-style-asian="normal" style:font-weight-asian="bold" style:font-style-complex="normal" style:font-weight-complex="bold"/>
    </style:style>
    <style:style style:name="P204" style:family="paragraph" style:parent-style-name="Standard">
      <style:paragraph-properties fo:text-align="justify" style:justify-single-word="false" fo:break-before="page"/>
      <style:text-properties style:font-name="Liberation Serif1" fo:font-style="normal" fo:font-weight="bold" officeooo:rsid="001626ec" officeooo:paragraph-rsid="003d360c" style:font-name-asian="SimSun" style:font-style-asian="normal" style:font-weight-asian="bold" style:font-name-complex="Lucida Sans" style:font-style-complex="normal" style:font-weight-complex="bold"/>
    </style:style>
    <style:style style:name="P205" style:family="paragraph" style:parent-style-name="Standard">
      <style:paragraph-properties fo:text-align="justify" style:justify-single-word="false" fo:break-before="page"/>
      <style:text-properties style:font-name="Liberation Serif1" fo:font-style="normal" fo:font-weight="bold" officeooo:rsid="001626ec" officeooo:paragraph-rsid="0043f9e9" style:font-name-asian="SimSun" style:font-style-asian="normal" style:font-weight-asian="bold" style:font-name-complex="Lucida Sans" style:font-style-complex="normal" style:font-weight-complex="bold"/>
    </style:style>
    <style:style style:name="P206" style:family="paragraph" style:parent-style-name="Standard">
      <style:paragraph-properties fo:text-align="justify" style:justify-single-word="false" fo:break-before="page"/>
      <style:text-properties style:font-name="Liberation Serif1" fo:font-style="normal" fo:font-weight="bold" officeooo:rsid="001626ec" officeooo:paragraph-rsid="0045f148" style:font-name-asian="SimSun" style:font-style-asian="normal" style:font-weight-asian="bold" style:font-name-complex="Lucida Sans" style:font-style-complex="normal" style:font-weight-complex="bold"/>
    </style:style>
    <style:style style:name="P207" style:family="paragraph" style:parent-style-name="Standard">
      <style:paragraph-properties fo:text-align="justify" style:justify-single-word="false" fo:break-before="page"/>
      <style:text-properties style:font-name="Liberation Serif1" fo:font-style="normal" fo:font-weight="bold" officeooo:rsid="001626ec" officeooo:paragraph-rsid="004661ba" style:font-name-asian="SimSun" style:font-style-asian="normal" style:font-weight-asian="bold" style:font-name-complex="Lucida Sans" style:font-style-complex="normal" style:font-weight-complex="bold"/>
    </style:style>
    <style:style style:name="P208" style:family="paragraph" style:parent-style-name="Standard">
      <style:paragraph-properties fo:text-align="justify" style:justify-single-word="false" fo:break-before="page"/>
      <style:text-properties style:font-name="Liberation Serif1" fo:font-style="normal" fo:font-weight="bold" officeooo:rsid="001626ec" officeooo:paragraph-rsid="004818fc" style:font-name-asian="SimSun" style:font-style-asian="normal" style:font-weight-asian="bold" style:font-name-complex="Lucida Sans" style:font-style-complex="normal" style:font-weight-complex="bold"/>
    </style:style>
    <style:style style:name="P209" style:family="paragraph" style:parent-style-name="Standard">
      <style:paragraph-properties fo:text-align="justify" style:justify-single-word="false" fo:break-before="page"/>
      <style:text-properties style:font-name="Liberation Serif1" fo:font-style="normal" fo:font-weight="bold" officeooo:rsid="001626ec" officeooo:paragraph-rsid="0057102b" style:font-name-asian="SimSun" style:font-style-asian="normal" style:font-weight-asian="bold" style:font-name-complex="Lucida Sans" style:font-style-complex="normal" style:font-weight-complex="bold"/>
    </style:style>
    <style:style style:name="P210" style:family="paragraph" style:parent-style-name="Standard">
      <style:paragraph-properties fo:text-align="justify" style:justify-single-word="false" fo:break-before="page"/>
      <style:text-properties style:font-name="Liberation Serif1" fo:font-style="normal" fo:font-weight="bold" officeooo:rsid="001626ec" officeooo:paragraph-rsid="0058b16b" style:font-name-asian="SimSun" style:font-style-asian="normal" style:font-weight-asian="bold" style:font-name-complex="Lucida Sans" style:font-style-complex="normal" style:font-weight-complex="bold"/>
    </style:style>
    <style:style style:name="P211" style:family="paragraph" style:parent-style-name="Standard">
      <style:paragraph-properties fo:text-align="justify" style:justify-single-word="false" fo:break-before="page"/>
      <style:text-properties style:font-name="Liberation Serif1" fo:font-style="normal" fo:font-weight="bold" officeooo:rsid="001626ec" officeooo:paragraph-rsid="005ba8ab" style:font-name-asian="SimSun" style:font-style-asian="normal" style:font-weight-asian="bold" style:font-name-complex="Lucida Sans" style:font-style-complex="normal" style:font-weight-complex="bold"/>
    </style:style>
    <style:style style:name="P212" style:family="paragraph" style:parent-style-name="Standard">
      <style:paragraph-properties fo:text-align="justify" style:justify-single-word="false" fo:break-before="page"/>
      <style:text-properties style:font-name="Liberation Serif1" fo:font-style="normal" fo:font-weight="bold" officeooo:rsid="001626ec" officeooo:paragraph-rsid="005be6f6" style:font-name-asian="SimSun" style:font-style-asian="normal" style:font-weight-asian="bold" style:font-name-complex="Lucida Sans" style:font-style-complex="normal" style:font-weight-complex="bold"/>
    </style:style>
    <style:style style:name="P213" style:family="paragraph" style:parent-style-name="Standard">
      <style:paragraph-properties fo:text-align="justify" style:justify-single-word="false" fo:break-before="page"/>
      <style:text-properties style:font-name="Liberation Serif1" fo:font-style="normal" fo:font-weight="bold" officeooo:rsid="001626ec" officeooo:paragraph-rsid="00523581" style:font-name-asian="SimSun" style:font-style-asian="normal" style:font-weight-asian="bold" style:font-name-complex="Lucida Sans" style:font-style-complex="normal" style:font-weight-complex="bold"/>
    </style:style>
    <style:style style:name="P214" style:family="paragraph" style:parent-style-name="Standard">
      <style:paragraph-properties fo:text-align="justify" style:justify-single-word="false" fo:break-before="page"/>
      <style:text-properties style:font-name="Liberation Serif1" fo:font-style="normal" fo:font-weight="bold" officeooo:rsid="001626ec" officeooo:paragraph-rsid="004118a3" style:font-name-asian="SimSun" style:font-style-asian="normal" style:font-weight-asian="bold" style:font-name-complex="Lucida Sans" style:font-style-complex="normal" style:font-weight-complex="bold"/>
    </style:style>
    <style:style style:name="P215" style:family="paragraph" style:parent-style-name="Standard">
      <style:paragraph-properties fo:text-align="justify" style:justify-single-word="false" fo:break-before="page"/>
      <style:text-properties style:font-name="Liberation Serif1" fo:font-size="12pt" fo:font-style="normal" style:text-underline-style="none" fo:font-weight="bold" officeooo:rsid="001626ec" officeooo:paragraph-rsid="004aa679" style:font-name-asian="SimSun" style:font-size-asian="10.5pt" style:font-style-asian="normal" style:font-weight-asian="bold" style:font-name-complex="Lucida Sans" style:font-size-complex="12pt" style:font-style-complex="normal" style:font-weight-complex="bold"/>
    </style:style>
    <style:style style:name="P216" style:family="paragraph" style:parent-style-name="Standard">
      <style:paragraph-properties fo:text-align="justify" style:justify-single-word="false" fo:break-before="page"/>
      <style:text-properties style:font-name="Liberation Serif1" fo:font-size="12pt" fo:font-style="normal" style:text-underline-style="none" fo:font-weight="bold" officeooo:rsid="001626ec" officeooo:paragraph-rsid="005f3790" style:font-name-asian="SimSun" style:font-size-asian="10.5pt" style:font-style-asian="normal" style:font-weight-asian="bold" style:font-name-complex="Lucida Sans" style:font-size-complex="12pt" style:font-style-complex="normal" style:font-weight-complex="bold"/>
    </style:style>
    <style:style style:name="P217" style:family="paragraph" style:parent-style-name="Standard">
      <style:paragraph-properties fo:text-align="justify" style:justify-single-word="false" fo:break-before="page"/>
      <style:text-properties style:font-name="Liberation Serif1" fo:font-size="12pt" fo:font-style="normal" style:text-underline-style="none" fo:font-weight="bold" officeooo:rsid="001626ec" officeooo:paragraph-rsid="006070f6" style:font-name-asian="SimSun" style:font-size-asian="10.5pt" style:font-style-asian="normal" style:font-weight-asian="bold" style:font-name-complex="Lucida Sans" style:font-size-complex="12pt" style:font-style-complex="normal" style:font-weight-complex="bold"/>
    </style:style>
    <style:style style:name="P218" style:family="paragraph" style:parent-style-name="Standard">
      <style:paragraph-properties fo:text-align="justify" style:justify-single-word="false" fo:break-before="page"/>
      <style:text-properties style:font-name="Liberation Serif1" fo:font-size="12pt" fo:font-style="normal" style:text-underline-style="none" fo:font-weight="bold" officeooo:rsid="001626ec" officeooo:paragraph-rsid="00611a26" style:font-name-asian="SimSun" style:font-size-asian="10.5pt" style:font-style-asian="normal" style:font-weight-asian="bold" style:font-name-complex="Lucida Sans" style:font-size-complex="12pt" style:font-style-complex="normal" style:font-weight-complex="bold"/>
    </style:style>
    <style:style style:name="P219" style:family="paragraph" style:parent-style-name="Standard">
      <style:paragraph-properties fo:text-align="justify" style:justify-single-word="false" fo:break-before="page"/>
      <style:text-properties style:font-name="Liberation Serif1" fo:font-size="12pt" fo:font-style="normal" style:text-underline-style="none" fo:font-weight="bold" officeooo:rsid="001626ec" officeooo:paragraph-rsid="0091c55b" style:font-name-asian="SimSun" style:font-size-asian="10.5pt" style:font-style-asian="normal" style:font-weight-asian="bold" style:font-name-complex="Lucida Sans" style:font-size-complex="12pt" style:font-style-complex="normal" style:font-weight-complex="bold"/>
    </style:style>
    <style:style style:name="P220" style:family="paragraph" style:parent-style-name="Standard">
      <style:paragraph-properties fo:line-height="150%" fo:text-align="justify" style:justify-single-word="false" fo:break-before="page"/>
      <style:text-properties style:font-name="Liberation Serif1" fo:font-size="12pt" fo:font-style="normal" style:text-underline-style="none" fo:font-weight="bold" officeooo:rsid="001626ec" officeooo:paragraph-rsid="008b545a" style:font-name-asian="SimSun" style:font-size-asian="10.5pt" style:font-style-asian="normal" style:font-weight-asian="bold" style:font-name-complex="Lucida Sans" style:font-size-complex="12pt" style:font-style-complex="normal" style:font-weight-complex="bold"/>
    </style:style>
    <style:style style:name="P221" style:family="paragraph" style:parent-style-name="Standard">
      <style:paragraph-properties fo:line-height="150%" fo:text-align="justify" style:justify-single-word="false" fo:break-before="page"/>
      <style:text-properties style:font-name="Liberation Serif1" fo:font-size="12pt" fo:font-style="normal" style:text-underline-style="none" fo:font-weight="bold" officeooo:rsid="001626ec" officeooo:paragraph-rsid="008df814" style:font-name-asian="SimSun" style:font-size-asian="10.5pt" style:font-style-asian="normal" style:font-weight-asian="bold" style:font-name-complex="Lucida Sans" style:font-size-complex="12pt" style:font-style-complex="normal" style:font-weight-complex="bold"/>
    </style:style>
    <style:style style:name="P222" style:family="paragraph" style:parent-style-name="Standard">
      <style:paragraph-properties fo:line-height="150%" fo:text-align="justify" style:justify-single-word="false" fo:break-before="page"/>
      <style:text-properties style:font-name="Liberation Serif1" fo:font-size="12pt" fo:font-style="normal" style:text-underline-style="none" fo:font-weight="bold" officeooo:rsid="001626ec" officeooo:paragraph-rsid="009c026d" style:font-name-asian="SimSun" style:font-size-asian="10.5pt" style:font-style-asian="normal" style:font-weight-asian="bold" style:font-name-complex="Lucida Sans" style:font-size-complex="12pt" style:font-style-complex="normal" style:font-weight-complex="bold"/>
    </style:style>
    <style:style style:name="P223" style:family="paragraph" style:parent-style-name="Standard">
      <style:paragraph-properties fo:line-height="150%" fo:text-align="justify" style:justify-single-word="false" fo:break-before="page"/>
      <style:text-properties style:font-name="Liberation Serif1" fo:font-size="12pt" fo:font-style="normal" style:text-underline-style="none" fo:font-weight="bold" officeooo:rsid="001626ec" officeooo:paragraph-rsid="00b7b58a" style:font-name-asian="SimSun" style:font-size-asian="10.5pt" style:font-style-asian="normal" style:font-weight-asian="bold" style:font-name-complex="Lucida Sans" style:font-size-complex="12pt" style:font-style-complex="normal" style:font-weight-complex="bold"/>
    </style:style>
    <style:style style:name="P224" style:family="paragraph" style:parent-style-name="Standard">
      <style:paragraph-properties fo:line-height="150%" fo:text-align="justify" style:justify-single-word="false" fo:break-before="page"/>
      <style:text-properties style:font-name="Liberation Serif1" fo:font-size="12pt" fo:font-style="normal" style:text-underline-style="none" fo:font-weight="bold" officeooo:rsid="001626ec" officeooo:paragraph-rsid="0095ff71" style:font-name-asian="SimSun" style:font-size-asian="10.5pt" style:font-style-asian="normal" style:font-weight-asian="bold" style:font-name-complex="Lucida Sans" style:font-size-complex="12pt" style:font-style-complex="normal" style:font-weight-complex="bold"/>
    </style:style>
    <style:style style:name="P225" style:family="paragraph" style:parent-style-name="Standard">
      <style:paragraph-properties fo:line-height="150%" fo:text-align="justify" style:justify-single-word="false" fo:break-before="page"/>
      <style:text-properties style:font-name="Liberation Serif1" fo:font-size="12pt" fo:font-style="normal" style:text-underline-style="none" fo:font-weight="bold" officeooo:rsid="001626ec" officeooo:paragraph-rsid="0097cd3d" style:font-name-asian="SimSun" style:font-size-asian="10.5pt" style:font-style-asian="normal" style:font-weight-asian="bold" style:font-name-complex="Lucida Sans" style:font-size-complex="12pt" style:font-style-complex="normal" style:font-weight-complex="bold"/>
    </style:style>
    <style:style style:name="P226" style:family="paragraph" style:parent-style-name="Standard">
      <style:paragraph-properties fo:text-align="justify" style:justify-single-word="false" fo:break-before="page"/>
      <style:text-properties style:font-name="Liberation Serif1" fo:font-size="12pt" fo:font-style="normal" style:text-underline-style="none" fo:font-weight="bold" officeooo:rsid="005f3790" officeooo:paragraph-rsid="00616191" style:font-name-asian="SimSun" style:font-size-asian="10.5pt" style:font-style-asian="normal" style:font-weight-asian="bold" style:font-name-complex="Lucida Sans" style:font-size-complex="12pt" style:font-style-complex="normal" style:font-weight-complex="bold"/>
    </style:style>
    <style:style style:name="P227" style:family="paragraph" style:parent-style-name="Standard">
      <style:paragraph-properties fo:text-align="justify" style:justify-single-word="false" fo:break-before="page"/>
      <style:text-properties style:font-name="Liberation Serif1" fo:font-size="12pt" fo:font-style="normal" style:text-underline-style="none" fo:font-weight="bold" officeooo:rsid="005f3790" officeooo:paragraph-rsid="00663594" style:font-name-asian="SimSun" style:font-size-asian="10.5pt" style:font-style-asian="normal" style:font-weight-asian="bold" style:font-name-complex="Lucida Sans" style:font-size-complex="12pt" style:font-style-complex="normal" style:font-weight-complex="bold"/>
    </style:style>
    <style:style style:name="P228" style:family="paragraph" style:parent-style-name="Standard">
      <style:paragraph-properties fo:text-align="justify" style:justify-single-word="false" fo:break-before="page"/>
      <style:text-properties style:font-name="Liberation Serif1" fo:font-size="12pt" fo:font-style="normal" style:text-underline-style="none" fo:font-weight="bold" officeooo:rsid="005f3790" officeooo:paragraph-rsid="0069a8bf" style:font-name-asian="SimSun" style:font-size-asian="10.5pt" style:font-style-asian="normal" style:font-weight-asian="bold" style:font-name-complex="Lucida Sans" style:font-size-complex="12pt" style:font-style-complex="normal" style:font-weight-complex="bold"/>
    </style:style>
    <style:style style:name="P229" style:family="paragraph" style:parent-style-name="Standard">
      <style:paragraph-properties fo:text-align="justify" style:justify-single-word="false" fo:break-before="page"/>
      <style:text-properties style:font-name="Liberation Serif1" fo:font-size="12pt" fo:font-style="normal" style:text-underline-style="none" fo:font-weight="bold" officeooo:rsid="005f3790" officeooo:paragraph-rsid="006cd382" style:font-name-asian="SimSun" style:font-size-asian="10.5pt" style:font-style-asian="normal" style:font-weight-asian="bold" style:font-name-complex="Lucida Sans" style:font-size-complex="12pt" style:font-style-complex="normal" style:font-weight-complex="bold"/>
    </style:style>
    <style:style style:name="P230" style:family="paragraph" style:parent-style-name="Standard">
      <style:paragraph-properties fo:text-align="justify" style:justify-single-word="false" fo:break-before="page"/>
      <style:text-properties style:font-name="Liberation Serif1" fo:font-size="12pt" fo:font-style="normal" style:text-underline-style="none" fo:font-weight="bold" officeooo:rsid="005f3790" officeooo:paragraph-rsid="006e1133" style:font-name-asian="SimSun" style:font-size-asian="10.5pt" style:font-style-asian="normal" style:font-weight-asian="bold" style:font-name-complex="Lucida Sans" style:font-size-complex="12pt" style:font-style-complex="normal" style:font-weight-complex="bold"/>
    </style:style>
    <style:style style:name="P231" style:family="paragraph" style:parent-style-name="Standard">
      <style:paragraph-properties fo:text-align="justify" style:justify-single-word="false" fo:break-before="page"/>
      <style:text-properties style:font-name="Liberation Serif1" fo:font-size="12pt" fo:font-style="normal" style:text-underline-style="none" fo:font-weight="bold" officeooo:rsid="005f3790" officeooo:paragraph-rsid="0070c73a" style:font-name-asian="SimSun" style:font-size-asian="10.5pt" style:font-style-asian="normal" style:font-weight-asian="bold" style:font-name-complex="Lucida Sans" style:font-size-complex="12pt" style:font-style-complex="normal" style:font-weight-complex="bold"/>
    </style:style>
    <style:style style:name="P232" style:family="paragraph" style:parent-style-name="Standard">
      <style:paragraph-properties fo:text-align="justify" style:justify-single-word="false" fo:break-before="page"/>
      <style:text-properties style:font-name="Liberation Serif1" fo:font-size="12pt" fo:font-style="normal" style:text-underline-style="none" fo:font-weight="bold" officeooo:rsid="005f3790" officeooo:paragraph-rsid="00748b7d" style:font-name-asian="SimSun" style:font-size-asian="10.5pt" style:font-style-asian="normal" style:font-weight-asian="bold" style:font-name-complex="Lucida Sans" style:font-size-complex="12pt" style:font-style-complex="normal" style:font-weight-complex="bold"/>
    </style:style>
    <style:style style:name="P233" style:family="paragraph" style:parent-style-name="Standard">
      <style:paragraph-properties fo:text-align="justify" style:justify-single-word="false" fo:padding-left="0cm" fo:padding-right="0cm" fo:padding-top="0cm" fo:padding-bottom="0.074cm" fo:border-left="none" fo:border-right="none" fo:border-top="none" fo:border-bottom="0.99pt solid #000000" style:join-border="false"/>
      <style:text-properties style:font-name="Liberation Serif1" fo:font-size="12pt" fo:font-style="normal" style:text-underline-style="none" fo:font-weight="normal" officeooo:rsid="006070f6" officeooo:paragraph-rsid="006070f6" style:font-name-asian="Liberation Serif1" style:font-size-asian="10.5pt" style:font-style-asian="normal" style:font-weight-asian="normal" style:font-name-complex="Liberation Serif1" style:font-size-complex="12pt" style:font-style-complex="normal" style:font-weight-complex="normal"/>
    </style:style>
    <style:style style:name="P234"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1ca9f9" officeooo:paragraph-rsid="0095ff71" style:font-name-asian="Liberation Serif1" style:font-size-asian="10.5pt" style:font-style-asian="normal" style:font-weight-asian="normal" style:font-name-complex="Liberation Serif1" style:font-size-complex="12pt" style:font-style-complex="normal" style:font-weight-complex="normal"/>
    </style:style>
    <style:style style:name="P235"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1ca9f9" officeooo:paragraph-rsid="0097cd3d" style:font-name-asian="Liberation Serif1" style:font-size-asian="10.5pt" style:font-style-asian="normal" style:font-weight-asian="normal" style:font-name-complex="Liberation Serif1"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ca9f9" style:font-weight-asian="normal" style:font-weight-complex="normal"/>
    </style:style>
    <style:style style:name="T3" style:family="text">
      <style:text-properties fo:font-weight="normal" officeooo:rsid="0026fb2a" style:font-weight-asian="normal" style:font-weight-complex="normal"/>
    </style:style>
    <style:style style:name="T4" style:family="text">
      <style:text-properties fo:font-weight="normal" officeooo:rsid="0029eb06" style:font-weight-asian="normal" style:font-weight-complex="normal"/>
    </style:style>
    <style:style style:name="T5" style:family="text">
      <style:text-properties fo:font-weight="normal" officeooo:rsid="002b95a9" style:font-weight-asian="normal" style:font-weight-complex="normal"/>
    </style:style>
    <style:style style:name="T6" style:family="text">
      <style:text-properties fo:font-weight="normal" officeooo:rsid="0035fe73" style:font-weight-asian="normal" style:font-weight-complex="normal"/>
    </style:style>
    <style:style style:name="T7" style:family="text">
      <style:text-properties fo:font-weight="normal" style:font-name-asian="Liberation Serif1" style:font-weight-asian="normal" style:font-name-complex="Liberation Serif1" style:font-weight-complex="normal"/>
    </style:style>
    <style:style style:name="T8" style:family="text">
      <style:text-properties fo:font-weight="normal" officeooo:rsid="001ca9f9" style:font-name-asian="Liberation Serif1" style:font-weight-asian="normal" style:font-name-complex="Liberation Serif1" style:font-weight-complex="normal"/>
    </style:style>
    <style:style style:name="T9" style:family="text">
      <style:text-properties fo:font-weight="normal" officeooo:rsid="0064706b" style:font-name-asian="Liberation Serif1" style:font-weight-asian="normal" style:font-name-complex="Liberation Serif1" style:font-weight-complex="normal"/>
    </style:style>
    <style:style style:name="T10" style:family="text">
      <style:text-properties fo:font-weight="normal" officeooo:rsid="00682391" style:font-name-asian="Liberation Serif1" style:font-weight-asian="normal" style:font-name-complex="Liberation Serif1" style:font-weight-complex="normal"/>
    </style:style>
    <style:style style:name="T11" style:family="text">
      <style:text-properties fo:font-weight="normal" officeooo:rsid="0069a8bf" style:font-name-asian="Liberation Serif1" style:font-weight-asian="normal" style:font-name-complex="Liberation Serif1" style:font-weight-complex="normal"/>
    </style:style>
    <style:style style:name="T12" style:family="text">
      <style:text-properties fo:font-weight="normal" officeooo:rsid="0071b243" style:font-name-asian="Liberation Serif1" style:font-weight-asian="normal" style:font-name-complex="Liberation Serif1" style:font-weight-complex="normal"/>
    </style:style>
    <style:style style:name="T13" style:family="text">
      <style:text-properties fo:font-weight="normal" officeooo:rsid="007507ca" style:font-name-asian="Liberation Serif1" style:font-weight-asian="normal" style:font-name-complex="Liberation Serif1" style:font-weight-complex="normal"/>
    </style:style>
    <style:style style:name="T14" style:family="text">
      <style:text-properties fo:font-weight="normal" officeooo:rsid="008c2a08" style:font-name-asian="Liberation Serif1" style:font-weight-asian="normal" style:font-name-complex="Liberation Serif1" style:font-weight-complex="normal"/>
    </style:style>
    <style:style style:name="T15" style:family="text">
      <style:text-properties fo:font-weight="normal" officeooo:rsid="0090efa0" style:font-name-asian="Liberation Serif1" style:font-weight-asian="normal" style:font-name-complex="Liberation Serif1" style:font-weight-complex="normal"/>
    </style:style>
    <style:style style:name="T16" style:family="text">
      <style:text-properties fo:font-weight="normal" officeooo:rsid="0091c55b" style:font-name-asian="Liberation Serif1" style:font-weight-asian="normal" style:font-name-complex="Liberation Serif1" style:font-weight-complex="normal"/>
    </style:style>
    <style:style style:name="T17" style:family="text">
      <style:text-properties fo:font-weight="normal" officeooo:rsid="00bb53dc" style:font-name-asian="Liberation Serif1" style:font-weight-asian="normal" style:font-name-complex="Liberation Serif1" style:font-weight-complex="normal"/>
    </style:style>
    <style:style style:name="T18" style:family="text">
      <style:text-properties fo:font-weight="normal" officeooo:rsid="00c506fd" style:font-name-asian="Liberation Serif1" style:font-weight-asian="normal" style:font-name-complex="Liberation Serif1" style:font-weight-complex="normal"/>
    </style:style>
    <style:style style:name="T19" style:family="text">
      <style:text-properties fo:font-weight="normal" officeooo:rsid="00ca3b1c" style:font-name-asian="Liberation Serif1" style:font-weight-asian="normal" style:font-name-complex="Liberation Serif1" style:font-weight-complex="normal"/>
    </style:style>
    <style:style style:name="T20" style:family="text">
      <style:text-properties fo:font-weight="normal" officeooo:rsid="00cc0ef3" style:font-name-asian="Liberation Serif1" style:font-weight-asian="normal" style:font-name-complex="Liberation Serif1" style:font-weight-complex="normal"/>
    </style:style>
    <style:style style:name="T21" style:family="text">
      <style:text-properties fo:font-weight="normal" officeooo:rsid="00ccd440" style:font-name-asian="Liberation Serif1" style:font-weight-asian="normal" style:font-name-complex="Liberation Serif1" style:font-weight-complex="normal"/>
    </style:style>
    <style:style style:name="T22" style:family="text">
      <style:text-properties fo:font-weight="normal" officeooo:rsid="00ce76d0" style:font-name-asian="Liberation Serif1" style:font-weight-asian="normal" style:font-name-complex="Liberation Serif1" style:font-weight-complex="normal"/>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1ca9f9" style:font-style-asian="italic" style:font-weight-asian="normal" style:font-style-complex="italic" style:font-weight-complex="normal"/>
    </style:style>
    <style:style style:name="T25" style:family="text">
      <style:text-properties fo:font-style="italic" fo:font-weight="normal" officeooo:rsid="001f2575" style:font-style-asian="italic" style:font-weight-asian="normal" style:font-style-complex="italic" style:font-weight-complex="normal"/>
    </style:style>
    <style:style style:name="T26" style:family="text">
      <style:text-properties fo:font-style="italic" fo:font-weight="normal" officeooo:rsid="002083bd" style:font-style-asian="italic" style:font-weight-asian="normal" style:font-style-complex="italic" style:font-weight-complex="normal"/>
    </style:style>
    <style:style style:name="T27" style:family="text">
      <style:text-properties fo:font-style="italic" fo:font-weight="normal" officeooo:rsid="00236b2a" style:font-style-asian="italic" style:font-weight-asian="normal" style:font-style-complex="italic" style:font-weight-complex="normal"/>
    </style:style>
    <style:style style:name="T28" style:family="text">
      <style:text-properties fo:font-style="italic" fo:font-weight="normal" style:font-name-asian="Liberation Serif1" style:font-style-asian="italic" style:font-weight-asian="normal" style:font-name-complex="Liberation Serif1" style:font-style-complex="italic" style:font-weight-complex="normal"/>
    </style:style>
    <style:style style:name="T29" style:family="text">
      <style:text-properties fo:font-style="italic" fo:font-weight="normal" officeooo:rsid="001ca9f9" style:font-name-asian="Liberation Serif1" style:font-style-asian="italic" style:font-weight-asian="normal" style:font-name-complex="Liberation Serif1" style:font-style-complex="italic" style:font-weight-complex="normal"/>
    </style:style>
    <style:style style:name="T30" style:family="text">
      <style:text-properties fo:font-style="italic" fo:font-weight="normal" officeooo:rsid="0071b243" style:font-name-asian="Liberation Serif1" style:font-style-asian="italic" style:font-weight-asian="normal" style:font-name-complex="Liberation Serif1" style:font-style-complex="italic" style:font-weight-complex="normal"/>
    </style:style>
    <style:style style:name="T31" style:family="text">
      <style:text-properties fo:font-style="italic" fo:font-weight="normal" officeooo:rsid="0091c55b" style:font-name-asian="Liberation Serif1" style:font-style-asian="italic" style:font-weight-asian="normal" style:font-name-complex="Liberation Serif1" style:font-style-complex="italic" style:font-weight-complex="normal"/>
    </style:style>
    <style:style style:name="T32" style:family="text">
      <style:text-properties fo:font-style="italic" style:font-name-asian="Liberation Serif1" style:font-style-asian="italic" style:font-name-complex="Liberation Serif1" style:font-style-complex="italic"/>
    </style:style>
    <style:style style:name="T33" style:family="text">
      <style:text-properties fo:font-style="italic" officeooo:rsid="0090efa0" style:font-name-asian="Liberation Serif1" style:font-style-asian="italic" style:font-name-complex="Liberation Serif1" style:font-style-complex="italic"/>
    </style:style>
    <style:style style:name="T34" style:family="text">
      <style:text-properties fo:font-style="italic" officeooo:rsid="009d43b2" style:font-name-asian="Liberation Serif1" style:font-style-asian="italic" style:font-name-complex="Liberation Serif1" style:font-style-complex="italic"/>
    </style:style>
    <style:style style:name="T35" style:family="text">
      <style:text-properties fo:font-style="italic" officeooo:rsid="0035fe73" style:font-style-asian="italic" style:font-style-complex="italic"/>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189929" style:font-style-asian="normal" style:font-weight-asian="normal" style:font-style-complex="normal" style:font-weight-complex="normal"/>
    </style:style>
    <style:style style:name="T38" style:family="text">
      <style:text-properties fo:font-style="normal" fo:font-weight="normal" officeooo:rsid="0019e5e8" style:font-style-asian="normal" style:font-weight-asian="normal" style:font-style-complex="normal" style:font-weight-complex="normal"/>
    </style:style>
    <style:style style:name="T39" style:family="text">
      <style:text-properties fo:font-style="normal" fo:font-weight="normal" officeooo:rsid="001ca9f9" style:font-style-asian="normal" style:font-weight-asian="normal" style:font-style-complex="normal" style:font-weight-complex="normal"/>
    </style:style>
    <style:style style:name="T40" style:family="text">
      <style:text-properties fo:font-style="normal" fo:font-weight="normal" officeooo:rsid="001f2575" style:font-style-asian="normal" style:font-weight-asian="normal" style:font-style-complex="normal" style:font-weight-complex="normal"/>
    </style:style>
    <style:style style:name="T41" style:family="text">
      <style:text-properties fo:font-style="normal" fo:font-weight="normal" officeooo:rsid="002083bd" style:font-style-asian="normal" style:font-weight-asian="normal" style:font-style-complex="normal" style:font-weight-complex="normal"/>
    </style:style>
    <style:style style:name="T42" style:family="text">
      <style:text-properties fo:font-style="normal" fo:font-weight="normal" officeooo:rsid="0021cff0" style:font-style-asian="normal" style:font-weight-asian="normal" style:font-style-complex="normal" style:font-weight-complex="normal"/>
    </style:style>
    <style:style style:name="T43" style:family="text">
      <style:text-properties fo:font-style="normal" fo:font-weight="normal" officeooo:rsid="00236b2a" style:font-style-asian="normal" style:font-weight-asian="normal" style:font-style-complex="normal" style:font-weight-complex="normal"/>
    </style:style>
    <style:style style:name="T44" style:family="text">
      <style:text-properties fo:font-style="normal" fo:font-weight="normal" officeooo:rsid="00237791" style:font-style-asian="normal" style:font-weight-asian="normal" style:font-style-complex="normal" style:font-weight-complex="normal"/>
    </style:style>
    <style:style style:name="T45" style:family="text">
      <style:text-properties fo:font-style="normal" fo:font-weight="normal" officeooo:rsid="00a17c8f" style:font-style-asian="normal" style:font-weight-asian="normal" style:font-style-complex="normal" style:font-weight-complex="normal"/>
    </style:style>
    <style:style style:name="T46" style:family="text">
      <style:text-properties fo:font-style="normal" fo:font-weight="normal" officeooo:rsid="00a1a2a6" style:font-style-asian="normal" style:font-weight-asian="normal" style:font-style-complex="normal" style:font-weight-complex="normal"/>
    </style:style>
    <style:style style:name="T47" style:family="text">
      <style:text-properties fo:font-style="normal" fo:font-weight="normal" officeooo:rsid="00a1ddc0" style:font-style-asian="normal" style:font-weight-asian="normal" style:font-style-complex="normal" style:font-weight-complex="normal"/>
    </style:style>
    <style:style style:name="T48" style:family="text">
      <style:text-properties fo:font-style="normal" style:font-style-asian="normal" style:font-style-complex="normal"/>
    </style:style>
    <style:style style:name="T49" style:family="text">
      <style:text-properties fo:font-style="normal" officeooo:rsid="001ca9f9" style:font-style-asian="normal" style:font-style-complex="normal"/>
    </style:style>
    <style:style style:name="T50" style:family="text">
      <style:text-properties fo:font-style="normal" officeooo:rsid="009e6da0" style:font-style-asian="normal" style:font-style-complex="normal"/>
    </style:style>
    <style:style style:name="T51" style:family="text">
      <style:text-properties fo:font-style="normal" officeooo:rsid="00a04ca0" style:font-style-asian="normal" style:font-style-complex="normal"/>
    </style:style>
    <style:style style:name="T52" style:family="text">
      <style:text-properties fo:font-style="normal" officeooo:rsid="00a17c8f" style:font-style-asian="normal" style:font-style-complex="normal"/>
    </style:style>
    <style:style style:name="T53" style:family="text">
      <style:text-properties fo:font-style="normal" officeooo:rsid="00189929" style:font-style-asian="normal" style:font-style-complex="normal"/>
    </style:style>
    <style:style style:name="T54" style:family="text">
      <style:text-properties fo:font-style="normal" style:text-underline-style="solid" style:text-underline-width="auto" style:text-underline-color="font-color" fo:font-weight="normal" officeooo:rsid="00189929" style:font-style-asian="normal" style:font-weight-asian="normal" style:font-style-complex="normal" style:font-weight-complex="normal"/>
    </style:style>
    <style:style style:name="T55" style:family="text">
      <style:text-properties fo:font-style="normal" style:text-underline-style="solid" style:text-underline-width="auto" style:text-underline-color="font-color" fo:font-weight="normal" officeooo:rsid="001ca9f9" style:font-style-asian="normal" style:font-weight-asian="normal" style:font-style-complex="normal" style:font-weight-complex="normal"/>
    </style:style>
    <style:style style:name="T56" style:family="text">
      <style:text-properties fo:font-style="normal" style:text-underline-style="solid" style:text-underline-width="auto" style:text-underline-color="font-color" fo:font-weight="normal" officeooo:rsid="002083bd" style:font-style-asian="normal" style:font-weight-asian="normal" style:font-style-complex="normal" style:font-weight-complex="normal"/>
    </style:style>
    <style:style style:name="T57" style:family="text">
      <style:text-properties style:font-name="Liberation Serif1" fo:font-style="normal" fo:font-weight="normal" style:font-style-asian="normal" style:font-weight-asian="normal" style:font-style-complex="normal" style:font-weight-complex="normal"/>
    </style:style>
    <style:style style:name="T58" style:family="text">
      <style:text-properties style:font-name="Liberation Serif1" fo:font-style="normal" fo:font-weight="normal" officeooo:rsid="001bf63a" style:font-style-asian="normal" style:font-weight-asian="normal" style:font-style-complex="normal" style:font-weight-complex="normal"/>
    </style:style>
    <style:style style:name="T59" style:family="text">
      <style:text-properties style:font-name="Liberation Serif1" fo:font-style="normal" fo:font-weight="normal" officeooo:rsid="0019e5e8" style:font-style-asian="normal" style:font-weight-asian="normal" style:font-style-complex="normal" style:font-weight-complex="normal"/>
    </style:style>
    <style:style style:name="T60" style:family="text">
      <style:text-properties style:font-name="Liberation Serif1" fo:font-style="normal" fo:font-weight="normal" officeooo:rsid="001ca9f9" style:font-style-asian="normal" style:font-weight-asian="normal" style:font-style-complex="normal" style:font-weight-complex="normal"/>
    </style:style>
    <style:style style:name="T61" style:family="text">
      <style:text-properties style:font-name="Liberation Serif1" fo:font-style="normal" fo:font-weight="normal" officeooo:rsid="00237791" style:font-style-asian="normal" style:font-weight-asian="normal" style:font-style-complex="normal" style:font-weight-complex="normal"/>
    </style:style>
    <style:style style:name="T62" style:family="text">
      <style:text-properties style:font-name="Liberation Serif1" fo:font-style="normal" fo:font-weight="normal" officeooo:rsid="00252f38" style:font-style-asian="normal" style:font-weight-asian="normal" style:font-style-complex="normal" style:font-weight-complex="normal"/>
    </style:style>
    <style:style style:name="T63" style:family="text">
      <style:text-properties style:font-name="Liberation Serif1" fo:font-style="normal" fo:font-weight="normal" officeooo:rsid="001ca9f9" style:font-name-asian="Liberation Serif1" style:font-style-asian="normal" style:font-weight-asian="normal" style:font-name-complex="Liberation Serif1" style:font-style-complex="normal" style:font-weight-complex="normal"/>
    </style:style>
    <style:style style:name="T64" style:family="text">
      <style:text-properties style:font-name="Liberation Serif1" fo:font-style="normal" officeooo:rsid="001bf63a" style:font-style-asian="normal" style:font-style-complex="normal"/>
    </style:style>
    <style:style style:name="T65" style:family="text">
      <style:text-properties style:font-name="Liberation Serif1" fo:font-style="normal" officeooo:rsid="001ca9f9" style:font-style-asian="normal" style:font-style-complex="normal"/>
    </style:style>
    <style:style style:name="T66" style:family="text">
      <style:text-properties style:font-name="Liberation Serif1" fo:font-style="normal" style:text-underline-style="solid" style:text-underline-width="auto" style:text-underline-color="font-color" fo:font-weight="normal" officeooo:rsid="001ca9f9" style:font-name-asian="Liberation Serif1" style:font-style-asian="normal" style:font-weight-asian="normal" style:font-name-complex="Liberation Serif1" style:font-style-complex="normal" style:font-weight-complex="normal"/>
    </style:style>
    <style:style style:name="T67" style:family="text">
      <style:text-properties style:font-name="Liberation Serif1" officeooo:rsid="002ccb3e"/>
    </style:style>
    <style:style style:name="T68" style:family="text">
      <style:text-properties style:font-name="Liberation Serif1" style:font-name-asian="Liberation Serif1" style:font-name-complex="Liberation Serif1"/>
    </style:style>
    <style:style style:name="T69" style:family="text">
      <style:text-properties style:font-name="Liberation Serif1" officeooo:rsid="002ccb3e" style:font-name-asian="Liberation Serif1" style:font-name-complex="Liberation Serif1"/>
    </style:style>
    <style:style style:name="T70" style:family="text">
      <style:text-properties style:font-name="Liberation Serif1" officeooo:rsid="00315ddc" style:font-name-asian="Liberation Serif1" style:font-name-complex="Liberation Serif1"/>
    </style:style>
    <style:style style:name="T71" style:family="text">
      <style:text-properties style:font-name="Liberation Serif1" officeooo:rsid="0032254e" style:font-name-asian="Liberation Serif1" style:font-name-complex="Liberation Serif1"/>
    </style:style>
    <style:style style:name="T72" style:family="text">
      <style:text-properties style:font-name="Liberation Serif1" officeooo:rsid="00336bba" style:font-name-asian="Liberation Serif1" style:font-name-complex="Liberation Serif1"/>
    </style:style>
    <style:style style:name="T73" style:family="text">
      <style:text-properties style:font-name="Liberation Serif1" officeooo:rsid="001ca9f9" style:font-name-asian="Liberation Serif1" style:font-name-complex="Liberation Serif1"/>
    </style:style>
    <style:style style:name="T74" style:family="text">
      <style:text-properties style:font-name="Liberation Serif1" officeooo:rsid="00611a26" style:font-name-asian="Liberation Serif1" style:font-name-complex="Liberation Serif1"/>
    </style:style>
    <style:style style:name="T75" style:family="text">
      <style:text-properties style:font-name="Liberation Serif1" officeooo:rsid="00616191" style:font-name-asian="Liberation Serif1" style:font-name-complex="Liberation Serif1"/>
    </style:style>
    <style:style style:name="T76" style:family="text">
      <style:text-properties style:font-name="Liberation Serif1" officeooo:rsid="0063586d" style:font-name-asian="Liberation Serif1" style:font-name-complex="Liberation Serif1"/>
    </style:style>
    <style:style style:name="T77" style:family="text">
      <style:text-properties style:font-name="Liberation Serif1" officeooo:rsid="006b9e69" style:font-name-asian="Liberation Serif1" style:font-name-complex="Liberation Serif1"/>
    </style:style>
    <style:style style:name="T78" style:family="text">
      <style:text-properties style:font-name="Liberation Serif1" officeooo:rsid="0071b243" style:font-name-asian="Liberation Serif1" style:font-name-complex="Liberation Serif1"/>
    </style:style>
    <style:style style:name="T79" style:family="text">
      <style:text-properties style:font-name="Liberation Serif1" officeooo:rsid="008acd3b" style:font-name-asian="Liberation Serif1" style:font-name-complex="Liberation Serif1"/>
    </style:style>
    <style:style style:name="T80" style:family="text">
      <style:text-properties style:font-name="Liberation Serif1" officeooo:rsid="008df814" style:font-name-asian="Liberation Serif1" style:font-name-complex="Liberation Serif1"/>
    </style:style>
    <style:style style:name="T81" style:family="text">
      <style:text-properties style:font-name="Liberation Serif1" officeooo:rsid="008e1dac" style:font-name-asian="Liberation Serif1" style:font-name-complex="Liberation Serif1"/>
    </style:style>
    <style:style style:name="T82" style:family="text">
      <style:text-properties style:font-name="Liberation Serif1" officeooo:rsid="009c026d" style:font-name-asian="Liberation Serif1" style:font-name-complex="Liberation Serif1"/>
    </style:style>
    <style:style style:name="T83" style:family="text">
      <style:text-properties style:font-name="Liberation Serif1" style:font-name-asian="SimSun" style:font-name-complex="Lucida Sans"/>
    </style:style>
    <style:style style:name="T84" style:family="text">
      <style:text-properties style:font-name="Liberation Serif1" officeooo:rsid="002ccb3e" style:font-name-asian="SimSun" style:font-name-complex="Lucida Sans"/>
    </style:style>
    <style:style style:name="T85" style:family="text">
      <style:text-properties style:font-name="Liberation Serif1" officeooo:rsid="002daa92" style:font-name-asian="SimSun" style:font-name-complex="Lucida Sans"/>
    </style:style>
    <style:style style:name="T86" style:family="text">
      <style:text-properties style:font-name="Liberation Serif1" officeooo:rsid="001ca9f9" style:font-name-asian="SimSun" style:font-name-complex="Lucida Sans"/>
    </style:style>
    <style:style style:name="T87" style:family="text">
      <style:text-properties style:font-name="Liberation Serif1" officeooo:rsid="00829fec" style:font-name-asian="SimSun" style:font-name-complex="Lucida Sans"/>
    </style:style>
    <style:style style:name="T88" style:family="text">
      <style:text-properties style:font-name="Liberation Serif1" officeooo:rsid="008380e2" style:font-name-asian="SimSun" style:font-name-complex="Lucida Sans"/>
    </style:style>
    <style:style style:name="T89" style:family="text">
      <style:text-properties style:font-name="Liberation Serif1" fo:font-weight="normal" officeooo:rsid="002eadba" style:font-name-asian="SimSun" style:font-weight-asian="normal" style:font-name-complex="Lucida Sans" style:font-weight-complex="normal"/>
    </style:style>
    <style:style style:name="T90" style:family="text">
      <style:text-properties style:font-name="Liberation Serif1" fo:font-weight="normal" officeooo:rsid="001ca9f9" style:font-name-asian="SimSun" style:font-weight-asian="normal" style:font-name-complex="Lucida Sans" style:font-weight-complex="normal"/>
    </style:style>
    <style:style style:name="T91" style:family="text">
      <style:text-properties style:font-name="Liberation Serif1" fo:font-weight="normal" officeooo:rsid="00ac3415" style:font-name-asian="SimSun" style:font-weight-asian="normal" style:font-name-complex="Lucida Sans" style:font-weight-complex="normal"/>
    </style:style>
    <style:style style:name="T92" style:family="text">
      <style:text-properties style:font-name="Liberation Serif1" fo:font-weight="normal" officeooo:rsid="0035fe73" style:font-weight-asian="normal" style:font-weight-complex="normal"/>
    </style:style>
    <style:style style:name="T93" style:family="text">
      <style:text-properties style:font-name="Liberation Serif1" fo:font-weight="normal" style:font-name-asian="Liberation Serif1" style:font-weight-asian="normal" style:font-name-complex="Liberation Serif1" style:font-weight-complex="normal"/>
    </style:style>
    <style:style style:name="T94" style:family="text">
      <style:text-properties style:font-name="Liberation Serif1" fo:font-weight="normal" officeooo:rsid="001ca9f9" style:font-name-asian="Liberation Serif1" style:font-weight-asian="normal" style:font-name-complex="Liberation Serif1" style:font-weight-complex="normal"/>
    </style:style>
    <style:style style:name="T95" style:family="text">
      <style:text-properties style:font-name="Liberation Serif1" fo:font-weight="normal" officeooo:rsid="004c3ecd" style:font-name-asian="Liberation Serif1" style:font-weight-asian="normal" style:font-name-complex="Liberation Serif1" style:font-weight-complex="normal"/>
    </style:style>
    <style:style style:name="T96" style:family="text">
      <style:text-properties style:font-name="Liberation Serif1" fo:font-weight="normal" officeooo:rsid="005f9633" style:font-name-asian="Liberation Serif1" style:font-weight-asian="normal" style:font-name-complex="Liberation Serif1" style:font-weight-complex="normal"/>
    </style:style>
    <style:style style:name="T97" style:family="text">
      <style:text-properties style:font-name="Liberation Serif1" fo:font-weight="normal" officeooo:rsid="00611a26" style:font-name-asian="Liberation Serif1" style:font-weight-asian="normal" style:font-name-complex="Liberation Serif1" style:font-weight-complex="normal"/>
    </style:style>
    <style:style style:name="T98" style:family="text">
      <style:text-properties style:font-name="Liberation Serif1" fo:font-weight="normal" officeooo:rsid="00616191" style:font-name-asian="Liberation Serif1" style:font-weight-asian="normal" style:font-name-complex="Liberation Serif1" style:font-weight-complex="normal"/>
    </style:style>
    <style:style style:name="T99" style:family="text">
      <style:text-properties style:font-name="Liberation Serif1" fo:font-weight="normal" officeooo:rsid="0063586d" style:font-name-asian="Liberation Serif1" style:font-weight-asian="normal" style:font-name-complex="Liberation Serif1" style:font-weight-complex="normal"/>
    </style:style>
    <style:style style:name="T100" style:family="text">
      <style:text-properties style:font-name="Liberation Serif1" fo:font-weight="normal" officeooo:rsid="0064706b" style:font-name-asian="Liberation Serif1" style:font-weight-asian="normal" style:font-name-complex="Liberation Serif1" style:font-weight-complex="normal"/>
    </style:style>
    <style:style style:name="T101" style:family="text">
      <style:text-properties style:font-name="Liberation Serif1" fo:font-weight="normal" officeooo:rsid="00682391" style:font-name-asian="Liberation Serif1" style:font-weight-asian="normal" style:font-name-complex="Liberation Serif1" style:font-weight-complex="normal"/>
    </style:style>
    <style:style style:name="T102" style:family="text">
      <style:text-properties style:font-name="Liberation Serif1" fo:font-weight="normal" officeooo:rsid="0069a8bf" style:font-name-asian="Liberation Serif1" style:font-weight-asian="normal" style:font-name-complex="Liberation Serif1" style:font-weight-complex="normal"/>
    </style:style>
    <style:style style:name="T103" style:family="text">
      <style:text-properties style:font-name="Liberation Serif1" fo:font-weight="normal" officeooo:rsid="006b9e69" style:font-name-asian="Liberation Serif1" style:font-weight-asian="normal" style:font-name-complex="Liberation Serif1" style:font-weight-complex="normal"/>
    </style:style>
    <style:style style:name="T104" style:family="text">
      <style:text-properties style:font-name="Liberation Serif1" fo:font-weight="normal" officeooo:rsid="006d9cbf" style:font-name-asian="Liberation Serif1" style:font-weight-asian="normal" style:font-name-complex="Liberation Serif1" style:font-weight-complex="normal"/>
    </style:style>
    <style:style style:name="T105" style:family="text">
      <style:text-properties style:font-name="Liberation Serif1" fo:font-weight="normal" officeooo:rsid="006e1133" style:font-name-asian="Liberation Serif1" style:font-weight-asian="normal" style:font-name-complex="Liberation Serif1" style:font-weight-complex="normal"/>
    </style:style>
    <style:style style:name="T106" style:family="text">
      <style:text-properties style:font-name="Liberation Serif1" fo:font-weight="normal" officeooo:rsid="0071b243" style:font-name-asian="Liberation Serif1" style:font-weight-asian="normal" style:font-name-complex="Liberation Serif1" style:font-weight-complex="normal"/>
    </style:style>
    <style:style style:name="T107" style:family="text">
      <style:text-properties style:font-name="Liberation Serif1" fo:font-weight="normal" officeooo:rsid="007507ca" style:font-name-asian="Liberation Serif1" style:font-weight-asian="normal" style:font-name-complex="Liberation Serif1" style:font-weight-complex="normal"/>
    </style:style>
    <style:style style:name="T108" style:family="text">
      <style:text-properties style:font-name="Liberation Serif1" fo:font-weight="normal" officeooo:rsid="008c2a08" style:font-name-asian="Liberation Serif1" style:font-weight-asian="normal" style:font-name-complex="Liberation Serif1" style:font-weight-complex="normal"/>
    </style:style>
    <style:style style:name="T109" style:family="text">
      <style:text-properties style:font-name="Liberation Serif1" fo:font-weight="normal" officeooo:rsid="008c85b1" style:font-name-asian="Liberation Serif1" style:font-weight-asian="normal" style:font-name-complex="Liberation Serif1" style:font-weight-complex="normal"/>
    </style:style>
    <style:style style:name="T110" style:family="text">
      <style:text-properties style:font-name="Liberation Serif1" fo:font-weight="normal" officeooo:rsid="008df814" style:font-name-asian="Liberation Serif1" style:font-weight-asian="normal" style:font-name-complex="Liberation Serif1" style:font-weight-complex="normal"/>
    </style:style>
    <style:style style:name="T111" style:family="text">
      <style:text-properties style:font-name="Liberation Serif1" fo:font-weight="normal" officeooo:rsid="008e1dac" style:font-name-asian="Liberation Serif1" style:font-weight-asian="normal" style:font-name-complex="Liberation Serif1" style:font-weight-complex="normal"/>
    </style:style>
    <style:style style:name="T112" style:family="text">
      <style:text-properties style:font-name="Liberation Serif1" fo:font-weight="normal" officeooo:rsid="0093946f" style:font-name-asian="Liberation Serif1" style:font-weight-asian="normal" style:font-name-complex="Liberation Serif1" style:font-weight-complex="normal"/>
    </style:style>
    <style:style style:name="T113" style:family="text">
      <style:text-properties style:font-name="Liberation Serif1" fo:font-weight="normal" officeooo:rsid="00949390" style:font-name-asian="Liberation Serif1" style:font-weight-asian="normal" style:font-name-complex="Liberation Serif1" style:font-weight-complex="normal"/>
    </style:style>
    <style:style style:name="T114" style:family="text">
      <style:text-properties style:font-name="Liberation Serif1" fo:font-weight="normal" officeooo:rsid="0095ff71" style:font-name-asian="Liberation Serif1" style:font-weight-asian="normal" style:font-name-complex="Liberation Serif1" style:font-weight-complex="normal"/>
    </style:style>
    <style:style style:name="T115" style:family="text">
      <style:text-properties style:font-name="Liberation Serif1" fo:font-weight="normal" officeooo:rsid="009c026d" style:font-name-asian="Liberation Serif1" style:font-weight-asian="normal" style:font-name-complex="Liberation Serif1" style:font-weight-complex="normal"/>
    </style:style>
    <style:style style:name="T116" style:family="text">
      <style:text-properties style:font-name="Liberation Serif1" fo:font-weight="normal" officeooo:rsid="0099a269" style:font-name-asian="Liberation Serif1" style:font-weight-asian="normal" style:font-name-complex="Liberation Serif1" style:font-weight-complex="normal"/>
    </style:style>
    <style:style style:name="T117" style:family="text">
      <style:text-properties style:font-name="Liberation Serif1" fo:font-weight="normal" officeooo:rsid="009a1bd7" style:font-name-asian="Liberation Serif1" style:font-weight-asian="normal" style:font-name-complex="Liberation Serif1" style:font-weight-complex="normal"/>
    </style:style>
    <style:style style:name="T118" style:family="text">
      <style:text-properties style:font-name="Liberation Serif1" fo:font-weight="normal" officeooo:rsid="009d43b2" style:font-name-asian="Liberation Serif1" style:font-weight-asian="normal" style:font-name-complex="Liberation Serif1" style:font-weight-complex="normal"/>
    </style:style>
    <style:style style:name="T119" style:family="text">
      <style:text-properties style:font-name="Liberation Serif1" fo:font-weight="normal" officeooo:rsid="00ac3415" style:font-name-asian="Liberation Serif1" style:font-weight-asian="normal" style:font-name-complex="Liberation Serif1" style:font-weight-complex="normal"/>
    </style:style>
    <style:style style:name="T120" style:family="text">
      <style:text-properties style:font-name="Liberation Serif1" fo:font-weight="normal" officeooo:rsid="00ca3b1c" style:font-name-asian="Liberation Serif1" style:font-weight-asian="normal" style:font-name-complex="Liberation Serif1" style:font-weight-complex="normal"/>
    </style:style>
    <style:style style:name="T121" style:family="text">
      <style:text-properties style:font-name="Liberation Serif1" fo:font-weight="normal" officeooo:rsid="00ca4f64" style:font-name-asian="Liberation Serif1" style:font-weight-asian="normal" style:font-name-complex="Liberation Serif1" style:font-weight-complex="normal"/>
    </style:style>
    <style:style style:name="T122" style:family="text">
      <style:text-properties style:font-name="Liberation Serif1" fo:font-style="italic" fo:font-weight="normal" officeooo:rsid="002eadba" style:font-name-asian="SimSun" style:font-style-asian="italic" style:font-weight-asian="normal" style:font-name-complex="Lucida Sans" style:font-style-complex="italic" style:font-weight-complex="normal"/>
    </style:style>
    <style:style style:name="T123" style:family="text">
      <style:text-properties style:font-name="Liberation Serif1" fo:font-style="italic" fo:font-weight="normal" officeooo:rsid="001ca9f9" style:font-name-asian="SimSun" style:font-style-asian="italic" style:font-weight-asian="normal" style:font-name-complex="Lucida Sans" style:font-style-complex="italic" style:font-weight-complex="normal"/>
    </style:style>
    <style:style style:name="T124" style:family="text">
      <style:text-properties style:font-name="Liberation Serif1" fo:font-style="italic" fo:font-weight="normal" style:font-name-asian="Liberation Serif1" style:font-style-asian="italic" style:font-weight-asian="normal" style:font-name-complex="Liberation Serif1" style:font-style-complex="italic" style:font-weight-complex="normal"/>
    </style:style>
    <style:style style:name="T125" style:family="text">
      <style:text-properties style:font-name="Liberation Serif1" fo:font-style="italic" fo:font-weight="normal" officeooo:rsid="001ca9f9" style:font-name-asian="Liberation Serif1" style:font-style-asian="italic" style:font-weight-asian="normal" style:font-name-complex="Liberation Serif1" style:font-style-complex="italic" style:font-weight-complex="normal"/>
    </style:style>
    <style:style style:name="T126" style:family="text">
      <style:text-properties style:font-name="Liberation Serif1" fo:font-style="italic" fo:font-weight="normal" officeooo:rsid="004c3ecd" style:font-name-asian="Liberation Serif1" style:font-style-asian="italic" style:font-weight-asian="normal" style:font-name-complex="Liberation Serif1" style:font-style-complex="italic" style:font-weight-complex="normal"/>
    </style:style>
    <style:style style:name="T127" style:family="text">
      <style:text-properties style:font-name="Liberation Serif1" fo:font-style="italic" fo:font-weight="normal" officeooo:rsid="00611a26" style:font-name-asian="Liberation Serif1" style:font-style-asian="italic" style:font-weight-asian="normal" style:font-name-complex="Liberation Serif1" style:font-style-complex="italic" style:font-weight-complex="normal"/>
    </style:style>
    <style:style style:name="T128" style:family="text">
      <style:text-properties style:font-name="Liberation Serif1" fo:font-style="italic" fo:font-weight="normal" officeooo:rsid="008c85b1" style:font-name-asian="Liberation Serif1" style:font-style-asian="italic" style:font-weight-asian="normal" style:font-name-complex="Liberation Serif1" style:font-style-complex="italic" style:font-weight-complex="normal"/>
    </style:style>
    <style:style style:name="T129" style:family="text">
      <style:text-properties style:font-name="Liberation Serif1" fo:font-style="italic" fo:font-weight="normal" officeooo:rsid="0093946f" style:font-name-asian="Liberation Serif1" style:font-style-asian="italic" style:font-weight-asian="normal" style:font-name-complex="Liberation Serif1" style:font-style-complex="italic" style:font-weight-complex="normal"/>
    </style:style>
    <style:style style:name="T130" style:family="text">
      <style:text-properties style:font-name="Liberation Serif1" fo:font-style="italic" fo:font-weight="normal" officeooo:rsid="009a1bd7" style:font-name-asian="Liberation Serif1" style:font-style-asian="italic" style:font-weight-asian="normal" style:font-name-complex="Liberation Serif1" style:font-style-complex="italic" style:font-weight-complex="normal"/>
    </style:style>
    <style:style style:name="T131" style:family="text">
      <style:text-properties style:font-name="Liberation Serif1" fo:font-style="italic" fo:font-weight="normal" officeooo:rsid="00ca3b1c" style:font-name-asian="Liberation Serif1" style:font-style-asian="italic" style:font-weight-asian="normal" style:font-name-complex="Liberation Serif1" style:font-style-complex="italic" style:font-weight-complex="normal"/>
    </style:style>
    <style:style style:name="T132" style:family="text">
      <style:text-properties style:font-name="Liberation Serif1" fo:font-style="italic" officeooo:rsid="00611a26" style:font-name-asian="Liberation Serif1" style:font-style-asian="italic" style:font-name-complex="Liberation Serif1" style:font-style-complex="italic"/>
    </style:style>
    <style:style style:name="T133" style:family="text">
      <style:text-properties style:font-name="Liberation Serif1" fo:font-style="italic" officeooo:rsid="001ca9f9" style:font-name-asian="Liberation Serif1" style:font-style-asian="italic" style:font-name-complex="Liberation Serif1" style:font-style-complex="italic"/>
    </style:style>
    <style:style style:name="T134" style:family="text">
      <style:text-properties style:font-name="Liberation Serif1" fo:font-style="italic" officeooo:rsid="0063586d" style:font-name-asian="Liberation Serif1" style:font-style-asian="italic" style:font-name-complex="Liberation Serif1" style:font-style-complex="italic"/>
    </style:style>
    <style:style style:name="T135" style:family="text">
      <style:text-properties style:font-name="Liberation Serif1" fo:font-style="italic" officeooo:rsid="008e1dac" style:font-name-asian="Liberation Serif1" style:font-style-asian="italic" style:font-name-complex="Liberation Serif1" style:font-style-complex="italic"/>
    </style:style>
    <style:style style:name="T136" style:family="text">
      <style:text-properties style:font-name="Liberation Serif1" fo:font-size="12pt" style:text-underline-style="none" fo:font-weight="normal" style:font-size-asian="10.5pt" style:font-weight-asian="normal" style:font-size-complex="12pt" style:font-weight-complex="normal"/>
    </style:style>
    <style:style style:name="T137" style:family="text">
      <style:text-properties style:font-name="Liberation Serif1" fo:font-size="12pt" style:text-underline-style="none" fo:font-weight="normal" officeooo:rsid="00395f84" style:font-size-asian="10.5pt" style:font-weight-asian="normal" style:font-size-complex="12pt" style:font-weight-complex="normal"/>
    </style:style>
    <style:style style:name="T138" style:family="text">
      <style:text-properties style:font-name="Liberation Serif1" fo:font-size="12pt" style:text-underline-style="none" fo:font-weight="normal" officeooo:rsid="0035fe73" style:font-size-asian="10.5pt" style:font-weight-asian="normal" style:font-size-complex="12pt" style:font-weight-complex="normal"/>
    </style:style>
    <style:style style:name="T139" style:family="text">
      <style:text-properties style:font-name="Liberation Serif1" fo:font-size="12pt" style:text-underline-style="none" fo:font-weight="normal" officeooo:rsid="00363b5b" style:font-size-asian="10.5pt" style:font-weight-asian="normal" style:font-size-complex="12pt" style:font-weight-complex="normal"/>
    </style:style>
    <style:style style:name="T140" style:family="text">
      <style:text-properties style:font-name="Liberation Serif1" fo:font-size="12pt" style:text-underline-style="none" fo:font-weight="normal" officeooo:rsid="0036cb58" style:font-size-asian="10.5pt" style:font-weight-asian="normal" style:font-size-complex="12pt" style:font-weight-complex="normal"/>
    </style:style>
    <style:style style:name="T141" style:family="text">
      <style:text-properties style:font-name="Liberation Serif1" fo:font-size="12pt" style:text-underline-style="none" fo:font-weight="normal" officeooo:rsid="0038a0f9" style:font-size-asian="10.5pt" style:font-weight-asian="normal" style:font-size-complex="12pt" style:font-weight-complex="normal"/>
    </style:style>
    <style:style style:name="T142" style:family="text">
      <style:text-properties style:font-name="Liberation Serif1" fo:font-size="12pt" style:text-underline-style="none" fo:font-weight="normal" officeooo:rsid="00395aa9" style:font-size-asian="10.5pt" style:font-weight-asian="normal" style:font-size-complex="12pt" style:font-weight-complex="normal"/>
    </style:style>
    <style:style style:name="T143" style:family="text">
      <style:text-properties style:font-name="Liberation Serif1" fo:font-size="12pt" style:text-underline-style="none" fo:font-weight="normal" officeooo:rsid="003b3239" style:font-size-asian="10.5pt" style:font-weight-asian="normal" style:font-size-complex="12pt" style:font-weight-complex="normal"/>
    </style:style>
    <style:style style:name="T144" style:family="text">
      <style:text-properties style:font-name="Liberation Serif1" fo:font-size="12pt" style:text-underline-style="none" fo:font-weight="normal" officeooo:rsid="003d360c" style:font-size-asian="10.5pt" style:font-weight-asian="normal" style:font-size-complex="12pt" style:font-weight-complex="normal"/>
    </style:style>
    <style:style style:name="T145" style:family="text">
      <style:text-properties style:font-name="Liberation Serif1" fo:font-size="12pt" style:text-underline-style="none" fo:font-weight="normal" officeooo:rsid="003f2dbe" style:font-size-asian="10.5pt" style:font-weight-asian="normal" style:font-size-complex="12pt" style:font-weight-complex="normal"/>
    </style:style>
    <style:style style:name="T146" style:family="text">
      <style:text-properties style:font-name="Liberation Serif1" fo:font-size="12pt" style:text-underline-style="none" fo:font-weight="normal" style:font-name-asian="Liberation Serif1" style:font-size-asian="10.5pt" style:font-weight-asian="normal" style:font-name-complex="Liberation Serif1" style:font-size-complex="12pt" style:font-weight-complex="normal"/>
    </style:style>
    <style:style style:name="T147" style:family="text">
      <style:text-properties style:font-name="Liberation Serif1" fo:font-size="12pt" style:text-underline-style="none" fo:font-weight="normal" officeooo:rsid="003f2dbe" style:font-name-asian="Liberation Serif1" style:font-size-asian="10.5pt" style:font-weight-asian="normal" style:font-name-complex="Liberation Serif1" style:font-size-complex="12pt" style:font-weight-complex="normal"/>
    </style:style>
    <style:style style:name="T148" style:family="text">
      <style:text-properties style:font-name="Liberation Serif1" fo:font-size="12pt" style:text-underline-style="none" fo:font-weight="normal" officeooo:rsid="004118a3" style:font-name-asian="Liberation Serif1" style:font-size-asian="10.5pt" style:font-weight-asian="normal" style:font-name-complex="Liberation Serif1" style:font-size-complex="12pt" style:font-weight-complex="normal"/>
    </style:style>
    <style:style style:name="T149" style:family="text">
      <style:text-properties style:font-name="Liberation Serif1" fo:font-size="12pt" style:text-underline-style="none" fo:font-weight="normal" officeooo:rsid="00427ddd" style:font-name-asian="Liberation Serif1" style:font-size-asian="10.5pt" style:font-weight-asian="normal" style:font-name-complex="Liberation Serif1" style:font-size-complex="12pt" style:font-weight-complex="normal"/>
    </style:style>
    <style:style style:name="T150" style:family="text">
      <style:text-properties style:font-name="Liberation Serif1" fo:font-size="12pt" style:text-underline-style="none" fo:font-weight="normal" officeooo:rsid="004661ba" style:font-name-asian="Liberation Serif1" style:font-size-asian="10.5pt" style:font-weight-asian="normal" style:font-name-complex="Liberation Serif1" style:font-size-complex="12pt" style:font-weight-complex="normal"/>
    </style:style>
    <style:style style:name="T151" style:family="text">
      <style:text-properties style:font-name="Liberation Serif1" fo:font-size="12pt" style:text-underline-style="none" fo:font-weight="normal" officeooo:rsid="001ca9f9" style:font-name-asian="Liberation Serif1" style:font-size-asian="10.5pt" style:font-weight-asian="normal" style:font-name-complex="Liberation Serif1" style:font-size-complex="12pt" style:font-weight-complex="normal"/>
    </style:style>
    <style:style style:name="T152" style:family="text">
      <style:text-properties style:font-name="Liberation Serif1" fo:font-size="12pt" style:text-underline-style="none" fo:font-weight="normal" officeooo:rsid="0046c620" style:font-name-asian="Liberation Serif1" style:font-size-asian="10.5pt" style:font-weight-asian="normal" style:font-name-complex="Liberation Serif1" style:font-size-complex="12pt" style:font-weight-complex="normal"/>
    </style:style>
    <style:style style:name="T153" style:family="text">
      <style:text-properties style:font-name="Liberation Serif1" fo:font-size="12pt" style:text-underline-style="none" fo:font-weight="normal" officeooo:rsid="00471edf" style:font-name-asian="Liberation Serif1" style:font-size-asian="10.5pt" style:font-weight-asian="normal" style:font-name-complex="Liberation Serif1" style:font-size-complex="12pt" style:font-weight-complex="normal"/>
    </style:style>
    <style:style style:name="T154" style:family="text">
      <style:text-properties style:font-name="Liberation Serif1" fo:font-size="12pt" style:text-underline-style="none" fo:font-weight="normal" officeooo:rsid="00523581" style:font-name-asian="Liberation Serif1" style:font-size-asian="10.5pt" style:font-weight-asian="normal" style:font-name-complex="Liberation Serif1" style:font-size-complex="12pt" style:font-weight-complex="normal"/>
    </style:style>
    <style:style style:name="T155" style:family="text">
      <style:text-properties style:font-name="Liberation Serif1" fo:font-size="12pt" style:text-underline-style="none" fo:font-weight="normal" officeooo:rsid="0058a29f" style:font-name-asian="Liberation Serif1" style:font-size-asian="10.5pt" style:font-weight-asian="normal" style:font-name-complex="Liberation Serif1" style:font-size-complex="12pt" style:font-weight-complex="normal"/>
    </style:style>
    <style:style style:name="T156" style:family="text">
      <style:text-properties style:font-name="Liberation Serif1" fo:font-size="12pt" style:text-underline-style="none" fo:font-weight="normal" officeooo:rsid="0058b16b" style:font-name-asian="Liberation Serif1" style:font-size-asian="10.5pt" style:font-weight-asian="normal" style:font-name-complex="Liberation Serif1" style:font-size-complex="12pt" style:font-weight-complex="normal"/>
    </style:style>
    <style:style style:name="T157" style:family="text">
      <style:text-properties style:font-name="Liberation Serif1" fo:font-size="12pt" style:text-underline-style="none" fo:font-weight="normal" officeooo:rsid="005a522b" style:font-name-asian="Liberation Serif1" style:font-size-asian="10.5pt" style:font-weight-asian="normal" style:font-name-complex="Liberation Serif1" style:font-size-complex="12pt" style:font-weight-complex="normal"/>
    </style:style>
    <style:style style:name="T158" style:family="text">
      <style:text-properties style:font-name="Liberation Serif1" fo:font-size="12pt" style:text-underline-style="none" fo:font-weight="normal" officeooo:rsid="005be6f6" style:font-name-asian="Liberation Serif1" style:font-size-asian="10.5pt" style:font-weight-asian="normal" style:font-name-complex="Liberation Serif1" style:font-size-complex="12pt" style:font-weight-complex="normal"/>
    </style:style>
    <style:style style:name="T159" style:family="text">
      <style:text-properties style:font-name="Liberation Serif1" fo:font-size="12pt" style:text-underline-style="none" fo:font-weight="normal" officeooo:rsid="005c5820" style:font-name-asian="Liberation Serif1" style:font-size-asian="10.5pt" style:font-weight-asian="normal" style:font-name-complex="Liberation Serif1" style:font-size-complex="12pt" style:font-weight-complex="normal"/>
    </style:style>
    <style:style style:name="T160" style:family="text">
      <style:text-properties style:font-name="Liberation Serif1" fo:font-size="12pt" style:text-underline-style="none" fo:font-weight="normal" officeooo:rsid="005d58d0" style:font-name-asian="Liberation Serif1" style:font-size-asian="10.5pt" style:font-weight-asian="normal" style:font-name-complex="Liberation Serif1" style:font-size-complex="12pt" style:font-weight-complex="normal"/>
    </style:style>
    <style:style style:name="T161" style:family="text">
      <style:text-properties style:font-name="Liberation Serif1" fo:font-size="12pt" style:text-underline-style="none" officeooo:rsid="00363b5b" style:font-size-asian="10.5pt" style:font-size-complex="12pt"/>
    </style:style>
    <style:style style:name="T162" style:family="text">
      <style:text-properties style:font-name="Liberation Serif1" fo:font-size="12pt" style:text-underline-style="none" officeooo:rsid="0036cb58" style:font-size-asian="10.5pt" style:font-size-complex="12pt"/>
    </style:style>
    <style:style style:name="T163" style:family="text">
      <style:text-properties style:font-name="Liberation Serif1" fo:font-size="12pt" style:text-underline-style="none" officeooo:rsid="00395aa9" style:font-size-asian="10.5pt" style:font-size-complex="12pt"/>
    </style:style>
    <style:style style:name="T164" style:family="text">
      <style:text-properties style:font-name="Liberation Serif1" fo:font-size="12pt" style:text-underline-style="none" style:font-name-asian="Liberation Serif1" style:font-size-asian="10.5pt" style:font-name-complex="Liberation Serif1" style:font-size-complex="12pt"/>
    </style:style>
    <style:style style:name="T165" style:family="text">
      <style:text-properties style:font-name="Liberation Serif1" fo:font-size="12pt" style:text-underline-style="none" officeooo:rsid="004661ba" style:font-name-asian="Liberation Serif1" style:font-size-asian="10.5pt" style:font-name-complex="Liberation Serif1" style:font-size-complex="12pt"/>
    </style:style>
    <style:style style:name="T166" style:family="text">
      <style:text-properties style:font-name="Liberation Serif1" fo:font-size="12pt" style:text-underline-style="none" officeooo:rsid="001ca9f9" style:font-name-asian="Liberation Serif1" style:font-size-asian="10.5pt" style:font-name-complex="Liberation Serif1" style:font-size-complex="12pt"/>
    </style:style>
    <style:style style:name="T167" style:family="text">
      <style:text-properties style:font-name="Liberation Serif1" fo:font-size="12pt" style:text-underline-style="none" officeooo:rsid="0046c620" style:font-name-asian="Liberation Serif1" style:font-size-asian="10.5pt" style:font-name-complex="Liberation Serif1" style:font-size-complex="12pt"/>
    </style:style>
    <style:style style:name="T168" style:family="text">
      <style:text-properties style:font-name="Liberation Serif1" fo:font-size="12pt" style:text-underline-style="none" officeooo:rsid="005c5820" style:font-name-asian="Liberation Serif1" style:font-size-asian="10.5pt" style:font-name-complex="Liberation Serif1" style:font-size-complex="12pt"/>
    </style:style>
    <style:style style:name="T169" style:family="text">
      <style:text-properties style:font-name="Liberation Serif1" fo:font-size="12pt" fo:font-weight="normal" officeooo:rsid="0035fe73" style:font-size-asian="10.5pt" style:font-weight-asian="normal" style:font-size-complex="12pt" style:font-weight-complex="normal"/>
    </style:style>
    <style:style style:name="T170" style:family="text">
      <style:text-properties style:font-name="Liberation Serif1" fo:font-size="12pt" style:text-underline-style="solid" style:text-underline-width="auto" style:text-underline-color="font-color" fo:font-weight="normal" officeooo:rsid="0035fe73" style:font-size-asian="10.5pt" style:font-weight-asian="normal" style:font-size-complex="12pt" style:font-weight-complex="normal"/>
    </style:style>
    <style:style style:name="T171" style:family="text">
      <style:text-properties style:font-name="Liberation Serif1" fo:font-size="12pt" style:text-underline-style="solid" style:text-underline-width="auto" style:text-underline-color="font-color" fo:font-weight="normal" style:font-name-asian="Liberation Serif1" style:font-size-asian="10.5pt" style:font-weight-asian="normal" style:font-name-complex="Liberation Serif1" style:font-size-complex="12pt" style:font-weight-complex="normal"/>
    </style:style>
    <style:style style:name="T172" style:family="text">
      <style:text-properties style:font-name="Liberation Serif1" fo:font-size="12pt" style:text-underline-style="solid" style:text-underline-width="auto" style:text-underline-color="font-color" fo:font-weight="normal" officeooo:rsid="003f2dbe" style:font-name-asian="Liberation Serif1" style:font-size-asian="10.5pt" style:font-weight-asian="normal" style:font-name-complex="Liberation Serif1" style:font-size-complex="12pt" style:font-weight-complex="normal"/>
    </style:style>
    <style:style style:name="T173" style:family="text">
      <style:text-properties style:font-name="Liberation Serif1" fo:font-size="12pt" style:text-underline-style="solid" style:text-underline-width="auto" style:text-underline-color="font-color" fo:font-weight="normal" officeooo:rsid="004661ba" style:font-name-asian="Liberation Serif1" style:font-size-asian="10.5pt" style:font-weight-asian="normal" style:font-name-complex="Liberation Serif1" style:font-size-complex="12pt" style:font-weight-complex="normal"/>
    </style:style>
    <style:style style:name="T174" style:family="text">
      <style:text-properties style:font-name="Liberation Serif1" fo:font-size="12pt" fo:font-style="italic" style:text-underline-style="none" fo:font-weight="normal" style:font-name-asian="Liberation Serif1" style:font-size-asian="10.5pt" style:font-style-asian="italic" style:font-weight-asian="normal" style:font-name-complex="Liberation Serif1" style:font-size-complex="12pt" style:font-style-complex="italic" style:font-weight-complex="normal"/>
    </style:style>
    <style:style style:name="T175" style:family="text">
      <style:text-properties style:font-name="Liberation Serif1" fo:font-size="12pt" fo:font-style="italic" style:text-underline-style="none" fo:font-weight="normal" officeooo:rsid="004118a3" style:font-name-asian="Liberation Serif1" style:font-size-asian="10.5pt" style:font-style-asian="italic" style:font-weight-asian="normal" style:font-name-complex="Liberation Serif1" style:font-size-complex="12pt" style:font-style-complex="italic" style:font-weight-complex="normal"/>
    </style:style>
    <style:style style:name="T176" style:family="text">
      <style:text-properties style:font-name="Liberation Serif1" fo:font-size="12pt" fo:font-style="italic" style:text-underline-style="none" fo:font-weight="normal" officeooo:rsid="001ca9f9" style:font-name-asian="Liberation Serif1" style:font-size-asian="10.5pt" style:font-style-asian="italic" style:font-weight-asian="normal" style:font-name-complex="Liberation Serif1" style:font-size-complex="12pt" style:font-style-complex="italic" style:font-weight-complex="normal"/>
    </style:style>
    <style:style style:name="T177" style:family="text">
      <style:text-properties style:font-name="Liberation Serif1" fo:font-size="12pt" fo:font-style="italic" style:text-underline-style="none" fo:font-weight="normal" officeooo:rsid="0046c620" style:font-name-asian="Liberation Serif1" style:font-size-asian="10.5pt" style:font-style-asian="italic" style:font-weight-asian="normal" style:font-name-complex="Liberation Serif1" style:font-size-complex="12pt" style:font-style-complex="italic" style:font-weight-complex="normal"/>
    </style:style>
    <style:style style:name="T178" style:family="text">
      <style:text-properties style:font-name="Liberation Serif1" fo:font-size="12pt" fo:font-style="italic" style:text-underline-style="none" fo:font-weight="normal" officeooo:rsid="005a522b" style:font-name-asian="Liberation Serif1" style:font-size-asian="10.5pt" style:font-style-asian="italic" style:font-weight-asian="normal" style:font-name-complex="Liberation Serif1" style:font-size-complex="12pt" style:font-style-complex="italic" style:font-weight-complex="normal"/>
    </style:style>
    <style:style style:name="T179" style:family="text">
      <style:text-properties style:font-name="Liberation Serif1" fo:font-size="12pt" fo:font-style="italic" style:text-underline-style="none" fo:font-weight="normal" officeooo:rsid="005be6f6" style:font-name-asian="Liberation Serif1" style:font-size-asian="10.5pt" style:font-style-asian="italic" style:font-weight-asian="normal" style:font-name-complex="Liberation Serif1" style:font-size-complex="12pt" style:font-style-complex="italic" style:font-weight-complex="normal"/>
    </style:style>
    <style:style style:name="T180" style:family="text">
      <style:text-properties style:font-name="Liberation Serif1" fo:font-size="12pt" fo:font-style="italic" style:text-underline-style="none" fo:font-weight="normal" officeooo:rsid="005c5820" style:font-name-asian="Liberation Serif1" style:font-size-asian="10.5pt" style:font-style-asian="italic" style:font-weight-asian="normal" style:font-name-complex="Liberation Serif1" style:font-size-complex="12pt" style:font-style-complex="italic" style:font-weight-complex="normal"/>
    </style:style>
    <style:style style:name="T181" style:family="text">
      <style:text-properties style:font-name="Liberation Serif1" fo:font-size="12pt" fo:font-style="italic" style:text-underline-style="none" fo:font-weight="normal" officeooo:rsid="005d58d0" style:font-name-asian="Liberation Serif1" style:font-size-asian="10.5pt" style:font-style-asian="italic" style:font-weight-asian="normal" style:font-name-complex="Liberation Serif1" style:font-size-complex="12pt" style:font-style-complex="italic" style:font-weight-complex="normal"/>
    </style:style>
    <style:style style:name="T182" style:family="text">
      <style:text-properties style:font-name="Liberation Serif1" fo:font-size="12pt" fo:font-style="italic" style:text-underline-style="none" fo:font-weight="normal" officeooo:rsid="00395aa9" style:font-size-asian="10.5pt" style:font-style-asian="italic" style:font-weight-asian="normal" style:font-size-complex="12pt" style:font-style-complex="italic" style:font-weight-complex="normal"/>
    </style:style>
    <style:style style:name="T183" style:family="text">
      <style:text-properties style:font-name="Liberation Serif1" fo:font-size="12pt" fo:font-style="italic" style:text-underline-style="none" officeooo:rsid="004661ba" style:font-name-asian="Liberation Serif1" style:font-size-asian="10.5pt" style:font-style-asian="italic" style:font-name-complex="Liberation Serif1" style:font-size-complex="12pt" style:font-style-complex="italic"/>
    </style:style>
    <style:style style:name="T184" style:family="text">
      <style:text-properties style:font-name="Liberation Serif1" fo:font-size="12pt" fo:font-style="italic" style:text-underline-style="none" officeooo:rsid="0046c620" style:font-name-asian="Liberation Serif1" style:font-size-asian="10.5pt" style:font-style-asian="italic" style:font-name-complex="Liberation Serif1" style:font-size-complex="12pt" style:font-style-complex="italic"/>
    </style:style>
    <style:style style:name="T185" style:family="text">
      <style:text-properties style:font-name="Liberation Serif1" fo:font-size="10pt" fo:font-weight="normal" officeooo:rsid="0035fe73" style:font-size-asian="10pt" style:font-weight-asian="normal" style:font-size-complex="10pt" style:font-weight-complex="normal"/>
    </style:style>
    <style:style style:name="T186" style:family="text">
      <style:text-properties style:font-name="Liberation Serif1" fo:font-size="10.5pt" style:text-underline-style="none" fo:font-weight="normal" officeooo:rsid="00523581" style:font-name-asian="Liberation Serif1" style:font-size-asian="10.5pt" style:font-weight-asian="normal" style:font-name-complex="Liberation Serif1" style:font-size-complex="10.5pt" style:font-weight-complex="normal"/>
    </style:style>
    <style:style style:name="T187" style:family="text">
      <style:text-properties style:font-name="Liberation Serif1" style:text-underline-style="solid" style:text-underline-width="auto" style:text-underline-color="font-color" fo:font-weight="normal" style:font-name-asian="Liberation Serif1" style:font-weight-asian="normal" style:font-name-complex="Liberation Serif1" style:font-weight-complex="normal"/>
    </style:style>
    <style:style style:name="T188" style:family="text">
      <style:text-properties style:font-name="Liberation Serif1" style:text-underline-style="solid" style:text-underline-width="auto" style:text-underline-color="font-color" fo:font-weight="normal" officeooo:rsid="00949390" style:font-name-asian="Liberation Serif1" style:font-weight-asian="normal" style:font-name-complex="Liberation Serif1" style:font-weight-complex="normal"/>
    </style:style>
    <style:style style:name="T189" style:family="text">
      <style:text-properties style:font-name="Liberation Serif1" style:text-underline-style="solid" style:text-underline-width="auto" style:text-underline-color="font-color" fo:font-weight="normal" officeooo:rsid="002eadba" style:font-name-asian="SimSun" style:font-weight-asian="normal" style:font-name-complex="Lucida Sans" style:font-weight-complex="normal"/>
    </style:style>
    <style:style style:name="T190" style:family="text">
      <style:text-properties style:font-name="Liberation Serif1" officeooo:rsid="00b7b58a"/>
    </style:style>
    <style:style style:name="T191" style:family="text">
      <style:text-properties style:font-name="Liberation Serif1" officeooo:rsid="00b8ce14"/>
    </style:style>
    <style:style style:name="T192" style:family="text">
      <style:text-properties style:font-name="Liberation Serif" fo:font-style="normal" fo:font-weight="normal" style:font-style-asian="normal" style:font-weight-asian="normal" style:font-style-complex="normal" style:font-weight-complex="normal"/>
    </style:style>
    <style:style style:name="T193" style:family="text">
      <style:text-properties style:font-name="Liberation Serif" fo:font-style="normal" fo:font-weight="normal" officeooo:rsid="0019e5e8" style:font-style-asian="normal" style:font-weight-asian="normal" style:font-style-complex="normal" style:font-weight-complex="normal"/>
    </style:style>
    <style:style style:name="T194" style:family="text">
      <style:text-properties style:font-name="Liberation Serif" fo:font-style="normal" fo:font-weight="normal" officeooo:rsid="00237791" style:font-style-asian="normal" style:font-weight-asian="normal" style:font-style-complex="normal" style:font-weight-complex="normal"/>
    </style:style>
    <style:style style:name="T195" style:family="text">
      <style:text-properties style:font-name="Liberation Serif" fo:font-style="normal" fo:font-weight="normal" officeooo:rsid="001ca9f9" style:font-style-asian="normal" style:font-weight-asian="normal" style:font-style-complex="normal" style:font-weight-complex="normal"/>
    </style:style>
    <style:style style:name="T196" style:family="text">
      <style:text-properties style:font-name="Liberation Serif" fo:font-style="normal" fo:font-weight="normal" officeooo:rsid="00252f38" style:font-style-asian="normal" style:font-weight-asian="normal" style:font-style-complex="normal" style:font-weight-complex="normal"/>
    </style:style>
    <style:style style:name="T197" style:family="text">
      <style:text-properties style:font-name="Liberation Serif" fo:font-style="normal" fo:font-weight="normal" officeooo:rsid="0026fb2a" style:font-style-asian="normal" style:font-weight-asian="normal" style:font-style-complex="normal" style:font-weight-complex="normal"/>
    </style:style>
    <style:style style:name="T198" style:family="text">
      <style:text-properties style:font-name="Liberation Serif" fo:font-style="normal" fo:font-weight="normal" officeooo:rsid="0028025e" style:font-style-asian="normal" style:font-weight-asian="normal" style:font-style-complex="normal" style:font-weight-complex="normal"/>
    </style:style>
    <style:style style:name="T199" style:family="text">
      <style:text-properties style:font-name="Liberation Serif" fo:font-style="normal" fo:font-weight="normal" officeooo:rsid="00282ae5" style:font-style-asian="normal" style:font-weight-asian="normal" style:font-style-complex="normal" style:font-weight-complex="normal"/>
    </style:style>
    <style:style style:name="T200" style:family="text">
      <style:text-properties style:font-name="Liberation Serif" fo:font-style="normal" style:font-style-asian="normal" style:font-style-complex="normal"/>
    </style:style>
    <style:style style:name="T201" style:family="text">
      <style:text-properties style:font-name="Liberation Serif" fo:font-style="normal" officeooo:rsid="00252f38" style:font-style-asian="normal" style:font-style-complex="normal"/>
    </style:style>
    <style:style style:name="T202" style:family="text">
      <style:text-properties style:font-name="Liberation Serif" fo:font-style="normal" officeooo:rsid="0026fb2a" style:font-style-asian="normal" style:font-style-complex="normal"/>
    </style:style>
    <style:style style:name="T203" style:family="text">
      <style:text-properties style:font-name="Liberation Serif" fo:font-style="normal" style:text-underline-style="solid" style:text-underline-width="auto" style:text-underline-color="font-color" style:font-style-asian="normal" style:font-style-complex="normal"/>
    </style:style>
    <style:style style:name="T204" style:family="text">
      <style:text-properties style:font-name="Liberation Serif" fo:font-style="italic" fo:font-weight="normal" officeooo:rsid="00282ae5" style:font-style-asian="italic" style:font-weight-asian="normal" style:font-style-complex="italic" style:font-weight-complex="normal"/>
    </style:style>
    <style:style style:name="T205" style:family="text">
      <style:text-properties style:font-name="Liberation Serif" fo:font-style="italic" fo:font-weight="normal" style:font-name-asian="SimSun" style:font-style-asian="italic" style:font-weight-asian="normal" style:font-name-complex="Lucida Sans" style:font-style-complex="italic" style:font-weight-complex="normal"/>
    </style:style>
    <style:style style:name="T206" style:family="text">
      <style:text-properties style:font-name="Liberation Serif" fo:font-style="italic" fo:font-weight="normal" officeooo:rsid="001ca9f9" style:font-name-asian="SimSun" style:font-style-asian="italic" style:font-weight-asian="normal" style:font-name-complex="Lucida Sans" style:font-style-complex="italic" style:font-weight-complex="normal"/>
    </style:style>
    <style:style style:name="T207" style:family="text">
      <style:text-properties style:font-name="Liberation Serif" fo:font-style="italic" officeooo:rsid="002ccb3e" style:font-style-asian="italic" style:font-style-complex="italic"/>
    </style:style>
    <style:style style:name="T208" style:family="text">
      <style:text-properties style:font-name="Liberation Serif" officeooo:rsid="002ccb3e"/>
    </style:style>
    <style:style style:name="T209" style:family="text">
      <style:text-properties style:font-name="Liberation Serif" style:font-name-asian="SimSun" style:font-name-complex="Lucida Sans"/>
    </style:style>
    <style:style style:name="T210" style:family="text">
      <style:text-properties style:font-name="Liberation Serif" officeooo:rsid="002ccb3e" style:font-name-asian="SimSun" style:font-name-complex="Lucida Sans"/>
    </style:style>
    <style:style style:name="T211" style:family="text">
      <style:text-properties style:font-name="Liberation Serif" officeooo:rsid="002daa92" style:font-name-asian="SimSun" style:font-name-complex="Lucida Sans"/>
    </style:style>
    <style:style style:name="T212" style:family="text">
      <style:text-properties style:font-name="Liberation Serif" officeooo:rsid="001ca9f9" style:font-name-asian="SimSun" style:font-name-complex="Lucida Sans"/>
    </style:style>
    <style:style style:name="T213" style:family="text">
      <style:text-properties style:font-name="Liberation Serif" officeooo:rsid="002eadba" style:font-name-asian="SimSun" style:font-name-complex="Lucida Sans"/>
    </style:style>
    <style:style style:name="T214" style:family="text">
      <style:text-properties style:font-name="Liberation Serif" officeooo:rsid="0081b076" style:font-name-asian="SimSun" style:font-name-complex="Lucida Sans"/>
    </style:style>
    <style:style style:name="T215" style:family="text">
      <style:text-properties style:font-name="Liberation Serif" fo:font-weight="normal" style:font-name-asian="SimSun" style:font-weight-asian="normal" style:font-name-complex="Lucida Sans" style:font-weight-complex="normal"/>
    </style:style>
    <style:style style:name="T216" style:family="text">
      <style:text-properties style:font-name="Liberation Serif" fo:font-weight="normal" officeooo:rsid="001ca9f9" style:font-name-asian="SimSun" style:font-weight-asian="normal" style:font-name-complex="Lucida Sans" style:font-weight-complex="normal"/>
    </style:style>
    <style:style style:name="T217" style:family="text">
      <style:text-properties style:font-name="Liberation Serif" fo:font-weight="normal" officeooo:rsid="002eadba" style:font-name-asian="SimSun" style:font-weight-asian="normal" style:font-name-complex="Lucida Sans" style:font-weight-complex="normal"/>
    </style:style>
    <style:style style:name="T218" style:family="text">
      <style:text-properties style:font-name="Liberation Serif" style:text-underline-style="solid" style:text-underline-width="auto" style:text-underline-color="font-color" style:font-name-asian="SimSun" style:font-name-complex="Lucida Sans"/>
    </style:style>
    <style:style style:name="T219" style:family="text">
      <style:text-properties style:font-name="Liberation Serif" officeooo:rsid="00a4b3e7"/>
    </style:style>
    <style:style style:name="T220" style:family="text">
      <style:text-properties officeooo:rsid="001ca9f9"/>
    </style:style>
    <style:style style:name="T221" style:family="text">
      <style:text-properties officeooo:rsid="002ccb3e"/>
    </style:style>
    <style:style style:name="T222" style:family="text">
      <style:text-properties officeooo:rsid="00315ddc"/>
    </style:style>
    <style:style style:name="T223" style:family="text">
      <style:text-properties style:font-name-asian="Liberation Serif1" style:font-name-complex="Liberation Serif1"/>
    </style:style>
    <style:style style:name="T224" style:family="text">
      <style:text-properties officeooo:rsid="0032254e" style:font-name-asian="Liberation Serif1" style:font-name-complex="Liberation Serif1"/>
    </style:style>
    <style:style style:name="T225" style:family="text">
      <style:text-properties officeooo:rsid="00336bba" style:font-name-asian="Liberation Serif1" style:font-name-complex="Liberation Serif1"/>
    </style:style>
    <style:style style:name="T226" style:family="text">
      <style:text-properties officeooo:rsid="001ca9f9" style:font-name-asian="Liberation Serif1" style:font-name-complex="Liberation Serif1"/>
    </style:style>
    <style:style style:name="T227" style:family="text">
      <style:text-properties officeooo:rsid="0064706b" style:font-name-asian="Liberation Serif1" style:font-name-complex="Liberation Serif1"/>
    </style:style>
    <style:style style:name="T228" style:family="text">
      <style:text-properties officeooo:rsid="00682391" style:font-name-asian="Liberation Serif1" style:font-name-complex="Liberation Serif1"/>
    </style:style>
    <style:style style:name="T229" style:family="text">
      <style:text-properties officeooo:rsid="008acd3b" style:font-name-asian="Liberation Serif1" style:font-name-complex="Liberation Serif1"/>
    </style:style>
    <style:style style:name="T230" style:family="text">
      <style:text-properties officeooo:rsid="008b545a" style:font-name-asian="Liberation Serif1" style:font-name-complex="Liberation Serif1"/>
    </style:style>
    <style:style style:name="T231" style:family="text">
      <style:text-properties officeooo:rsid="008f730e" style:font-name-asian="Liberation Serif1" style:font-name-complex="Liberation Serif1"/>
    </style:style>
    <style:style style:name="T232" style:family="text">
      <style:text-properties officeooo:rsid="009172ca" style:font-name-asian="Liberation Serif1" style:font-name-complex="Liberation Serif1"/>
    </style:style>
    <style:style style:name="T233" style:family="text">
      <style:text-properties officeooo:rsid="0091c55b" style:font-name-asian="Liberation Serif1" style:font-name-complex="Liberation Serif1"/>
    </style:style>
    <style:style style:name="T234" style:family="text">
      <style:text-properties officeooo:rsid="00936a3c" style:font-name-asian="Liberation Serif1" style:font-name-complex="Liberation Serif1"/>
    </style:style>
    <style:style style:name="T235" style:family="text">
      <style:text-properties officeooo:rsid="0095ff71" style:font-name-asian="Liberation Serif1" style:font-name-complex="Liberation Serif1"/>
    </style:style>
    <style:style style:name="T236" style:family="text">
      <style:text-properties officeooo:rsid="0087f584" style:font-name-asian="Liberation Serif1" style:font-name-complex="Liberation Serif1"/>
    </style:style>
    <style:style style:name="T237" style:family="text">
      <style:text-properties officeooo:rsid="008c2a08" style:font-name-asian="Liberation Serif1" style:font-name-complex="Liberation Serif1"/>
    </style:style>
    <style:style style:name="T238" style:family="text">
      <style:text-properties officeooo:rsid="008c85b1" style:font-name-asian="Liberation Serif1" style:font-name-complex="Liberation Serif1"/>
    </style:style>
    <style:style style:name="T239" style:family="text">
      <style:text-properties officeooo:rsid="006d9cbf" style:font-name-asian="Liberation Serif1" style:font-name-complex="Liberation Serif1"/>
    </style:style>
    <style:style style:name="T240" style:family="text">
      <style:text-properties officeooo:rsid="0071b243" style:font-name-asian="Liberation Serif1" style:font-name-complex="Liberation Serif1"/>
    </style:style>
    <style:style style:name="T241" style:family="text">
      <style:text-properties officeooo:rsid="0097cd3d" style:font-name-asian="Liberation Serif1" style:font-name-complex="Liberation Serif1"/>
    </style:style>
    <style:style style:name="T242" style:family="text">
      <style:text-properties officeooo:rsid="009a1bd7" style:font-name-asian="Liberation Serif1" style:font-name-complex="Liberation Serif1"/>
    </style:style>
    <style:style style:name="T243" style:family="text">
      <style:text-properties officeooo:rsid="009d43b2" style:font-name-asian="Liberation Serif1" style:font-name-complex="Liberation Serif1"/>
    </style:style>
    <style:style style:name="T244" style:family="text">
      <style:text-properties fo:font-size="12pt" style:text-underline-style="none" fo:font-weight="normal" style:font-size-asian="10.5pt" style:font-weight-asian="normal" style:font-size-complex="12pt" style:font-weight-complex="normal"/>
    </style:style>
    <style:style style:name="T245" style:family="text">
      <style:text-properties fo:font-size="12pt" style:text-underline-style="none" fo:font-weight="normal" officeooo:rsid="001ca9f9" style:font-size-asian="10.5pt" style:font-weight-asian="normal" style:font-size-complex="12pt" style:font-weight-complex="normal"/>
    </style:style>
    <style:style style:name="T246" style:family="text">
      <style:text-properties fo:font-size="12pt" style:text-underline-style="none" fo:font-weight="normal" officeooo:rsid="00363b5b" style:font-size-asian="10.5pt" style:font-weight-asian="normal" style:font-size-complex="12pt" style:font-weight-complex="normal"/>
    </style:style>
    <style:style style:name="T247" style:family="text">
      <style:text-properties fo:font-size="12pt" style:text-underline-style="none" fo:font-weight="normal" officeooo:rsid="0038a0f9" style:font-size-asian="10.5pt" style:font-weight-asian="normal" style:font-size-complex="12pt" style:font-weight-complex="normal"/>
    </style:style>
    <style:style style:name="T248" style:family="text">
      <style:text-properties fo:font-size="12pt" style:text-underline-style="none" fo:font-weight="normal" officeooo:rsid="00395aa9" style:font-size-asian="10.5pt" style:font-weight-asian="normal" style:font-size-complex="12pt" style:font-weight-complex="normal"/>
    </style:style>
    <style:style style:name="T249" style:family="text">
      <style:text-properties fo:font-size="12pt" style:text-underline-style="none" fo:font-weight="normal" officeooo:rsid="00395f84" style:font-size-asian="10.5pt" style:font-weight-asian="normal" style:font-size-complex="12pt" style:font-weight-complex="normal"/>
    </style:style>
    <style:style style:name="T250" style:family="text">
      <style:text-properties fo:font-size="12pt" style:text-underline-style="none" fo:font-weight="normal" officeooo:rsid="003b3239" style:font-size-asian="10.5pt" style:font-weight-asian="normal" style:font-size-complex="12pt" style:font-weight-complex="normal"/>
    </style:style>
    <style:style style:name="T251" style:family="text">
      <style:text-properties fo:font-size="12pt" style:text-underline-style="none" fo:font-weight="normal" officeooo:rsid="003c17b2" style:font-size-asian="10.5pt" style:font-weight-asian="normal" style:font-size-complex="12pt" style:font-weight-complex="normal"/>
    </style:style>
    <style:style style:name="T252" style:family="text">
      <style:text-properties fo:font-size="12pt" style:text-underline-style="none" fo:font-weight="normal" officeooo:rsid="003d360c" style:font-size-asian="10.5pt" style:font-weight-asian="normal" style:font-size-complex="12pt" style:font-weight-complex="normal"/>
    </style:style>
    <style:style style:name="T253" style:family="text">
      <style:text-properties fo:font-size="12pt" style:text-underline-style="none" fo:font-weight="normal" officeooo:rsid="00427ddd" style:font-size-asian="10.5pt" style:font-weight-asian="normal" style:font-size-complex="12pt" style:font-weight-complex="normal"/>
    </style:style>
    <style:style style:name="T254" style:family="text">
      <style:text-properties fo:font-size="12pt" style:text-underline-style="none" fo:font-weight="normal" officeooo:rsid="004464d2" style:font-size-asian="10.5pt" style:font-weight-asian="normal" style:font-size-complex="12pt" style:font-weight-complex="normal"/>
    </style:style>
    <style:style style:name="T255" style:family="text">
      <style:text-properties fo:font-size="12pt" style:text-underline-style="none" fo:font-weight="normal" officeooo:rsid="0083f175" style:font-size-asian="10.5pt" style:font-weight-asian="normal" style:font-size-complex="12pt" style:font-weight-complex="normal"/>
    </style:style>
    <style:style style:name="T256" style:family="text">
      <style:text-properties fo:font-size="12pt" style:text-underline-style="none" fo:font-weight="normal" officeooo:rsid="0084f958" style:font-size-asian="10.5pt" style:font-weight-asian="normal" style:font-size-complex="12pt" style:font-weight-complex="normal"/>
    </style:style>
    <style:style style:name="T257" style:family="text">
      <style:text-properties fo:font-size="12pt" style:text-underline-style="none" fo:font-weight="normal" officeooo:rsid="00aa5b12" style:font-size-asian="10.5pt" style:font-weight-asian="normal" style:font-size-complex="12pt" style:font-weight-complex="normal"/>
    </style:style>
    <style:style style:name="T258" style:family="text">
      <style:text-properties fo:font-size="12pt" style:text-underline-style="none" fo:font-weight="normal" officeooo:rsid="00afff36" style:font-size-asian="10.5pt" style:font-weight-asian="normal" style:font-size-complex="12pt" style:font-weight-complex="normal"/>
    </style:style>
    <style:style style:name="T259" style:family="text">
      <style:text-properties fo:font-size="12pt" style:text-underline-style="none" fo:font-weight="normal" officeooo:rsid="00b31bb5" style:font-size-asian="10.5pt" style:font-weight-asian="normal" style:font-size-complex="12pt" style:font-weight-complex="normal"/>
    </style:style>
    <style:style style:name="T260" style:family="text">
      <style:text-properties fo:font-size="12pt" style:text-underline-style="none" fo:font-weight="normal" officeooo:rsid="00869ec0" style:font-size-asian="10.5pt" style:font-weight-asian="normal" style:font-size-complex="12pt" style:font-weight-complex="normal"/>
    </style:style>
    <style:style style:name="T261" style:family="text">
      <style:text-properties fo:font-size="12pt" style:text-underline-style="none" fo:font-weight="normal" style:font-name-asian="Liberation Serif1" style:font-size-asian="10.5pt" style:font-weight-asian="normal" style:font-name-complex="Liberation Serif1" style:font-size-complex="12pt" style:font-weight-complex="normal"/>
    </style:style>
    <style:style style:name="T262" style:family="text">
      <style:text-properties fo:font-size="12pt" style:text-underline-style="none" fo:font-weight="normal" officeooo:rsid="004d36f2" style:font-name-asian="Liberation Serif1" style:font-size-asian="10.5pt" style:font-weight-asian="normal" style:font-name-complex="Liberation Serif1" style:font-size-complex="12pt" style:font-weight-complex="normal"/>
    </style:style>
    <style:style style:name="T263" style:family="text">
      <style:text-properties fo:font-size="12pt" style:text-underline-style="none" fo:font-weight="normal" officeooo:rsid="00523581" style:font-name-asian="Liberation Serif1" style:font-size-asian="10.5pt" style:font-weight-asian="normal" style:font-name-complex="Liberation Serif1" style:font-size-complex="12pt" style:font-weight-complex="normal"/>
    </style:style>
    <style:style style:name="T264" style:family="text">
      <style:text-properties fo:font-size="12pt" style:text-underline-style="none" fo:font-weight="normal" officeooo:rsid="001ca9f9" style:font-name-asian="Liberation Serif1" style:font-size-asian="10.5pt" style:font-weight-asian="normal" style:font-name-complex="Liberation Serif1" style:font-size-complex="12pt" style:font-weight-complex="normal"/>
    </style:style>
    <style:style style:name="T265" style:family="text">
      <style:text-properties fo:font-size="12pt" style:text-underline-style="none" fo:font-weight="normal" officeooo:rsid="005432c1" style:font-name-asian="Liberation Serif1" style:font-size-asian="10.5pt" style:font-weight-asian="normal" style:font-name-complex="Liberation Serif1" style:font-size-complex="12pt" style:font-weight-complex="normal"/>
    </style:style>
    <style:style style:name="T266" style:family="text">
      <style:text-properties fo:font-size="12pt" style:text-underline-style="none" fo:font-weight="normal" officeooo:rsid="0058a29f" style:font-name-asian="Liberation Serif1" style:font-size-asian="10.5pt" style:font-weight-asian="normal" style:font-name-complex="Liberation Serif1" style:font-size-complex="12pt" style:font-weight-complex="normal"/>
    </style:style>
    <style:style style:name="T267" style:family="text">
      <style:text-properties fo:font-size="12pt" style:text-underline-style="none" fo:font-weight="normal" officeooo:rsid="004818fc" style:font-name-asian="Liberation Serif1" style:font-size-asian="10.5pt" style:font-weight-asian="normal" style:font-name-complex="Liberation Serif1" style:font-size-complex="12pt" style:font-weight-complex="normal"/>
    </style:style>
    <style:style style:name="T268" style:family="text">
      <style:text-properties fo:font-size="12pt" style:text-underline-style="none" fo:font-weight="normal" officeooo:rsid="00c118dc" style:font-name-asian="Liberation Serif1" style:font-size-asian="10.5pt" style:font-weight-asian="normal" style:font-name-complex="Liberation Serif1" style:font-size-complex="12pt" style:font-weight-complex="normal"/>
    </style:style>
    <style:style style:name="T269" style:family="text">
      <style:text-properties fo:font-size="12pt" style:text-underline-style="none" style:font-size-asian="10.5pt" style:font-size-complex="12pt"/>
    </style:style>
    <style:style style:name="T270" style:family="text">
      <style:text-properties fo:font-size="12pt" style:text-underline-style="none" officeooo:rsid="00395aa9" style:font-size-asian="10.5pt" style:font-size-complex="12pt"/>
    </style:style>
    <style:style style:name="T271" style:family="text">
      <style:text-properties fo:font-size="12pt" style:text-underline-style="none" officeooo:rsid="001ca9f9" style:font-size-asian="10.5pt" style:font-size-complex="12pt"/>
    </style:style>
    <style:style style:name="T272" style:family="text">
      <style:text-properties fo:font-size="12pt" style:text-underline-style="none" officeooo:rsid="008380e2" style:font-size-asian="10.5pt" style:font-size-complex="12pt"/>
    </style:style>
    <style:style style:name="T273" style:family="text">
      <style:text-properties fo:font-size="12pt" style:text-underline-style="none" officeooo:rsid="0083f175" style:font-size-asian="10.5pt" style:font-size-complex="12pt"/>
    </style:style>
    <style:style style:name="T274" style:family="text">
      <style:text-properties fo:font-size="12pt" style:text-underline-style="none" officeooo:rsid="0087f584" style:font-size-asian="10.5pt" style:font-size-complex="12pt"/>
    </style:style>
    <style:style style:name="T275" style:family="text">
      <style:text-properties fo:font-size="12pt" style:text-underline-style="none" officeooo:rsid="0036cb58" style:font-size-asian="10.5pt" style:font-size-complex="12pt"/>
    </style:style>
    <style:style style:name="T276" style:family="text">
      <style:text-properties fo:font-size="12pt" style:text-underline-style="none" officeooo:rsid="0038a0f9" style:font-size-asian="10.5pt" style:font-size-complex="12pt"/>
    </style:style>
    <style:style style:name="T277" style:family="text">
      <style:text-properties fo:font-size="12pt" style:text-underline-style="none" officeooo:rsid="00363b5b" style:font-size-asian="10.5pt" style:font-size-complex="12pt"/>
    </style:style>
    <style:style style:name="T278" style:family="text">
      <style:text-properties fo:font-size="12pt" style:text-underline-style="none" officeooo:rsid="00395f84" style:font-size-asian="10.5pt" style:font-size-complex="12pt"/>
    </style:style>
    <style:style style:name="T279" style:family="text">
      <style:text-properties fo:font-size="12pt" style:text-underline-style="none" officeooo:rsid="003b3239" style:font-size-asian="10.5pt" style:font-size-complex="12pt"/>
    </style:style>
    <style:style style:name="T280" style:family="text">
      <style:text-properties fo:font-size="12pt" style:text-underline-style="none" officeooo:rsid="003f2dbe" style:font-size-asian="10.5pt" style:font-size-complex="12pt"/>
    </style:style>
    <style:style style:name="T281" style:family="text">
      <style:text-properties fo:font-size="12pt" style:text-underline-style="none" officeooo:rsid="00b389a0" style:font-size-asian="10.5pt" style:font-size-complex="12pt"/>
    </style:style>
    <style:style style:name="T282" style:family="text">
      <style:text-properties fo:font-size="12pt" style:text-underline-style="none" officeooo:rsid="004464d2" style:font-size-asian="10.5pt" style:font-size-complex="12pt"/>
    </style:style>
    <style:style style:name="T283" style:family="text">
      <style:text-properties fo:font-size="12pt" style:text-underline-style="none" officeooo:rsid="00869ec0" style:font-size-asian="10.5pt" style:font-size-complex="12pt"/>
    </style:style>
    <style:style style:name="T284" style:family="text">
      <style:text-properties fo:font-size="12pt" style:text-underline-style="none" style:font-name-asian="Liberation Serif1" style:font-size-asian="10.5pt" style:font-name-complex="Liberation Serif1" style:font-size-complex="12pt"/>
    </style:style>
    <style:style style:name="T285" style:family="text">
      <style:text-properties fo:font-size="12pt" style:text-underline-style="none" officeooo:rsid="001ca9f9" style:font-name-asian="Liberation Serif1" style:font-size-asian="10.5pt" style:font-name-complex="Liberation Serif1" style:font-size-complex="12pt"/>
    </style:style>
    <style:style style:name="T286" style:family="text">
      <style:text-properties fo:font-size="12pt" style:text-underline-style="none" officeooo:rsid="007dd1c0" style:font-name-asian="Liberation Serif1" style:font-size-asian="10.5pt" style:font-name-complex="Liberation Serif1" style:font-size-complex="12pt"/>
    </style:style>
    <style:style style:name="T287" style:family="text">
      <style:text-properties fo:font-size="12pt" style:text-underline-style="none" officeooo:rsid="007ee85a" style:font-name-asian="Liberation Serif1" style:font-size-asian="10.5pt" style:font-name-complex="Liberation Serif1" style:font-size-complex="12pt"/>
    </style:style>
    <style:style style:name="T288" style:family="text">
      <style:text-properties fo:font-size="12pt" style:text-underline-style="none" officeooo:rsid="0087f584" style:font-name-asian="Liberation Serif1" style:font-size-asian="10.5pt" style:font-name-complex="Liberation Serif1" style:font-size-complex="12pt"/>
    </style:style>
    <style:style style:name="T289" style:family="text">
      <style:text-properties fo:font-size="12pt" style:text-underline-style="none" officeooo:rsid="00471edf" style:font-name-asian="Liberation Serif1" style:font-size-asian="10.5pt" style:font-name-complex="Liberation Serif1" style:font-size-complex="12pt"/>
    </style:style>
    <style:style style:name="T290" style:family="text">
      <style:text-properties fo:font-size="12pt" style:text-underline-style="none" officeooo:rsid="004818fc" style:font-name-asian="Liberation Serif1" style:font-size-asian="10.5pt" style:font-name-complex="Liberation Serif1" style:font-size-complex="12pt"/>
    </style:style>
    <style:style style:name="T291" style:family="text">
      <style:text-properties fo:font-size="12pt" style:text-underline-style="none" officeooo:rsid="008acd3b" style:font-name-asian="Liberation Serif1" style:font-size-asian="10.5pt" style:font-name-complex="Liberation Serif1" style:font-size-complex="12pt"/>
    </style:style>
    <style:style style:name="T292" style:family="text">
      <style:text-properties fo:font-size="12pt" style:text-underline-style="none" officeooo:rsid="008e7560" style:font-name-asian="Liberation Serif1" style:font-size-asian="10.5pt" style:font-name-complex="Liberation Serif1" style:font-size-complex="12pt"/>
    </style:style>
    <style:style style:name="T293" style:family="text">
      <style:text-properties fo:font-size="12pt" style:text-underline-style="none" officeooo:rsid="0038a0f9" style:font-name-asian="Liberation Serif1" style:font-size-asian="10.5pt" style:font-name-complex="Liberation Serif1" style:font-size-complex="12pt"/>
    </style:style>
    <style:style style:name="T294" style:family="text">
      <style:text-properties fo:font-size="12pt" style:text-underline-style="none" officeooo:rsid="003f2dbe" style:font-name-asian="Liberation Serif1" style:font-size-asian="10.5pt" style:font-name-complex="Liberation Serif1" style:font-size-complex="12pt"/>
    </style:style>
    <style:style style:name="T295" style:family="text">
      <style:text-properties fo:font-size="12pt" style:text-underline-style="none" officeooo:rsid="00baaabc" style:font-name-asian="Liberation Serif1" style:font-size-asian="10.5pt" style:font-name-complex="Liberation Serif1" style:font-size-complex="12pt"/>
    </style:style>
    <style:style style:name="T296" style:family="text">
      <style:text-properties fo:font-size="12pt" style:text-underline-style="none" officeooo:rsid="005432c1" style:font-name-asian="Liberation Serif1" style:font-size-asian="10.5pt" style:font-name-complex="Liberation Serif1" style:font-size-complex="12pt"/>
    </style:style>
    <style:style style:name="T297" style:family="text">
      <style:text-properties fo:font-size="12pt" style:text-underline-style="none" officeooo:rsid="0058a29f" style:font-name-asian="Liberation Serif1" style:font-size-asian="10.5pt" style:font-name-complex="Liberation Serif1" style:font-size-complex="12pt"/>
    </style:style>
    <style:style style:name="T298"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299" style:family="text">
      <style:text-properties fo:font-size="12pt" fo:font-style="italic" style:text-underline-style="none" fo:font-weight="normal" officeooo:rsid="003b3239" style:font-size-asian="10.5pt" style:font-style-asian="italic" style:font-weight-asian="normal" style:font-size-complex="12pt" style:font-style-complex="italic" style:font-weight-complex="normal"/>
    </style:style>
    <style:style style:name="T300" style:family="text">
      <style:text-properties fo:font-size="12pt" fo:font-style="italic" style:text-underline-style="none" fo:font-weight="normal" officeooo:rsid="003c17b2" style:font-size-asian="10.5pt" style:font-style-asian="italic" style:font-weight-asian="normal" style:font-size-complex="12pt" style:font-style-complex="italic" style:font-weight-complex="normal"/>
    </style:style>
    <style:style style:name="T301" style:family="text">
      <style:text-properties fo:font-size="12pt" fo:font-style="italic" style:text-underline-style="none" fo:font-weight="normal" officeooo:rsid="001ca9f9" style:font-size-asian="10.5pt" style:font-style-asian="italic" style:font-weight-asian="normal" style:font-size-complex="12pt" style:font-style-complex="italic" style:font-weight-complex="normal"/>
    </style:style>
    <style:style style:name="T302" style:family="text">
      <style:text-properties fo:font-size="12pt" fo:font-style="italic" style:text-underline-style="none" fo:font-weight="normal" officeooo:rsid="003d360c" style:font-size-asian="10.5pt" style:font-style-asian="italic" style:font-weight-asian="normal" style:font-size-complex="12pt" style:font-style-complex="italic" style:font-weight-complex="normal"/>
    </style:style>
    <style:style style:name="T303" style:family="text">
      <style:text-properties fo:font-size="12pt" fo:font-style="italic" style:text-underline-style="none" fo:font-weight="normal" officeooo:rsid="00427ddd" style:font-size-asian="10.5pt" style:font-style-asian="italic" style:font-weight-asian="normal" style:font-size-complex="12pt" style:font-style-complex="italic" style:font-weight-complex="normal"/>
    </style:style>
    <style:style style:name="T304" style:family="text">
      <style:text-properties fo:font-size="12pt" fo:font-style="italic" style:text-underline-style="none" fo:font-weight="normal" officeooo:rsid="004464d2" style:font-size-asian="10.5pt" style:font-style-asian="italic" style:font-weight-asian="normal" style:font-size-complex="12pt" style:font-style-complex="italic" style:font-weight-complex="normal"/>
    </style:style>
    <style:style style:name="T305" style:family="text">
      <style:text-properties fo:font-size="12pt" fo:font-style="italic" style:text-underline-style="none" fo:font-weight="normal" officeooo:rsid="0084f958" style:font-size-asian="10.5pt" style:font-style-asian="italic" style:font-weight-asian="normal" style:font-size-complex="12pt" style:font-style-complex="italic" style:font-weight-complex="normal"/>
    </style:style>
    <style:style style:name="T306" style:family="text">
      <style:text-properties fo:font-size="12pt" fo:font-style="italic" style:text-underline-style="none" fo:font-weight="normal" officeooo:rsid="00aa5b12" style:font-size-asian="10.5pt" style:font-style-asian="italic" style:font-weight-asian="normal" style:font-size-complex="12pt" style:font-style-complex="italic" style:font-weight-complex="normal"/>
    </style:style>
    <style:style style:name="T307" style:family="text">
      <style:text-properties fo:font-size="12pt" fo:font-style="italic" style:text-underline-style="none" fo:font-weight="normal" style:font-name-asian="Liberation Serif1" style:font-size-asian="10.5pt" style:font-style-asian="italic" style:font-weight-asian="normal" style:font-name-complex="Liberation Serif1" style:font-size-complex="12pt" style:font-style-complex="italic" style:font-weight-complex="normal"/>
    </style:style>
    <style:style style:name="T308" style:family="text">
      <style:text-properties fo:font-size="12pt" fo:font-style="italic" style:text-underline-style="none" fo:font-weight="normal" officeooo:rsid="001ca9f9" style:font-name-asian="Liberation Serif1" style:font-size-asian="10.5pt" style:font-style-asian="italic" style:font-weight-asian="normal" style:font-name-complex="Liberation Serif1" style:font-size-complex="12pt" style:font-style-complex="italic" style:font-weight-complex="normal"/>
    </style:style>
    <style:style style:name="T309" style:family="text">
      <style:text-properties fo:font-size="12pt" fo:font-style="italic" style:text-underline-style="none" fo:font-weight="normal" officeooo:rsid="004818fc" style:font-name-asian="Liberation Serif1" style:font-size-asian="10.5pt" style:font-style-asian="italic" style:font-weight-asian="normal" style:font-name-complex="Liberation Serif1" style:font-size-complex="12pt" style:font-style-complex="italic" style:font-weight-complex="normal"/>
    </style:style>
    <style:style style:name="T310" style:family="text">
      <style:text-properties fo:font-size="12pt" fo:font-style="italic" style:text-underline-style="none" style:font-name-asian="Liberation Serif1" style:font-size-asian="10.5pt" style:font-style-asian="italic" style:font-name-complex="Liberation Serif1" style:font-size-complex="12pt" style:font-style-complex="italic"/>
    </style:style>
    <style:style style:name="T311" style:family="text">
      <style:text-properties fo:font-size="12pt" fo:font-style="italic" style:text-underline-style="none" officeooo:rsid="0038a0f9" style:font-name-asian="Liberation Serif1" style:font-size-asian="10.5pt" style:font-style-asian="italic" style:font-name-complex="Liberation Serif1" style:font-size-complex="12pt" style:font-style-complex="italic"/>
    </style:style>
    <style:style style:name="T312" style:family="text">
      <style:text-properties fo:font-size="12pt" fo:font-style="italic" style:text-underline-style="none" officeooo:rsid="0058a29f" style:font-name-asian="Liberation Serif1" style:font-size-asian="10.5pt" style:font-style-asian="italic" style:font-name-complex="Liberation Serif1" style:font-size-complex="12pt" style:font-style-complex="italic"/>
    </style:style>
    <style:style style:name="T313" style:family="text">
      <style:text-properties fo:font-size="12pt" fo:font-style="italic" style:text-underline-style="none" style:font-size-asian="10.5pt" style:font-style-asian="italic" style:font-size-complex="12pt" style:font-style-complex="italic"/>
    </style:style>
    <style:style style:name="T314" style:family="text">
      <style:text-properties fo:font-size="12pt" fo:font-style="italic" style:text-underline-style="none" officeooo:rsid="003b3239" style:font-size-asian="10.5pt" style:font-style-asian="italic" style:font-size-complex="12pt" style:font-style-complex="italic"/>
    </style:style>
    <style:style style:name="T315"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316" style:family="text">
      <style:text-properties fo:font-size="12pt" style:text-underline-style="solid" style:text-underline-width="auto" style:text-underline-color="font-color" fo:font-weight="normal" officeooo:rsid="00395aa9" style:font-size-asian="10.5pt" style:font-weight-asian="normal" style:font-size-complex="12pt" style:font-weight-complex="normal"/>
    </style:style>
    <style:style style:name="T317" style:family="text">
      <style:text-properties fo:font-size="12pt" style:text-underline-style="solid" style:text-underline-width="auto" style:text-underline-color="font-color" fo:font-weight="normal" officeooo:rsid="003b3239" style:font-size-asian="10.5pt" style:font-weight-asian="normal" style:font-size-complex="12pt" style:font-weight-complex="normal"/>
    </style:style>
    <style:style style:name="T318" style:family="text">
      <style:text-properties fo:font-size="12pt" style:text-underline-style="solid" style:text-underline-width="auto" style:text-underline-color="font-color" fo:font-weight="normal" officeooo:rsid="0084f958" style:font-size-asian="10.5pt" style:font-weight-asian="normal" style:font-size-complex="12pt" style:font-weight-complex="normal"/>
    </style:style>
    <style:style style:name="T319" style:family="text">
      <style:text-properties fo:font-size="12pt" style:text-underline-style="solid" style:text-underline-width="auto" style:text-underline-color="font-color" fo:font-weight="normal" officeooo:rsid="0058a29f" style:font-name-asian="Liberation Serif1" style:font-size-asian="10.5pt" style:font-weight-asian="normal" style:font-name-complex="Liberation Serif1" style:font-size-complex="12pt" style:font-weight-complex="normal"/>
    </style:style>
    <style:style style:name="T320" style:family="text">
      <style:text-properties fo:font-size="12pt" style:text-underline-style="solid" style:text-underline-width="auto" style:text-underline-color="font-color" fo:font-weight="normal" officeooo:rsid="003f2dbe" style:font-name-asian="Liberation Serif1" style:font-size-asian="10.5pt" style:font-weight-asian="normal" style:font-name-complex="Liberation Serif1" style:font-size-complex="12pt" style:font-weight-complex="normal"/>
    </style:style>
    <style:style style:name="T321" style:family="text">
      <style:text-properties fo:font-size="12pt" style:text-underline-style="solid" style:text-underline-width="auto" style:text-underline-color="font-color" fo:font-weight="normal" officeooo:rsid="005c5820" style:font-name-asian="Liberation Serif1" style:font-size-asian="10.5pt" style:font-weight-asian="normal" style:font-name-complex="Liberation Serif1" style:font-size-complex="12pt" style:font-weight-complex="normal"/>
    </style:style>
    <style:style style:name="T322" style:family="text">
      <style:text-properties fo:font-size="12pt" style:text-underline-style="solid" style:text-underline-width="auto" style:text-underline-color="font-color" style:font-name-asian="Liberation Serif1" style:font-size-asian="10.5pt" style:font-name-complex="Liberation Serif1" style:font-size-complex="12pt"/>
    </style:style>
    <style:style style:name="T323" style:family="text">
      <style:text-properties fo:font-size="12pt" style:text-underline-style="solid" style:text-underline-width="auto" style:text-underline-color="font-color" officeooo:rsid="005c5820" style:font-name-asian="Liberation Serif1" style:font-size-asian="10.5pt" style:font-name-complex="Liberation Serif1" style:font-size-complex="12pt"/>
    </style:style>
    <style:style style:name="T324" style:family="text">
      <style:text-properties fo:font-size="12pt" style:text-underline-style="solid" style:text-underline-width="auto" style:text-underline-color="font-color" officeooo:rsid="0058a29f" style:font-name-asian="Liberation Serif1" style:font-size-asian="10.5pt" style:font-name-complex="Liberation Serif1" style:font-size-complex="12pt"/>
    </style:style>
    <style:style style:name="T325" style:family="text">
      <style:text-properties fo:font-size="12pt" style:text-underline-style="solid" style:text-underline-width="auto" style:text-underline-color="font-color" officeooo:rsid="0038a0f9" style:font-size-asian="10.5pt" style:font-size-complex="12pt"/>
    </style:style>
    <style:style style:name="T326" style:family="text">
      <style:text-properties fo:font-size="12pt" style:text-underline-style="solid" style:text-underline-width="auto" style:text-underline-color="font-color" officeooo:rsid="00829fec" style:font-size-asian="10.5pt" style:font-size-complex="12pt"/>
    </style:style>
    <style:style style:name="T327" style:family="text">
      <style:text-properties style:text-position="sub 58%" style:font-name="Liberation Serif1" fo:font-size="10.5pt" style:text-underline-style="none" fo:font-weight="normal" officeooo:rsid="00523581" style:font-name-asian="Liberation Serif1" style:font-size-asian="10.5pt" style:font-weight-asian="normal" style:font-name-complex="Liberation Serif1" style:font-size-complex="10.5pt" style:font-weight-complex="normal"/>
    </style:style>
    <style:style style:name="T328" style:family="text">
      <style:text-properties style:text-position="sub 58%" fo:font-size="12pt" style:text-underline-style="none" fo:font-weight="normal" officeooo:rsid="00523581" style:font-name-asian="Liberation Serif1" style:font-size-asian="10.5pt" style:font-weight-asian="normal" style:font-name-complex="Liberation Serif1" style:font-size-complex="12pt" style:font-weight-complex="normal"/>
    </style:style>
    <style:style style:name="T329" style:family="text">
      <style:text-properties style:text-underline-style="solid" style:text-underline-width="auto" style:text-underline-color="font-color"/>
    </style:style>
    <style:style style:name="T330" style:family="text">
      <style:text-properties style:text-underline-style="solid" style:text-underline-width="auto" style:text-underline-color="font-color" fo:font-weight="normal" style:font-name-asian="Liberation Serif1" style:font-weight-asian="normal" style:font-name-complex="Liberation Serif1" style:font-weight-complex="normal"/>
    </style:style>
    <style:style style:name="T331" style:family="text">
      <style:text-properties style:text-underline-style="solid" style:text-underline-width="auto" style:text-underline-color="font-color" fo:font-weight="normal" officeooo:rsid="005f9633" style:font-name-asian="Liberation Serif1" style:font-weight-asian="normal" style:font-name-complex="Liberation Serif1" style:font-weight-complex="normal"/>
    </style:style>
    <style:style style:name="T332" style:family="text">
      <style:text-properties style:text-underline-style="solid" style:text-underline-width="auto" style:text-underline-color="font-color" fo:font-weight="normal" officeooo:rsid="00611a26" style:font-name-asian="Liberation Serif1" style:font-weight-asian="normal" style:font-name-complex="Liberation Serif1" style:font-weight-complex="normal"/>
    </style:style>
    <style:style style:name="T333" style:family="text">
      <style:text-properties style:text-underline-style="solid" style:text-underline-width="auto" style:text-underline-color="font-color" fo:font-weight="normal" officeooo:rsid="00682391" style:font-name-asian="Liberation Serif1" style:font-weight-asian="normal" style:font-name-complex="Liberation Serif1" style:font-weight-complex="normal"/>
    </style:style>
    <style:style style:name="T334" style:family="text">
      <style:text-properties style:text-underline-style="solid" style:text-underline-width="auto" style:text-underline-color="font-color" fo:font-weight="normal" officeooo:rsid="0029eb06" style:font-weight-asian="normal" style:font-weight-complex="normal"/>
    </style:style>
    <style:style style:name="T335" style:family="text">
      <style:text-properties style:text-underline-style="solid" style:text-underline-width="auto" style:text-underline-color="font-color" officeooo:rsid="0032254e" style:font-name-asian="Liberation Serif1" style:font-name-complex="Liberation Serif1"/>
    </style:style>
    <style:style style:name="T336" style:family="text">
      <style:text-properties officeooo:rsid="00786317"/>
    </style:style>
    <style:style style:name="T337" style:family="text">
      <style:text-properties officeooo:rsid="0081b076"/>
    </style:style>
    <style:style style:name="T338" style:family="text">
      <style:text-properties style:text-line-through-style="none" style:text-line-through-type="none" fo:font-size="12pt" style:text-underline-style="solid" style:text-underline-width="auto" style:text-underline-color="font-color" fo:font-weight="normal" style:font-size-asian="10.5pt" style:font-weight-asian="normal" style:font-size-complex="12pt" style:font-weight-complex="normal"/>
    </style:style>
    <style:style style:name="T339" style:family="text">
      <style:text-properties style:font-name="Baskerville" fo:font-size="12pt" style:text-underline-style="none" officeooo:rsid="00869ec0" style:font-size-asian="10.5pt" style:font-size-complex="12pt"/>
    </style:style>
    <style:style style:name="T340" style:family="text">
      <style:text-properties style:font-name="Baskerville" fo:font-size="12pt" style:text-underline-style="none" officeooo:rsid="00baaabc" style:font-name-asian="Baskerville" style:font-size-asian="10.5pt" style:font-name-complex="Baskerville" style:font-size-complex="12pt"/>
    </style:style>
    <style:style style:name="T341" style:family="text">
      <style:text-properties style:font-name="Baskerville" fo:font-size="12pt" style:text-underline-style="none" fo:font-weight="normal" officeooo:rsid="00baaabc" style:font-name-asian="Baskerville" style:font-size-asian="10.5pt" style:font-weight-asian="normal" style:font-name-complex="Baskerville" style:font-size-complex="12pt" style:font-weight-complex="normal"/>
    </style:style>
    <style:style style:name="T342" style:family="text">
      <style:text-properties style:font-name="Baskerville" fo:font-size="12pt" fo:font-style="italic" style:text-underline-style="none" fo:font-weight="normal" officeooo:rsid="00baaabc" style:font-name-asian="Baskerville" style:font-size-asian="10.5pt" style:font-style-asian="italic" style:font-weight-asian="normal" style:font-name-complex="Baskerville" style:font-size-complex="12pt" style:font-style-complex="italic" style:font-weight-complex="normal"/>
    </style:style>
    <style:style style:name="T343" style:family="text">
      <style:text-properties style:font-name="Baskerville" style:font-name-asian="Liberation Serif1" style:font-name-complex="Liberation Serif1"/>
    </style:style>
    <style:style style:name="T344" style:family="text">
      <style:text-properties style:font-name="Baskerville" officeooo:rsid="008e1dac" style:font-name-asian="Liberation Serif1" style:font-name-complex="Liberation Serif1"/>
    </style:style>
    <style:style style:name="T345" style:family="text">
      <style:text-properties style:font-name="Baskerville" officeooo:rsid="008c85b1" style:font-name-asian="Liberation Serif1" style:font-name-complex="Liberation Serif1"/>
    </style:style>
    <style:style style:name="T346" style:family="text">
      <style:text-properties style:font-name="Baskerville" fo:font-weight="normal" style:font-name-asian="Liberation Serif1" style:font-weight-asian="normal" style:font-name-complex="Liberation Serif1" style:font-weight-complex="normal"/>
    </style:style>
    <style:style style:name="T347" style:family="text">
      <style:text-properties style:font-name="Baskerville" fo:font-weight="normal" officeooo:rsid="008c2a08" style:font-name-asian="Liberation Serif1" style:font-weight-asian="normal" style:font-name-complex="Liberation Serif1" style:font-weight-complex="normal"/>
    </style:style>
    <style:style style:name="T348" style:family="text">
      <style:text-properties style:font-name="Baskerville" fo:font-weight="normal" officeooo:rsid="008c85b1" style:font-name-asian="Liberation Serif1" style:font-weight-asian="normal" style:font-name-complex="Liberation Serif1" style:font-weight-complex="normal"/>
    </style:style>
    <style:style style:name="T349" style:family="text">
      <style:text-properties style:font-name="Baskerville" fo:font-weight="normal" officeooo:rsid="008df814" style:font-name-asian="Liberation Serif1" style:font-weight-asian="normal" style:font-name-complex="Liberation Serif1" style:font-weight-complex="normal"/>
    </style:style>
    <style:style style:name="T350" style:family="text">
      <style:text-properties style:font-name="Baskerville" fo:font-weight="normal" officeooo:rsid="008e1dac" style:font-name-asian="Liberation Serif1" style:font-weight-asian="normal" style:font-name-complex="Liberation Serif1" style:font-weight-complex="normal"/>
    </style:style>
    <style:style style:name="T351" style:family="text">
      <style:text-properties style:font-name="Baskerville" fo:font-weight="normal" officeooo:rsid="00ac3415" style:font-name-asian="Liberation Serif1" style:font-weight-asian="normal" style:font-name-complex="Liberation Serif1" style:font-weight-complex="normal"/>
    </style:style>
    <style:style style:name="T352" style:family="text">
      <style:text-properties style:font-name="Baskerville" fo:font-weight="normal" officeooo:rsid="00ac3415" style:font-name-asian="Baskerville" style:font-weight-asian="normal" style:font-name-complex="Baskerville" style:font-weight-complex="normal"/>
    </style:style>
    <style:style style:name="T353" style:family="text">
      <style:text-properties style:font-name="Baskerville" fo:font-style="italic" fo:font-weight="normal" style:font-name-asian="Liberation Serif1" style:font-style-asian="italic" style:font-weight-asian="normal" style:font-name-complex="Liberation Serif1" style:font-style-complex="italic" style:font-weight-complex="normal"/>
    </style:style>
    <style:style style:name="T354" style:family="text">
      <style:text-properties officeooo:rsid="0089698c"/>
    </style:style>
    <style:style style:name="T355" style:family="text">
      <style:text-properties officeooo:rsid="008ab87a"/>
    </style:style>
    <style:style style:name="T356" style:family="text">
      <style:text-properties officeooo:rsid="009d96f3"/>
    </style:style>
    <style:style style:name="T357" style:family="text">
      <style:text-properties fo:font-weight="bold" style:font-weight-asian="bold" style:font-weight-complex="bold"/>
    </style:style>
    <style:style style:name="T358" style:family="text">
      <style:text-properties fo:font-weight="bold" officeooo:rsid="00315ddc" style:font-weight-asian="bold" style:font-weight-complex="bold"/>
    </style:style>
    <style:style style:name="T359" style:family="text">
      <style:text-properties fo:font-weight="bold" officeooo:rsid="00315ddc" style:font-name-asian="Liberation Serif1" style:font-weight-asian="bold" style:font-name-complex="Liberation Serif1" style:font-weight-complex="bold"/>
    </style:style>
    <style:style style:name="T360" style:family="text">
      <style:text-properties fo:font-weight="bold" officeooo:rsid="0032254e" style:font-name-asian="Liberation Serif1" style:font-weight-asian="bold" style:font-name-complex="Liberation Serif1" style:font-weight-complex="bold"/>
    </style:style>
    <style:style style:name="T361" style:family="text">
      <style:text-properties fo:font-weight="bold" officeooo:rsid="00336bba" style:font-name-asian="Liberation Serif1" style:font-weight-asian="bold" style:font-name-complex="Liberation Serif1" style:font-weight-complex="bold"/>
    </style:style>
    <style:style style:name="T362" style:family="text">
      <style:text-properties officeooo:rsid="0035fe73"/>
    </style:style>
    <style:style style:name="T363" style:family="text">
      <style:text-properties officeooo:rsid="00b7b58a"/>
    </style:style>
    <style:style style:name="T364" style:family="text">
      <style:text-properties fo:font-size="11pt" style:font-size-asian="11pt" style:font-size-complex="11pt"/>
    </style:style>
    <style:style style:name="T365" style:family="text">
      <style:text-properties fo:font-size="11pt" fo:font-weight="bold" style:font-size-asian="11pt" style:font-weight-asian="bold" style:font-size-complex="11pt" style:font-weight-complex="bold"/>
    </style:style>
    <style:style style:name="T366" style:family="text">
      <style:text-properties style:font-name="Liberation Serif1" fo:font-weight="normal" officeooo:rsid="00ce76d0" style:font-name-asian="Liberation Serif1" style:font-weight-asian="normal" style:font-name-complex="Liberation Serif1"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PUTNAM, H.<text:span text:style-name="T1"> (1994:</text:span><text:span text:style-name="T356">18-19-20</text:span><text:span text:style-name="T1">). </text:span><text:span text:style-name="T23">Las mil caras del realismo</text:span><text:span text:style-name="T36">. Barcelona: Paidós.</text:span></text:p>
      <text:p text:style-name="P3"><text:span text:style-name="T36">P. 18-19</text:span><text:span text:style-name="T37">-20</text:span><text:span text:style-name="T36"><text:tab/><text:tab/></text:span><text:span text:style-name="T48">Introducción por Miguel Quintanilla</text:span></text:p>
      <text:p text:style-name="P20"/>
      <text:p text:style-name="P21"><text:tab/>Lo que Putnam llama realismo interno, o realismo pragmático ... En esencia se trata de dar respuesta a la artificiosa pregunta siguiente: <text:span text:style-name="T357">¿hasta qué punto podemos decir, con cierto fundamento, que conocemos el mundo real?</text:span> <text:s/>…</text:p>
      <text:p text:style-name="P4"><text:span text:style-name="T36"><text:tab/></text:span><text:span text:style-name="T54">En efecto</text:span><text:span text:style-name="T37">, cada día tenemos la experiencia de que sale un sol por la mañana y no ponemos en duda que el sol que sale hoy es el mismo que salió ayer, a pesar de que de esto nunca hemos tenido una experiencia concreta … </text:span><text:span text:style-name="T53">no podemos compartir directamente las experiencias del resto de la gente (precisamente porque son sus propias experiencias</text:span><text:span text:style-name="T37">) </text:span><text:span text:style-name="T53">ello no nos impide hablar con otros</text:span><text:span text:style-name="T37">, entender lo que dicen y compartir a veces sus conocimientos y opi</text:span><text:span text:style-name="T54">niones</text:span><text:span text:style-name="T37">. Tampoco sería más confortable nuestra posición si nos pasáramos al extremo contrario y nos declaráramos dispuestos a admitir sólo aquellas opiniones e ideas que estuvieran sólidamente fundadas en la lógica y en las matemáticas: podríamos entonces hilar largos razonamientos, todos verdaderos, pero vacíos de contenido, de manera que no seríamos capaces de concluir nada relevante acerca de nada real: podríamos utilizar los números para sumar, multiplicar, etc., pero no podríamos contar ovejas con ellos, porque las ovejas no son entidades matemáticas.</text:span></text:p>
      <text:p text:style-name="P20"/>
      <text:p text:style-name="P188"><text:span text:style-name="T48">PUTNAM</text:span><text:span text:style-name="T36">, H. (1994:</text:span><text:span text:style-name="T50">20--21</text:span><text:span text:style-name="T36">). </text:span><text:span text:style-name="T23">Las mil caras del realismo</text:span><text:span text:style-name="T36">. Barcelona: Paidós.</text:span></text:p>
      <text:p text:style-name="P5"><text:span text:style-name="T36"><text:tab/><text:tab/>Introd</text:span><text:span text:style-name="T38">u</text:span><text:span text:style-name="T36">cción por Miguel Quintanilla</text:span></text:p>
      <text:p text:style-name="P29"/>
      <text:p text:style-name="P18"><text:span text:style-name="T36"><text:tab/>Aristóteles supuso que la facultad humana del entendimiento podía captar las ideas generales a partir d</text:span><text:span text:style-name="T46">e</text:span><text:span text:style-name="T36"> las cosas concretas. Con el desarrollo de la ciencia moderna, el problema volvió a plantearse con mayor crudeza. <text:s/>… </text:span><text:span text:style-name="T47">M</text:span><text:span text:style-name="T36">uchas </text:span><text:span text:style-name="T47">de las </text:span><text:span text:style-name="T36"><text:s/>evidencias </text:span><text:span text:style-name="T47">del sentido común</text:span><text:span text:style-name="T36"> se vinieron abajo; y comenzó a aceptarse, como dice Putnam, que </text:span><text:span text:style-name="T57">«</text:span><text:span text:style-name="T200">el rastro de la serpiente humana está por todas partes</text:span><text:span text:style-name="T57">»</text:span><text:span text:style-name="T192">: es decir, que el sujeto humano deja su propia impronta en todas las ideas, representaciones y teorías con las que pretendemos conocer la realidad. De modo que no es posible seguir hablando de un mundo real, independiente de nosotros, y un sujeto humano capaz de conocerlo objetivamente. </text:span><text:span text:style-name="T200">Kant</text:span><text:span text:style-name="T192"> … definió la situación:</text:span><text:span text:style-name="T200"> el mundo objetivo, tal como lo </text:span><text:span text:style-name="T203">conocemos</text:span><text:span text:style-name="T200">, es el resultado de nuestra propia actividad intelectiva</text:span><text:span text:style-name="T192">. Con otras palabras: somos nosotros, con nuestra propia capacidad sensorial e intelectual, quienes organizamos la experiencia en categorías que nos la hace comprensible y así construimos las cosas y los hechos, las relaciones de causalidad, las regularidades que observamos en la naturaleza, etc. <text:s/>…</text:span></text:p>
      <text:p text:style-name="P33">De acuerdo con Kant el cometido de la razón humana no consiste en descubrir o representar el mundo real sino en construir los conceptos que nos permiten entenderlo. </text:p>
      <text:p text:style-name="P32"/>
      <text:p text:style-name="P189"><text:span text:style-name="T48">PUTNAM</text:span><text:span text:style-name="T36">, H. (1994:</text:span><text:span text:style-name="T50">21-22</text:span><text:span text:style-name="T36">). </text:span><text:span text:style-name="T23">Las mil caras del realismo</text:span><text:span text:style-name="T36">. Barcelona: Paidós.</text:span></text:p>
      <text:p text:style-name="P6"><text:span text:style-name="T192"><text:tab/>Introd</text:span><text:span text:style-name="T193">u</text:span><text:span text:style-name="T192">cción por Miguel Quintanilla</text:span></text:p>
      <text:p text:style-name="P34"/>
      <text:p text:style-name="P9"><text:span text:style-name="T192"><text:tab/>Por otra parte debemos admitir que nuestra propia noción de </text:span><text:span text:style-name="T57">«</text:span><text:span text:style-name="T192">mundo que nos rodea</text:span><text:span text:style-name="T57">» depende de nosotros mismos. Con otras palabras: desearíamos poder decir que nuestros conceptos y representaciones se corresponden de alguna manera con el mundo real, pero al mismo tiempo tenemos que admitir que lo que llamamos mundo real no es nada que podamos identificar al margen de nuestros conceptos y representaciones.</text:span></text:p>
      <text:p text:style-name="P49"><text:tab/><text:span text:style-name="T357">Hay dos respuestas</text:span> clásicas (y en realidad prekantianas) a este problema: <text:span text:style-name="T357">la respuesta dogmática y la respuesta escéptica</text:span>. La respuesta dogmática (que Putnam identifica con lo que él llama el real<text:span text:style-name="T329">ismo metafísico</text:span>) se puede resumir en las siguientes tesis:</text:p>
      <text:p text:style-name="P49">1.<text:tab/>El mundo existe independientemente de nuestros conceptos y representaciones</text:p>
      <text:p text:style-name="P49">2.<text:tab/>El mundo objetivo e independiente tiene una estructura determinada; es decir está compuesto de cosas, <text:tab/>propiedades, hechos objetivos que existen independientemente de que nosotros los conozcamos o no.</text:p>
      <text:p text:style-name="P10"><text:span text:style-name="T57">3.<text:tab/>Una representación verdadera o correcta del mundo es aquella </text:span><text:span text:style-name="T58">que se refiere a objetos realmente <text:tab/>existentes en el mundo y describe las propiedades que esos objetos realmente tienen.</text:span></text:p>
      <text:p text:style-name="P50">4.<text:tab/>Existe (aunque no la conozcamos todavía<text:span text:style-name="T336">)</text:span> una imagen o representación completa del mundo objetivo <text:tab/>tal como es en sí mismo (lo que Putnam identifica como «el punto de vista del ojo de Dios».</text:p>
      <text:p text:style-name="P50"/>
      <text:p text:style-name="P195"><text:span text:style-name="T48">PUTNAM</text:span><text:span text:style-name="T36">, H. (1994:</text:span><text:span text:style-name="T51">22-23</text:span><text:span text:style-name="T36">). </text:span><text:span text:style-name="T23">Las mil caras del realismo</text:span><text:span text:style-name="T36">. Barcelona: Paidós.</text:span></text:p>
      <text:p text:style-name="P7"><text:span text:style-name="T57"><text:s/><text:tab/>Introd</text:span><text:span text:style-name="T59">u</text:span><text:span text:style-name="T57">cción por Miguel Quintanilla</text:span></text:p>
      <text:p text:style-name="P48"/>
      <text:p text:style-name="P8"><text:span text:style-name="T57"><text:tab/></text:span><text:span text:style-name="T64">La respuesta</text:span><text:span text:style-name="T58"> </text:span><text:span text:style-name="T64">escéptica</text:span><text:span text:style-name="T58"> adopta como punto de partida la constatación de que </text:span><text:span text:style-name="T64">no</text:span><text:span text:style-name="T58"> existe ninguna forma de establecer una correspondencia fiable </text:span><text:span text:style-name="T60">entre nuestras representaciones y las supuestas propiedades objetivas del mundo independiente de nosotros. A partir de aquí la conclusión más radical es que no podemos saber ni decir nada con sentido acerca de la realidad, todos nuestros discursos son pura palabrería.</text:span></text:p>
      <text:p text:style-name="P8"><text:span text:style-name="T60"><text:tab/></text:span><text:span text:style-name="T65">Tanto el realismo metafísico como el relativismo escéptico son</text:span><text:span text:style-name="T60"> <text:s/>…</text:span><text:span text:style-name="T65"> teorías típicamente prekantianas</text:span><text:span text:style-name="T60">. Y sin embargo, siguen estando de plena actualidad. Hay razones para ello. Por una parte, una cierta actitud realista parece imprescindible para poder entender una parte fundamental de nuestra cultura: el aprecio por la verdad y la íntima convicción de que el avance del conocimiento </text:span><text:span text:style-name="T63">—espacialmente del conocimiento científi</text:span><text:span text:style-name="T66">co</text:span><text:span text:style-name="T63">— </text:span><text:span text:style-name="T55">tiene algo</text:span><text:span text:style-name="T39"> que ver con un aplicación efectiva de nuestros conocimientos </text:span><text:span text:style-name="T24">verdaderos</text:span><text:span text:style-name="T39">, es decir, con nuestra capacidad de representar adecuadamente una parte cada vez más importante de la realidad. </text:span><text:span text:style-name="T40">El propio Kant advertía que es un </text:span><text:span text:style-name="T25">escándalo para la filosofía y para la razón humana</text:span><text:span text:style-name="T40"> el que haya que admitirse la existencia de los objetos exteriores sólo a modo ce </text:span><text:span text:style-name="T25">creencia</text:span><text:span text:style-name="T40">, es decir como una opinión que no podemos justificar racionalmente. </text:span></text:p>
      <text:p text:style-name="P22"><text:tab/></text:p>
      <text:p text:style-name="P25"/>
      <text:p text:style-name="P190"><text:span text:style-name="T49">PUTNAM</text:span><text:span text:style-name="T39">, H. (1994:</text:span><text:span text:style-name="T51">23-24</text:span><text:span text:style-name="T39">). </text:span><text:span text:style-name="T24">Las mil caras del realismo</text:span><text:span text:style-name="T39">. Barcelona: Paidós.</text:span></text:p>
      <text:p text:style-name="P11"><text:span text:style-name="T39"><text:tab/><text:tab/></text:span><text:span text:style-name="T36">Introducción por Miguel Quintanilla</text:span></text:p>
      <text:p text:style-name="P23"/>
      <text:p text:style-name="P15"><text:span text:style-name="T36"><text:tab/></text:span><text:span text:style-name="T48">Es en este contexto donde hay que situar la teoría del realismo interno de Putnam</text:span><text:span text:style-name="T36">. Se trata de realizar un doble movimiento: por una parte recuperar la visión kantiana de la filosofía, radicalizándola y, por otra, de demostrar que el resultado es plenamente satisfactorio, es decir que podemos recuperar lo que podríamos llamar el </text:span><text:span text:style-name="T41">contenido </text:span><text:span text:style-name="T26">sano </text:span><text:span text:style-name="T41">del </text:span><text:span text:style-name="T36">realismo </text:span><text:span text:style-name="T41">(lo que Putnam llama realismo </text:span><text:span text:style-name="T36">con minúscula</text:span><text:span text:style-name="T41">), evitando tanto el dogmatismo del Realismo metafísico (el realismo con mayúscula) con el nihilismo al que conduce en último término el escepticismo radical. </text:span></text:p>
      <text:p text:style-name="P15"><text:span text:style-name="T41"><text:tab/>Es especialmente relevante a este respecto la introducción del tema del realismo interno que hace Putnam … se trata de recuperar el realismo del sentido común, frente a las pretensiones del realismo científico (del realismo metafísico disfrazado de científico) que, a la postre, resulta incompatible con esa noción de realidad que se pretendía fundamentar. Dicho en términos muy simples … la situación pod</text:span><text:span text:style-name="T56">ría describirse</text:span><text:span text:style-name="T41"> así: el realista ingenuo mantiene dos tipos de pretensiones, por una parte considera que el mundo real es el mundo de su experiencia </text:span><text:span text:style-name="T42">cotidiana, el mundo repleto de sillas, de mesas, personas con <text:s/>las que habla, etc.; por otra parte pretende que ese mundo de su experiencia cotidiana es exactamente una parte del mundo real, es decir, del mundo tal como existe por sí mismo, independientemente de cualquier experiencia que cualquier sujeto pueda tener de él.</text:span></text:p>
      <text:p text:style-name="P26"/>
      <text:p text:style-name="P191"><text:span text:style-name="T49">PUTNAM</text:span><text:span text:style-name="T39">, H. (1994:</text:span><text:span text:style-name="T51">24-25</text:span><text:span text:style-name="T39">). </text:span><text:span text:style-name="T24">Las mil caras del realismo</text:span><text:span text:style-name="T39">. Barcelona: Paidós.</text:span></text:p>
      <text:p text:style-name="P12"><text:span text:style-name="T39"><text:tab/><text:tab/></text:span><text:span text:style-name="T42">Introducción por Miguel Quintanilla</text:span></text:p>
      <text:p text:style-name="P27"/>
      <text:p text:style-name="P16"><text:span text:style-name="T42"><text:tab/>Sin embargo tales pretensiones son incompatibles con el realismo científico, pues la ciencia actual, en especial la ciencia física, nos dice que el mundo de nuestra experiencia cotidiana no es real: no sale y se pone el sol, sino que es la tierra la que da vueltas, no hay sillas y mesas sólidas, sino campos y partículas subatómicas o, pero aún, perturbaciones en el continuo espacio-temporal, etc., </text:span><text:span text:style-name="T43">y esta es la </text:span><text:span text:style-name="T27">verdadera realidad</text:span><text:span text:style-name="T43"> del mundo del realista ingenuo. <text:s/></text:span><text:span text:style-name="T44">De manera que la única forma de mantener la segunda pretensión del realista ingenuo (la de que el mundo existe independientemente de la experiencia del mundo real), pero al alto costo de tener que concluir que, una vez abandonada la referencia sólida del realismo, lo que tenemos es un </text:span><text:span text:style-name="T61">«</text:span><text:span text:style-name="T194">mundo real</text:span><text:span text:style-name="T61">»</text:span><text:span text:style-name="T194"> plagado de proyecciones humanas, de creaciones de nuestro espíritu, y además compatible con infinitas creaciones diferentes. <text:s text:c="2"/>…</text:span></text:p>
      <text:p text:style-name="P36"><text:tab/>La salida de Putnam consiste en cambiar de dirección en la revisión de los presupuestos del realismo ingenuo: el problema no es tanto su primera pretensión (la de que el mundo que nos rodea de si<text:span text:style-name="T329">llas, mesa</text:span>s y cubitos de hielo sea real) sino la segunda: la de que sea legítimo decir que hay un mundo real independiente de nuestra experiencia de las sillas, las mesas y los cubitos de hielo (o, para el caso, también de nuestra experiencia científica de los campos de fuerza, los fenómenos cuánticos y las dimensiones matemáticas del espacio-tiempo). </text:p>
      <text:p text:style-name="P35"/>
      <text:p text:style-name="P192"><text:span text:style-name="T49">PUTNAM</text:span><text:span text:style-name="T39">, H. (1994:</text:span><text:span text:style-name="T52">25</text:span><text:span text:style-name="T39">). </text:span><text:span text:style-name="T24">Las mil caras del realismo</text:span><text:span text:style-name="T39">. Barcelona: Paidós.</text:span></text:p>
      <text:p text:style-name="P13"><text:span text:style-name="T195"><text:tab/><text:tab/></text:span><text:span text:style-name="T192">Introducción por Miguel Quintanilla</text:span></text:p>
      <text:p text:style-name="P37"/>
      <text:p text:style-name="P19"><text:span text:style-name="T192"><text:tab/>Con otras pa</text:span><text:span text:style-name="T196">l</text:span><text:span text:style-name="T192">abras, podemos ser realistas, como lo somos en la vida cotidiana, </text:span><text:span text:style-name="T196">lo que no podemos es mantener la ilusión de que se puede hablar de un mundo independiente de nuestra experiencia o de </text:span><text:span text:style-name="T62">«</text:span><text:span text:style-name="T196">objetos en sí</text:span><text:span text:style-name="T62">»</text:span><text:span text:style-name="T196">, al margen de los conceptos con los que representamos esos objetos. El resultado es que el realismo (el realismo pragmático de nuestra experiencia cotidiana) va indisolublemente unido a cierto relativismo conceptual: </text:span><text:span text:style-name="T201">la realidad es la realidad tal como es concebida,</text:span><text:span text:style-name="T196"> </text:span><text:span text:style-name="T201">lo real es siempre relativo al aparato conceptual que utilizamos para hablar o representar el mundo real. </text:span></text:p>
      <text:p text:style-name="P186"><text:span text:style-name="T201"><text:tab/></text:span><text:span text:style-name="T202">Según Putnam, este relativismo conceptual del realismo interno o pragmático no tiene por qué conducir a conclusiones escépticas radicales: aunque los hechos sean relativos a los esquemas conceptuales que utilizamos para describirlos, ello no quiere decir que no podamos distinguir, dentro de determinado esquema conceptual, entre hechos reales y no reales, o paralelamente, entre enunciados verdaderos y falsos acerca de los hechos. </text:span></text:p>
      <text:p text:style-name="P38"/>
      <text:p text:style-name="P193"><text:span text:style-name="T49">PUTNAM</text:span><text:span text:style-name="T39">, H. (1994:</text:span><text:span text:style-name="T45">31-</text:span><text:span text:style-name="T52">32</text:span><text:span text:style-name="T39">). </text:span><text:span text:style-name="T24">Las mil caras del realismo</text:span><text:span text:style-name="T39">. Barcelona: Paidós.</text:span></text:p>
      <text:p text:style-name="P14"><text:span text:style-name="T195"><text:tab/><text:tab/></text:span><text:span text:style-name="T197">Introducción por Miguel Quintanilla</text:span></text:p>
      <text:p text:style-name="P39"/>
      <text:p text:style-name="P14"><text:span text:style-name="T197"><text:tab/></text:span><text:span text:style-name="T198">Dicho de otra forma: parece que si aceptamos el realismo interno de Putnam, con todas sus consecuencias, podemos estar perdiendo algo importante de esa concepción del mundo que el propio Putnam aprecia … una posible vía de salida consiste en revisar las tesis del realismo metafísico que Putnam rechaza. Hemos resumido en cuatro tesis. </text:span><text:span text:style-name="T199">El punto central del realismo metafísico está en la tercera tesis, que es la tesis de la verdad como correspondencia. Las dos <text:s/>primeras son necesarias para que la concepción de la verdad como correspondencia tenga sentido. <text:s/>La cuarta parece una consecuencia d ella tercera …</text:span></text:p>
      <text:p text:style-name="P14"><text:span text:style-name="T199"><text:tab/>De hecho lo que podríamos llamar </text:span><text:span text:style-name="T204">realismo tentativo</text:span><text:span text:style-name="T199"> o hipotético podría caracterizarse por las siguientes tesis:</text:span></text:p>
      <text:p text:style-name="P41">1.<text:tab/>La realidad objetiva existe independientemente de que la conozcamos o no.</text:p>
      <text:p text:style-name="P41">2.<text:tab/>La realidad objetiva independiente tiene en sí misma algún grado de organización o estructura.</text:p>
      <text:p text:style-name="P41">3.<text:tab/><text:span text:style-name="T329">El conocimiento</text:span> humano, y en especial el conocimiento científico, pretende conseguir una <text:tab/>representación adecuada de la realidad objetiva.</text:p>
      <text:p text:style-name="P41">4.<text:tab/>Es posible alcanzar, a través de la investigación científica, representaciones adecuadas, aunque <text:tab/>parciales e incompletas, de la realidad objetiva.</text:p>
      <text:p text:style-name="P17"><text:span text:style-name="T192"><text:tab/>A diferencia del realismo metafísico que critica Putnam, esta versión del realismo no incorpora la tesis <text:tab/>del Ojo de Dios, ni la teoría ingenua de la verdad como correspondencia o, mejor aún, como copia o <text:tab/>reflejo de la realidad. </text:span><text:span text:style-name="T200">Sin embargo acepta las tesis implícitas en el realismo del sentido común</text:span><text:span text:style-name="T192">. Y <text:tab/>además acepta como legítima la pretensión de que el conocimiento científico pueda ser una <text:tab/>representación adecuada aunque parcial <text:s/>e incompleta del mundo real.</text:span></text:p>
      <text:p text:style-name="P41"/>
      <text:p text:style-name="P194"><text:span text:style-name="T49">PUTNAM</text:span><text:span text:style-name="T39">, H. (1994:</text:span><text:span text:style-name="T52">32-33</text:span><text:span text:style-name="T39">). </text:span><text:span text:style-name="T24">Las mil caras del realismo</text:span><text:span text:style-name="T39">. Barcelona: Paidós.</text:span></text:p>
      <text:p text:style-name="P45"><text:span text:style-name="T2"><text:tab/><text:tab/></text:span><text:span text:style-name="T3">Introducción por Miguel Quintanilla</text:span></text:p>
      <text:p text:style-name="P40"/>
      <text:p text:style-name="P46"><text:span text:style-name="T3"><text:tab/></text:span><text:span text:style-name="T4">En realidad no hay tanta distancia entre las consecuencias filosóficas de este realismo tentativo y del realismo interno de Putnam. De hecho, el realismo tentativo puede aceptar, como Putnam, que sólo podemos hablar acerca del mundo real a través de nuestros esquemas conceptuales, pero de ahí se infiere que nuestras representaciones del mundo real son siempre parciales e incompletas, no que carezca de sentido suponer que representan algo independiente de ellas mismas. <text:s/>…</text:span></text:p>
      <text:p text:style-name="P46"><text:span text:style-name="T4"><text:tab/></text:span><text:span text:style-name="T334">En realidad</text:span><text:span text:style-name="T4"> lo único que realmente diferencia al realismo tentativo que proponemos del realismo interno que propone Putnam es que el primero asume la hipótesis metafísica que comparten tanto el realismo se sentido común como el realismo científico, sin tener que asumir al mismo tiempo la tesis ingenua de la verdad como correspondencia (o copia) del mundo real ni mucho menos la tesis metafísica d</text:span><text:span text:style-name="T5">e la </text:span><text:span text:style-name="T4">existencia de una representación completa de la realidad (la tesis del Ojo de Dios) …</text:span></text:p>
      <text:p text:style-name="P42"/>
      <text:p text:style-name="P196"><text:span text:style-name="T220">PUTNAM</text:span><text:span text:style-name="T2">, H. (1994:</text:span><text:span text:style-name="T337">42-44</text:span><text:span text:style-name="T2">). </text:span><text:span text:style-name="T24">Las mil caras del realismo</text:span><text:span text:style-name="T2">. Barcelona: Paidós.</text:span></text:p>
      <text:p text:style-name="P47"><text:span text:style-name="T1"><text:tab/></text:span>Conferencia I. ¿queda todavía algo por decir acerca de la realidad y la verdad?</text:p>
      <text:p text:style-name="P39"/>
      <text:p text:style-name="P28"/>
      <text:p text:style-name="P24"><text:tab/><text:span text:style-name="T221">En primer lugar, esta perspectiva ilustra el hecho de que el Realismo con una </text:span><text:span text:style-name="T67">«</text:span><text:span text:style-name="T208">R</text:span><text:span text:style-name="T67">»</text:span><text:span text:style-name="T208"> mayúscula no siempre d</text:span><text:span text:style-name="T219">a</text:span><text:span text:style-name="T208"> lo que el ingenuo espera de él. Si hay algún atractivo del Realismo que sea enteramente legítimo e la apelación al sentimiento del sentido común de que </text:span><text:span text:style-name="T207">por supuesto </text:span><text:span text:style-name="T208">hay mesas y sillas, y cualquier filosofía que no diga que realmente no existen </text:span><text:span text:style-name="T69">—</text:span><text:span text:style-name="T210">que realmente sólo hay datos de los sentidos, o sólo </text:span><text:span text:style-name="T84">«</text:span><text:span text:style-name="T210">textos</text:span><text:span text:style-name="T84">»</text:span><text:span text:style-name="T210">, o lo que sea</text:span><text:span text:style-name="T69">—,</text:span><text:span text:style-name="T210"> es algo más que disparatada.</text:span></text:p>
      <text:p text:style-name="P30"><text:span text:style-name="T209"><text:tab/></text:span><text:span text:style-name="T218">Es importante</text:span><text:span text:style-name="T209">, para esta forma de pensar, que ciertas propiedades familiares de la mesa </text:span><text:span text:style-name="T68">—</text:span><text:span text:style-name="T209">su tamaño, la forma el lugar</text:span><text:span text:style-name="T68">—</text:span><text:span text:style-name="T209"> sean propiedades </text:span><text:span text:style-name="T83">«</text:span><text:span text:style-name="T209">reales</text:span><text:span text:style-name="T83">»</text:span><text:span text:style-name="T209">, descriptibles, por ejemplo, en el lenguaje de la geometría analítica de Descartes. Otras propiedades </text:span><text:span text:style-name="T83">«</text:span><text:span text:style-name="T209">secundarias</text:span><text:span text:style-name="T83">»</text:span><text:span text:style-name="T209">, de las cuales el color es un ejemplo clave, no son tratadas como propiedades reales en el mismo sentido. </text:span><text:span text:style-name="T211">De ninguna propiedad </text:span><text:span text:style-name="T85">«</text:span><text:span text:style-name="T211">actualmente ejemplificada</text:span><text:span text:style-name="T85">»</text:span><text:span text:style-name="T209"> <text:s/></text:span><text:span text:style-name="T211">(no disposicional) por ese enjambre de moléculas (o por esa región espacio-temporal), reconocida en la física matemática, puede decirse que sea lo que todos nosotros llamábamos su color.</text:span></text:p>
      <text:p text:style-name="P43"/>
      <text:p text:style-name="P197"><text:span text:style-name="T212">PUTNAM</text:span><text:span text:style-name="T216">, H. (1994:</text:span><text:span text:style-name="T214">44-45</text:span><text:span text:style-name="T216">). </text:span><text:span text:style-name="T206">Las mil caras del realismo</text:span><text:span text:style-name="T216">. Barcelona: Paidós.</text:span></text:p>
      <text:p text:style-name="P44"/>
      <text:p text:style-name="P31"><text:span text:style-name="T215"><text:tab/>¿Qué pasa con las </text:span><text:span text:style-name="T209">propiedades disposicionales</text:span><text:span text:style-name="T215">? A menudo se sostiene que el color es simplemente una función de </text:span><text:span text:style-name="T205">reflexión de la luz</text:span><text:span text:style-name="T215">, esto es, de la disposición de un objeto (o de la superficie de un objeto) para absorber selectivamente ciertas longitudes de onda de luz incidente y reflejar otras. Pero , verdaderamente, no tiene mucho que ver con la realidad de los colores. Las investigaciones recientes no sólo han mostrado que estas consideración es demasiado simple <text:s/>… <text:s/></text:span><text:span text:style-name="T217">Una estrella roja, una manzana roja y un vaso lleno de agua coloreada de rojo son rojos por razones físicas bastante distintas. De hecho, puede haber un número infinito de condiciones físicas diferentes que podrían producir la disposición de reflejar (o emitir) luz roja y absorber luz de otras longitudes de onda. </text:span><text:span text:style-name="T213">Una propiedad disposicional</text:span><text:span text:style-name="T217"> cuya </text:span><text:span text:style-name="T89">«</text:span><text:span text:style-name="T217">explicación</text:span><text:span text:style-name="T89">» no disposicional subyacente sea tan poco uniforme simple</text:span><text:span text:style-name="T189">mente</text:span><text:span text:style-name="T89"> no es susceptible de ser representada como una función matemática de variables dinámicas. </text:span><text:span text:style-name="T91">Y éstas</text:span><text:span text:style-name="T352">—las variables dinámicas</text:span><text:span text:style-name="T119">— son los parámetros que esta forma de pensar considera como las </text:span><text:span text:style-name="T351">«características</text:span><text:span text:style-name="T119">» de los «objetos» externos.</text:span><text:span text:style-name="T91"> </text:span><text:span text:style-name="T89"><text:s text:c="2"/></text:span></text:p>
      <text:p text:style-name="P31"><text:span text:style-name="T89"><text:tab/></text:span><text:span text:style-name="T91">O</text:span><text:span text:style-name="T89">tro problema radica en los </text:span><text:span text:style-name="T122">matices</text:span><text:span text:style-name="T89"> resultan ser algo mucho más subjetivo de lo que pensábamos. De hecho, cualquier tono en el cuadro de colores correspondiente a la parte verde del espectro será clasificado como «verde estándar» por algún sujeto, aunque esté al final del extremo «amarillo-verde» o del extremo «azul-verde».</text:span></text:p>
      <text:p text:style-name="P51"/>
      <text:p text:style-name="P198"><text:span text:style-name="T86">PUTNAM</text:span><text:span text:style-name="T90">, H. (1994:</text:span><text:span text:style-name="T87">45-46</text:span><text:span text:style-name="T90">). </text:span><text:span text:style-name="T123">Las mil caras del realismo</text:span><text:span text:style-name="T90">. Barcelona: Paidós.</text:span></text:p>
      <text:p text:style-name="P53"/>
      <text:p text:style-name="P52"><text:tab/>Resumiendo … <text:span text:style-name="T222">La idea de que existe una </text:span><text:span text:style-name="T358">propiedad</text:span><text:span text:style-name="T222"> que todos los objetos rojos tienen en común </text:span><text:span text:style-name="T70">―</text:span><text:span text:style-name="T222">la misma en todos los casos</text:span><text:span text:style-name="T70">―</text:span><text:span text:style-name="T222">, y otra propiedad que todos los objetos verdes tienen en común <text:s text:c="2"/></text:span><text:span text:style-name="T70">―</text:span><text:span text:style-name="T222">la misma en todos los casos</text:span><text:span text:style-name="T70">―, </text:span><text:span text:style-name="T359">es una especie de ilusión</text:span><text:span text:style-name="T70"> en la perspectiva que hemos ido aceptando cada vez más desde la época de Descartes y Locke.</text:span></text:p>
      <text:p text:style-name="P52"><text:span text:style-name="T70"><text:tab/>Sin embargo, Locke y Descartes nos dieron un sofisticado sustituto para nuestra noción precientífica del color … Ese sustituto involucra la idea de un dato de los sentidos </text:span><text:span text:style-name="T71">(con la salvedad de que, en el vocabulario de los siglos XVII y XVIII, los datos de los sentidos eran llamados «ideas» o «im</text:span><text:span text:style-name="T335">presiones»</text:span><text:span text:style-name="T70"> </text:span><text:span text:style-name="T71">). El jersey rojo que yo veo no es rojo a la manera como pensaba que lo era (no hay ninguna «magnitud física» que sea su rojez), pero</text:span><text:span text:style-name="T360"> tiene una disposición … para afectarme de una cierta forma ―para hacerme tener datos de los sentidos</text:span><text:span text:style-name="T71">―. Y éstos, los datos de los sentidos, verda</text:span><text:span text:style-name="T72">d</text:span><text:span text:style-name="T71">eramente tienen una clase de «rojez» simple, uniforme y no disposicional. </text:span></text:p>
      <text:p text:style-name="P52"><text:span text:style-name="T224"><text:tab/></text:span><text:span text:style-name="T225">Esta es la famosa imagen, la imagen dualista del mundo físico y sus </text:span><text:span text:style-name="T361">cualidades primarias</text:span><text:span text:style-name="T225">, por un lado, y de la mente y sus </text:span><text:span text:style-name="T361">datos de los sentidos</text:span><text:span text:style-name="T225">, por otro <text:s/>de la cual los filósofos han estado peleando, <text:s/>como dice Husserl, <text:s/>desde los tiempos de Galileo. Y </text:span><text:span text:style-name="T361">Husserl tiene la intuición <text:s/>… <text:s/>de que esta imagen es desastrosa.</text:span></text:p>
      <text:p text:style-name="P55"/>
      <text:p text:style-name="P199"><text:span text:style-name="T86">PUTNAM</text:span><text:span text:style-name="T90">, H. (1994:</text:span><text:span text:style-name="T87">46-47</text:span><text:span text:style-name="T90">). </text:span><text:span text:style-name="T123">Las mil caras del realismo</text:span><text:span text:style-name="T90">. Barcelona: Paidós.</text:span></text:p>
      <text:p text:style-name="P54"/>
      <text:p text:style-name="P59"><text:span text:style-name="T6"><text:tab/>Pero, ¿</text:span><text:span text:style-name="T362">por qué desastrosa</text:span><text:span text:style-name="T6">? … </text:span><text:span text:style-name="T362">Por alguna razón, la </text:span><text:span text:style-name="T35">solidez</text:span><text:span text:style-name="T362"> está prácticamente el el mismo barco que el color</text:span><text:span text:style-name="T6">. Si los objetos no tienen color tal como </text:span><text:span text:style-name="T92">«inocentemente» parecen tenerlo, tampoco tienen solidez tal como «inocentemente» parecen tenerla. [</text:span><text:span text:style-name="T185">Nota pie de pág N.º 4 La noción de sentido común «solidez» no debería ser confundida con la noción de los físicos de estar «en estado sólido». Por ejemplo, una duna de arena está en «estado sólido», pero no es sólida en el sentido ordinario del término; mientras que una botella de leche puede ser sólida, aunque la mayor parte de su contenido no esté en estado sólido.] </text:span><text:span text:style-name="T169">. Esto es lo que conduce a Sellars a decir que objetos del sentido común, del tipo de los cubitos de hielo, no existen realmente. ¿Cuál es nuestra concepción de un típico objeto del sentido </text:span><text:span text:style-name="T170">común</text:span><text:span text:style-name="T138"> <text:s/></text:span><text:span text:style-name="T139">aparte de algo sólido (o líquido) que exhiben ciertos colores? Lo que realmente hay, en la metafísica científica de Sellars, son </text:span><text:span text:style-name="T277">objetos de la física matemática</text:span><text:span text:style-name="T139">, por un lado, y «</text:span><text:span text:style-name="T277">sensaciones desnudas</text:span><text:span text:style-name="T139">», por otro. </text:span><text:span text:style-name="T161">Ésta es la imagen que acabo de describir como «desastrosa»; la imagen que niega precisamente el tipo de realismo del hombre común, su realismo sobre las mesas y las sillas</text:span><text:span text:style-name="T139">.</text:span></text:p>
      <text:p text:style-name="P80"/>
      <text:p text:style-name="P200"><text:span text:style-name="T86">PUTNAM</text:span><text:span text:style-name="T90">, H. (1994:</text:span><text:span text:style-name="T87">47-48</text:span><text:span text:style-name="T90">). </text:span><text:span text:style-name="T123">Las mil caras del realismo</text:span><text:span text:style-name="T90">. Barcelona: Paidós.</text:span></text:p>
      <text:p text:style-name="P90"/>
      <text:p text:style-name="P58"><text:span text:style-name="T246"><text:tab/>La réplica (la réplica que hará un filósofo que acepta la imagen post-galileana) me parece obvia: </text:span><text:span text:style-name="T139">«Te sientes simplemente </text:span><text:span text:style-name="T140">nostálgico de un mundo más antiguo y más simple. Esta imagen funciona; nuestra aceptación de ella es «</text:span><text:span text:style-name="T275">inferencia basada en la mejor explicación</text:span><text:span text:style-name="T140">». </text:span><text:span text:style-name="T162">No podemos considerar como objeción una perspectiva que no conserve todo lo que el hombre de la calle alguna vez creyó falsamente</text:span><text:span text:style-name="T140">». </text:span></text:p>
      <text:p text:style-name="P58"><text:span text:style-name="T140"><text:tab/>Aunque se trate de una inferencia basada en la mejor explicación, es bastante extraña. ¿Cómo discurre la explicación familiar de lo que ocurre cuando «veo algo rojo»? La luz choca contra el objeto … y se refleja hacia mi ojo. … Hay <text:s/>una imagen en la retina … Se producen ciertos impulsos nerviosos (… <text:s/>se discute </text:span><text:span text:style-name="T141">la relevancia de las transmisiones químicas de neurona a neurona, en contraste con las eléctricas). Ocurren cosas que el cerebro, algunas de las cuales entendemos gracias al trabajo de Hubel y Wiesel, David Marr y otros. Y, </text:span><text:span text:style-name="T325">enton</text:span><text:span text:style-name="T326">c</text:span><text:span text:style-name="T325">es</text:span><text:span text:style-name="T276"> </text:span><text:span text:style-name="T293">—ésta es la parte misteriosa—, de alguna manera surge un «dato de los sentidos» o una «sensación desnuda». ¿Es esto una </text:span><text:span text:style-name="T311">explicación</text:span><text:span text:style-name="T293">?</text:span></text:p>
      <text:p text:style-name="P123"/>
      <text:p text:style-name="P201"><text:span text:style-name="T86">PUTNAM</text:span><text:span text:style-name="T90">, H. (1994:</text:span><text:span text:style-name="T88">48</text:span><text:span text:style-name="T90">). </text:span><text:span text:style-name="T123">Las mil caras del realismo</text:span><text:span text:style-name="T90">. Barcelona: Paidós.</text:span></text:p>
      <text:p text:style-name="P91"/>
      <text:p text:style-name="P57"><text:span text:style-name="T247"><text:tab/>Una </text:span><text:span text:style-name="T141">«</text:span><text:span text:style-name="T247">explicación</text:span><text:span text:style-name="T141">»</text:span><text:span text:style-name="T247"> que involucra conexiones de un tipo que no entendemos en absoluto (conexiones en </text:span><text:span text:style-name="T141">«suspenso nomológico» </text:span><text:span text:style-name="T142">las llamó Herbert Feigl), y respecto a las cuales no tenemos siquiera el esbozo de una teoría, es una explicación por medios algo más oscuros que los fenómenos que ha se </text:span><text:span text:style-name="T257">s</text:span><text:span text:style-name="T142">er explicado. <text:s/>… cada uno de los apartados del relato acerca del dato de los sentidos es una suposición -teoría; y una teoría de una clase muy peculiar. Y, sin embargo, el papel epistemológico que la filosofía tradicional supone que juegan los «datos de los sentidos» exige de ellos que sean lo que es «dado» que sean, </text:span><text:span text:style-name="T182">aquello de lo cual este</text:span><text:span text:style-name="T306">m</text:span><text:span text:style-name="T182">os absolutamente seguros independientemente de la teoría científica</text:span><text:span text:style-name="T142">. </text:span><text:span text:style-name="T248">El tipo de</text:span><text:span text:style-name="T163"> realismo científico </text:span><text:span text:style-name="T248">que hemos heredado del siglo XVII aún no ha perdido todavía todo su prestigio, pero nos ha hecho cargar con una imagen desastrosa del mundo</text:span><text:span text:style-name="T142">. Ya va siendo hora de buscar una imagen diferente.</text:span></text:p>
      <text:p text:style-name="P82"/>
      <text:p text:style-name="P81"/>
      <text:p text:style-name="P202"><text:span text:style-name="T86">PUTNAM</text:span><text:span text:style-name="T90">, H. (1994:</text:span><text:span text:style-name="T88">48-49</text:span><text:span text:style-name="T90">). </text:span><text:span text:style-name="T123">Las mil caras del realismo</text:span><text:span text:style-name="T90">. Barcelona: Paidós.</text:span></text:p>
      <text:p text:style-name="P56"><text:span text:style-name="T248"><text:tab/><text:tab/></text:span><text:span text:style-name="T270">Propiedades intrínsecas: las disposiciones</text:span></text:p>
      <text:p text:style-name="P170"/>
      <text:p text:style-name="P60"><text:span text:style-name="T248"><text:tab/>Quiero sugerir que el problema con la imagen </text:span><text:span text:style-name="T142">«</text:span><text:span text:style-name="T248">objetivista</text:span><text:span text:style-name="T142">»</text:span><text:span text:style-name="T248"> del mundo … </text:span><text:span text:style-name="T316">es mucho</text:span><text:span text:style-name="T248"> más profundo que la postulación de </text:span><text:span text:style-name="T142">«</text:span><text:span text:style-name="T248">datos de los sentidos</text:span><text:span text:style-name="T142">»</text:span><text:span text:style-name="T248">; </text:span><text:span text:style-name="T270">los datos de los sentidos son, por decirlo así, los síntomas visibles de una enfermedad del sistema</text:span><text:span text:style-name="T248">, como las marcas pústu</text:span><text:span text:style-name="T258">l</text:span><text:span text:style-name="T248">as en el caso de la viruela. La raíz profunda de la enfermedad en el sistema descansa en la noción de una </text:span><text:span text:style-name="T163">«</text:span><text:span text:style-name="T270">propiedad intrínseca</text:span><text:span text:style-name="T163">»</text:span><text:span text:style-name="T270">, una propiedad que algo tiene </text:span><text:span text:style-name="T163">«</text:span><text:span text:style-name="T270">en sí mismo</text:span><text:span text:style-name="T163">»</text:span><text:span text:style-name="T270">, al margen de cualquier contribución hecha por el lenguaje o la mente</text:span><text:span text:style-name="T248">.</text:span></text:p>
      <text:p text:style-name="P60"><text:span text:style-name="T248"><text:tab/>Esta noción, y la noción correlativa de una propiedad que es meramente </text:span><text:span text:style-name="T142">«</text:span><text:span text:style-name="T248">apariencia</text:span><text:span text:style-name="T142">»</text:span><text:span text:style-name="T248">, o meramente algo que nosotros </text:span><text:span text:style-name="T142">«</text:span><text:span text:style-name="T248">proyectamos</text:span><text:span text:style-name="T142">»</text:span><text:span text:style-name="T248"> en el objeto, ha resultado ser tremendamente robusta, a juzgar por el atractivo que ha tenido </text:span><text:span text:style-name="T249">para diferentes tipos de filósofos. A pesar de sus profundos desacuerdos … idealistas subjetivos así como dualistas y materialistas- aceptaron la distinción … </text:span><text:span text:style-name="T278">Un idealista subjetivo</text:span><text:span text:style-name="T249"> </text:span><text:span text:style-name="T278">diría que sólo hay datos de los sentidos</text:span><text:span text:style-name="T249"> (o mentes y datos de los sentidos, en algunas versiones), y que </text:span><text:span text:style-name="T137">«</text:span><text:span text:style-name="T249">rojo</text:span><text:span text:style-name="T137">»</text:span><text:span text:style-name="T249"> es una propiedad intrínseca de estos objetos, mientras que la persistencia (estar allí incluso cuando no miramos) es algo que nosotros </text:span><text:span text:style-name="T137">«</text:span><text:span text:style-name="T249">proyectamos</text:span><text:span text:style-name="T137">»</text:span><text:span text:style-name="T249"> ; </text:span><text:span text:style-name="T278">un dualista o un materialista </text:span><text:span text:style-name="T249">diría que los objetos </text:span><text:span text:style-name="T137">«</text:span><text:span text:style-name="T249">extraños</text:span><text:span text:style-name="T137">»</text:span><text:span text:style-name="T249"> tienen persistencia como una propiedad intrínseca, per</text:span><text:span text:style-name="T257">o</text:span><text:span text:style-name="T249"> que rojo es, en su caso, algo que nosotros </text:span><text:span text:style-name="T137">«</text:span><text:span text:style-name="T249">proyectamos</text:span><text:span text:style-name="T137">»</text:span></text:p>
      <text:p text:style-name="P83"/>
      <text:p text:style-name="P203"><text:span text:style-name="T86">PUTNAM</text:span><text:span text:style-name="T90">, H. (1994:</text:span><text:span text:style-name="T88">50-51</text:span><text:span text:style-name="T90">). </text:span><text:span text:style-name="T123">Las mil caras del realismo</text:span><text:span text:style-name="T90">. Barcelona: Paidós.</text:span></text:p>
      <text:p text:style-name="P92"/>
      <text:p text:style-name="P61"><text:span text:style-name="T250"><text:s/>… La idea de que estas propiedades están </text:span><text:span text:style-name="T143">«</text:span><text:span text:style-name="T250">en</text:span><text:span text:style-name="T143">»</text:span><text:span text:style-name="T250"> las cosas mismas, como propiedades intrínsecas, es una </text:span><text:span text:style-name="T143">«</text:span><text:span text:style-name="T250">proyección</text:span><text:span text:style-name="T143">»</text:span><text:span text:style-name="T250"> espontánea.</text:span></text:p>
      <text:p text:style-name="P61"><text:span text:style-name="T250"><text:tab/>El talón de Aquiles de esta historia es la noción de disposición estricta a una disposición que algo tiene para hacer algo, </text:span><text:span text:style-name="T299">no importa lo que ocurra. </text:span><text:span text:style-name="T250">Llamaré </text:span><text:span text:style-name="T314">disposición</text:span><text:span text:style-name="T279"> ceteris paribus</text:span><text:span text:style-name="T250"> a una disposición para hacer algo bajo </text:span><text:span text:style-name="T143">«</text:span><text:span text:style-name="T250">condiciones normales</text:span><text:span text:style-name="T143">»</text:span><text:span text:style-name="T250">. <text:s/>…</text:span></text:p>
      <text:p text:style-name="P61"><text:span text:style-name="T250"><text:tab/>La disposición de los cuerpos con una mesa en reposo no igual a cero de viajar a velocidades p</text:span><text:span text:style-name="T259">o</text:span><text:span text:style-name="T250">r debajo de la velocidad de la luz es una disposición </text:span><text:span text:style-name="T299">estricta</text:span><text:span text:style-name="T250">; es físicamente imposible para un cuerpo con una masa en reposo no igual a cero viajar a la velocidad de la luz. Por supuesto, la noción de </text:span><text:span text:style-name="T143">«</text:span><text:span text:style-name="T250">disposición estricta</text:span><text:span text:style-name="T143">» presupone la noción de «necesi</text:span><text:span text:style-name="T317">dad física</text:span><text:span text:style-name="T143">» … ¿Qué ocurre con el azúcar para disolverse en agua?</text:span></text:p>
      <text:p text:style-name="P61"><text:span text:style-name="T250"><text:tab/>Esta no es una disposición estricta, ya que el azúcar que se coloca en el agua ya saturada con azúcar … <text:s/>no se disolverá. ¿</text:span><text:span text:style-name="T251">Es, entonces, una disposición estricta la disposición del azúcar para disolverse en </text:span><text:span text:style-name="T300">agua químicamente pura</text:span><text:span text:style-name="T251">? <text:s/>… vemos que hay infinitamente muchas condiciones físicamente posibles en las cuales el azúcar «se des-disuelve» en vez de permanecer disuelto. </text:span></text:p>
      <text:p text:style-name="P61"><text:span text:style-name="T251"><text:tab/>… </text:span><text:span text:style-name="T252">entonces la </text:span><text:span text:style-name="T302">solubilidad</text:span><text:span text:style-name="T252"> tampoco es una propiedad </text:span><text:span text:style-name="T144">«</text:span><text:span text:style-name="T252">intrínseca</text:span><text:span text:style-name="T144">»</text:span><text:span text:style-name="T252"> de ninguna cosa externa. Y, de manera similar, tampoco lo es ninguna disposición </text:span><text:span text:style-name="T144">«</text:span><text:span text:style-name="T252">en igualdad de circunstancias</text:span><text:span text:style-name="T144">»</text:span></text:p>
      <text:p text:style-name="P84"/>
      <text:p text:style-name="P204"><text:span text:style-name="T271">PUTNAM,</text:span><text:span text:style-name="T245"> H. (1994:</text:span><text:span text:style-name="T272">52-53-54</text:span><text:span text:style-name="T245">). </text:span><text:span text:style-name="T301">Las mil caras del realismo</text:span><text:span text:style-name="T245">. Barcelona: Paidós.</text:span></text:p>
      <text:p text:style-name="P62"><text:span text:style-name="T244"><text:tab/><text:tab/></text:span><text:span text:style-name="T269">Propiedades intrínsecas: la intencionalidad</text:span></text:p>
      <text:p text:style-name="P155"/>
      <text:p text:style-name="P62"><text:span text:style-name="T244"><text:tab/>Bien, ¿qué hay de malo en ello? ¿Por qué no deberíamos decir que las disposiciones (o, al menos, </text:span><text:span text:style-name="T338">las</text:span><text:span text:style-name="T244"> </text:span><text:span text:style-name="T315">disposiciones</text:span><text:span text:style-name="T244"> </text:span><text:span text:style-name="T136">«</text:span><text:span text:style-name="T244">en igualdad de condiciones</text:span><text:span text:style-name="T136">»</text:span><text:span text:style-name="T244">, tales como la solubilidad) tampoco están </text:span><text:span text:style-name="T136">«</text:span><text:span text:style-name="T244">en las cosas mismas</text:span><text:span text:style-name="T136">»</text:span><text:span text:style-name="T244"> sino, más bien, en algo que nosotros </text:span><text:span text:style-name="T136">«</text:span><text:span text:style-name="T244">proyectamos</text:span><text:span text:style-name="T136">»</text:span><text:span text:style-name="T244"> en esas cosas? </text:span></text:p>
      <text:p text:style-name="P62"><text:span text:style-name="T244"><text:tab/>… La </text:span><text:span text:style-name="T269">proyección</text:span><text:span text:style-name="T244"> consiste en pensar que algo tiene propiedades que no tiene, pero que podemos imaginar (quizás porque alguna cosa con la que estamos familiarizados realmente las tiene), sin ser consistente de que esto es lo que estamos haciendo. Es, pues, una </text:span><text:span text:style-name="T269">especie de </text:span><text:span text:style-name="T313">pensamiento</text:span><text:span text:style-name="T244"> … ¿Tiene algo que decirnos acerca del pensamiento (o, como los filósofos dicen, acerca de la </text:span><text:span text:style-name="T136">«</text:span><text:span text:style-name="T269">intencionalidad</text:span><text:span text:style-name="T136">»</text:span><text:span text:style-name="T244">, es decir, acerca del </text:span><text:span text:style-name="T298">tratar sobre algo</text:span><text:span text:style-name="T244">) la conocida imagen </text:span><text:span text:style-name="T136">«</text:span><text:span text:style-name="T244">objetivista</text:span><text:span text:style-name="T136">»?</text:span></text:p>
      <text:p text:style-name="P62"><text:span text:style-name="T136"><text:tab/></text:span><text:span text:style-name="T280">Descartes</text:span><text:span text:style-name="T145">, efectivamente, pretendió que debería hacerlo. Su tesis consistía en que hay dos sustancias fundamentales </text:span><text:span text:style-name="T147">—</text:span><text:span text:style-name="T145">la mente y la materia</text:span><text:span text:style-name="T147">—, no una sola, y que de modo equivalente, debería haber dos ciencias fundamentales: la física y la psicología. Pero hemos dejado por completo de pensar en la mente como una «sustancia» separada … nunca ha llegado a surgir una psicología como «ciencia fundamental» que explique la la naturaleza del pensamiento (incluyendo cómo los pensamientos pueden ser verdaderos o falsos, justificados o no justificados, sobre algo <text:s/>o sobre nada). En consecuencia, explicar las características del mundo del sentido común, incluyendo el color, la solidez, la </text:span><text:span text:style-name="T294">causalidad</text:span><text:span text:style-name="T147"> (incluyendo la causalidad porque, si las disposiciones </text:span><text:span text:style-name="T172">son</text:span><text:span text:style-name="T147"> </text:span><text:span text:style-name="T320">«proyecciones»</text:span><text:span text:style-name="T147">, la noción de sentido común de «la causa» de algo es una «proyección»; depende de la noción de </text:span><text:span text:style-name="T148">«</text:span><text:span text:style-name="T147">condiciones normales</text:span><text:span text:style-name="T148">» exactamente en el mismo sentido), en términos de una operación mental llamada «proyección» es justamente explicar cada una de estas características del mundo del sentido común en función del </text:span><text:span text:style-name="T175">pensamiento</text:span><text:span text:style-name="T148">.</text:span></text:p>
      <text:p text:style-name="P96"/>
      <text:p text:style-name="P214"><text:span text:style-name="T271">PUTNAM,</text:span><text:span text:style-name="T245"> H. (1994:</text:span><text:span text:style-name="T272">5</text:span><text:span text:style-name="T281">4-55</text:span><text:span text:style-name="T245">). </text:span><text:span text:style-name="T301">Las mil caras del realismo</text:span><text:span text:style-name="T245">. Barcelona: Paidós.</text:span></text:p>
      <text:p text:style-name="P93"/>
      <text:p text:style-name="P63"><text:span text:style-name="T244"><text:tab/>Pero, </text:span><text:span text:style-name="T298">¿no era esto lo que se les acusaba de hacer a los idealistas?.</text:span><text:span text:style-name="T244"> … el efecto de lo que se llama </text:span><text:span text:style-name="T136">«</text:span><text:span text:style-name="T244">realismo</text:span><text:span text:style-name="T136">»</text:span><text:span text:style-name="T244"> en filosofía consiste en negar su realidad objetiva, en convertirlo simplemente en </text:span><text:span text:style-name="T298">pensamiento</text:span><text:span text:style-name="T244">. Son los filósofos que, en un sentido u otro, se mantienen en la tradición neokantiana </text:span><text:span text:style-name="T149">―</text:span><text:span text:style-name="T253">James, Husserl, Wittgenstein</text:span><text:span text:style-name="T149">―</text:span><text:span text:style-name="T244"> los que mantienen que las mesas y sillas del sentido común, las sensaciones y los electrones, son </text:span><text:span text:style-name="T298">igual</text:span><text:span text:style-name="T303">m</text:span><text:span text:style-name="T298">ente reales</text:span><text:span text:style-name="T244">, y no realistas metafísicos.</text:span></text:p>
      <text:p text:style-name="P85"/>
      <text:p text:style-name="P156">¿Por qué la intencionalidad es un problema tan insoluble?</text:p>
      <text:p text:style-name="P156"/>
      <text:p text:style-name="P77"><text:span text:style-name="T269"><text:tab/></text:span><text:span text:style-name="T244">… </text:span><text:span text:style-name="T315">La razón es</text:span><text:span text:style-name="T244"> clara: no hemos tenido éxito a la hora de dar algún contenido a la teoría de que el </text:span><text:span text:style-name="T269">pensamiento</text:span><text:span text:style-name="T244"> es, justamente, una propiedad primitiva de una misteriosa </text:span><text:span text:style-name="T136">«</text:span><text:span text:style-name="T244">sustancia</text:span><text:span text:style-name="T136">»</text:span><text:span text:style-name="T244">: la mente. <text:s/>…</text:span></text:p>
      <text:p text:style-name="P77"><text:span text:style-name="T244">Si, a diferencia del Kant de la primera Crítica … insistimos en ser fieles a los supuestos </text:span><text:span text:style-name="T136">«</text:span><text:span text:style-name="T244">objetivistas</text:span><text:span text:style-name="T136">»</text:span><text:span text:style-name="T244"> fundamentales. El único canino <text:s/>que entonces podemos tomar es el de que </text:span><text:span text:style-name="T298">los fenómenos mentales tienen que ser, en algún sentido, estrechamente derivados de fenómenos físicos</text:span><text:span text:style-name="T244">, como Diderot y Hobbes ya habían propuesto. Por </text:span><text:span text:style-name="T136">«</text:span><text:span text:style-name="T244">supuestos objetivistas fundamentales</text:span><text:span text:style-name="T136">» entiendo a) el supuesto de que se puede trazar una clara distinción entre las </text:span><text:span text:style-name="T269">propiedades tienen «en sí mismas» y las propiedades que «nosotros proyectamos</text:span><text:span text:style-name="T136">», y b) el supuesto de que la ciencia <text:s/>fundamental … nos dice qué propiedades tienen las cosas «en sí mismas».</text:span></text:p>
      <text:p text:style-name="P89"/>
      <text:p text:style-name="P205"><text:span text:style-name="T271">PUTNAM</text:span><text:span text:style-name="T245">, H. (1994:</text:span><text:span text:style-name="T272">55-56</text:span><text:span text:style-name="T245">). </text:span><text:span text:style-name="T301">Las mil caras del realismo</text:span><text:span text:style-name="T245">. Barcelona: Paidós.</text:span></text:p>
      <text:p text:style-name="P94"/>
      <text:p text:style-name="P65"><text:span text:style-name="T244">(Aunque quisiéramos suponer, junto con Wilfrid Sellars, que las </text:span><text:span text:style-name="T136">«</text:span><text:span text:style-name="T244">sensaciones desnudas</text:span><text:span text:style-name="T136">»</text:span><text:span text:style-name="T244"> </text:span><text:span text:style-name="T146">—</text:span><text:span text:style-name="T244">las cualidades sensibles fundamentales de la experiencia</text:span><text:span text:style-name="T146">—</text:span><text:span text:style-name="T244"> no van a ser reducidas a física, sino que de alguna forma han de añadirse a la ciencia fundamental en algún siglo futuro, ello no afectaría mucho a la situación; Sellars no adelanta que la </text:span><text:span text:style-name="T313">intencionalidad</text:span><text:span text:style-name="T244"> se </text:span><text:span text:style-name="T315">convertirá</text:span><text:span text:style-name="T244"> en algo que tenemos que añadir, en ese mismo sentido, sino más bien supone que una teoría del </text:span><text:span text:style-name="T136">«</text:span><text:span text:style-name="T269">uso de las palabras</text:span><text:span text:style-name="T136">»</text:span><text:span text:style-name="T244"> es todo lo que se necesita para dar cuenta de ella).</text:span></text:p>
      <text:p text:style-name="P65"><text:span text:style-name="T244"><text:tab/>El objetivismo moderno se ha convertido simplemente en materialismo. Y el problema central para el materialismo consiste en </text:span><text:span text:style-name="T136">«</text:span><text:span text:style-name="T244">explicar la aparición de la mente</text:span><text:span text:style-name="T136">»</text:span><text:span text:style-name="T298"> </text:span><text:span text:style-name="T244">… significa resolver el problema de Brentano, esto es, decir en términos </text:span><text:span text:style-name="T298">reductivos</text:span><text:span text:style-name="T244"> qué es </text:span><text:span text:style-name="T136">«</text:span><text:span text:style-name="T244">pensar que hay muchos gatos en el vecindario</text:span><text:span text:style-name="T136">»</text:span><text:span text:style-name="T244"> y qué es </text:span><text:span text:style-name="T136">«</text:span><text:span text:style-name="T244">recordar dónde está París</text:span><text:span text:style-name="T136">»</text:span><text:span text:style-name="T244">, etc., ¿por qué deberíamos pensar ahora que esto es posible? Si se ha demostrado que reducir el color, la solidez o la solubilidad a la física fundamental es imposible, ¿por qué debería ser más fácil de resolver este programa reduccionista mucho más ambicioso?</text:span></text:p>
      <text:p text:style-name="P86"/>
      <text:p text:style-name="P205"><text:span text:style-name="T271">PUTNAM</text:span><text:span text:style-name="T245">, H. (1994:</text:span><text:span text:style-name="T273">56-57</text:span><text:span text:style-name="T245">). </text:span><text:span text:style-name="T301">Las mil caras del realismo</text:span><text:span text:style-name="T245">. Barcelona: Paidós.</text:span></text:p>
      <text:p text:style-name="P64"><text:span text:style-name="T245">P. </text:span><text:span text:style-name="T244">56-</text:span><text:span text:style-name="T254">57</text:span></text:p>
      <text:p text:style-name="P88"/>
      <text:p text:style-name="P65"><text:span text:style-name="T254"><text:tab/>Empezando a finales de la década de los cincuenta, yo mismo propuse un programa en filosofía de la mente que ha llegado a ser ampliamente conocido bajo el nombre de «</text:span><text:span text:style-name="T282">funcionalismo</text:span><text:span text:style-name="T254">». Mi «funcionalismo» afirmaba que los seres pensantes son </text:span><text:span text:style-name="T304">composicionalmente plásticos</text:span><text:span text:style-name="T254">, esto es, que no hay ningún estado o evento físico (es decir, <text:s text:c="2"/>ninguna condición necesaria y suficiente expresable a través de una fórmula finita del lenguaje de la física fundamental de primer orden) para ser, ni siquiera, una ocurrencia </text:span><text:span text:style-name="T304">físicamente posible</text:span><text:span text:style-name="T254"> </text:span><text:span text:style-name="T255">(dejamos de aparte la «posibilidad lógica» o la «posibilidad metafísica»)</text:span><text:span text:style-name="T254"> de un pensamiento con un contenido proposicional dado, o un sentimiento de cólera, o un dolor, etc. A </text:span><text:span text:style-name="T304">fortiori</text:span><text:span text:style-name="T254">, las actitudes proposicionales, las emociones, los sentimientos, no son </text:span><text:span text:style-name="T304">idénticos a estados cerebrales, ni siquiera</text:span><text:span text:style-name="T254"> a estados físicos caracterizados más ampliamente. </text:span><text:span text:style-name="T256">Cuando propuse esta tesis, se</text:span><text:span text:style-name="T318">ñalé</text:span><text:span text:style-name="T256"> que pensar sobre la mentalidad, la afectividad, etc., de un ser como aspectos de su </text:span><text:span text:style-name="T305">organización para realizar una función</text:span><text:span text:style-name="T256"> nos permite reconocer que cualquier clase de «sistema» o de ser lógicamente posible podría ser consciente, exhibir mentalidad y afecto, etc., </text:span><text:span text:style-name="T260">exactamente en el mismo sentido sin tener la misma materia… </text:span><text:span text:style-name="T283">Ya que seres con constituciones físicas muy diferentes (e incluso </text:span><text:span text:style-name="T339">«no-físicas</text:span><text:span text:style-name="T283">») podrían tener la misma organización funcional</text:span><text:span text:style-name="T260">.</text:span></text:p>
      <text:p text:style-name="P95"/>
      <text:p text:style-name="P88"/>
      <text:p text:style-name="P206"><text:span text:style-name="T271">PUTNAM</text:span><text:span text:style-name="T245">, H. (1994:</text:span><text:span text:style-name="T274">57-58</text:span><text:span text:style-name="T245">). </text:span><text:span text:style-name="T301">Las mil caras del realismo</text:span><text:span text:style-name="T245">. Barcelona: Paidós.</text:span></text:p>
      <text:p text:style-name="P87"/>
      <text:p text:style-name="P66"><text:span text:style-name="T244"><text:tab/></text:span><text:span text:style-name="T269">Lo que queremos investigar es la naturaleza de la organización funcional humana</text:span><text:span text:style-name="T244"> (y animal), no la naturaleza de una misteriosa </text:span><text:span text:style-name="T136">«</text:span><text:span text:style-name="T244">sustancia</text:span><text:span text:style-name="T136">»</text:span><text:span text:style-name="T244"> por un <text:s/>lado, o una simple información fisiológica adicional, por otro.</text:span></text:p>
      <text:p text:style-name="P66"><text:span text:style-name="T244"><text:tab/>También propuse una teoría acerca de en qué consistía nuestra organización funcional, una teoría que actualmente he abandonado </text:span><text:span text:style-name="T146">—</text:span><text:span text:style-name="T244">era la teoría de que nuestra organización funcional era la de una máquina de Türing</text:span><text:span text:style-name="T146">— La he abandonado porque creo que hay buenos argumentos que muestran que los estados mentales no son sólo composicionalmente plásticos sino, también, </text:span><text:span text:style-name="T174">computacionalmente plásticos</text:span><text:span text:style-name="T146">. <text:s/></text:span><text:span text:style-name="T284">Lo que quiero decir</text:span><text:span text:style-name="T146"> con esto </text:span><text:span text:style-name="T284">es que criaturas físicamente posibles que crea</text:span><text:span text:style-name="T146">n que hay muchos gatos en el vecindario, o lo que sea, </text:span><text:span text:style-name="T284">pueden hacerlo mediante un </text:span><text:span text:style-name="T310">número indefinido de «programas diferentes</text:span><text:span text:style-name="T174">». </text:span><text:span text:style-name="T165">La hipótesis de que hay una condición necesaria y suficiente en términos computacionales </text:span><text:span text:style-name="T183">cun </text:span><text:span text:style-name="T165">físicos) para la presencia de una creencia dada es poco realista, </text:span><text:span text:style-name="T150">justamente en el mismo sentido de que la teoría de que hay una condición necesaria y suficiente, en términos fenomenalistas, para la presencia de una mesa </text:span><text:span text:style-name="T173">es poco</text:span><text:span text:style-name="T150"> <text:s/>realista. </text:span><text:span text:style-name="T165">Tal condición tendría que ser infinitamente larga</text:span><text:span text:style-name="T150">, y no construida de acuerdo con ninguna regla efectiva, ni siquiera conforme a una prescripción no efectiva que pudiéramos proponer sin usar los propios términos que han de reducirse.</text:span></text:p>
      <text:p text:style-name="P124"/>
      <text:p text:style-name="P207"><text:span text:style-name="T166">PUTNAM</text:span><text:span text:style-name="T151">, H. (1994:</text:span><text:span text:style-name="T288">58</text:span><text:span text:style-name="T151">). </text:span><text:span text:style-name="T176">Las mil caras del realismo</text:span><text:span text:style-name="T151">. Barcelona: Paidós.</text:span></text:p>
      <text:p text:style-name="P128"/>
      <text:p text:style-name="P67"><text:span text:style-name="T146">Ni siquiera creo que todos los </text:span><text:span text:style-name="T174">humanos</text:span><text:span text:style-name="T146"> que tengan la misma creencia (en diferentes culturas, o con diferentes cuerpos de conocimiento y recursos conceptuales) <text:s/>tengan en común una característica física </text:span><text:span text:style-name="T174">cum</text:span><text:span text:style-name="T146"> computacional que pueda ser «identificada con» esa creencia. </text:span><text:span text:style-name="T164">El «nivel intencional», </text:span><text:span text:style-name="T146">simplemente, no es reductible al «nivel computacional» más de lo que pueda serlo al «nivel físico»</text:span></text:p>
      <text:p text:style-name="P67"><text:span text:style-name="T146"><text:tab/></text:span><text:span text:style-name="T167">Si esto es correcto, entonces el objetivista tendrá que concluir que </text:span><text:span text:style-name="T184">también la intencionalidad debe ser mera «proyección»</text:span><text:span text:style-name="T177">. <text:s/>… </text:span><text:span text:style-name="T152">Como vimos, ¡la propia noción de «proyección» </text:span><text:span text:style-name="T177">presupone</text:span><text:span text:style-name="T152"> la intencionalidad!</text:span></text:p>
      <text:p text:style-name="P153"><text:tab/>Por extraño que parezca, y a pesar de su carácter absurdo, la idea de que el pensamiento es una mera proyección está siendo defendida por varios filósofos en los Estados Unidos y en Inglaterra. <text:s/><text:span text:style-name="T363">La fuerza de la tradición </text:span><text:span text:style-name="T190">«objetivista» </text:span><text:span text:style-name="T191">es tan intensa que algunos filósofos abandonarán las más profundas intuiciones que tenemos sobre nosotros.mismos-en-el-mundo antes que preguntarse (como hicieron Husserl y Wittgenstein) si la imagen completa no es un error.</text:span></text:p>
      <text:p text:style-name="P153"/>
      <text:p text:style-name="P223"><text:span text:style-name="T226">PUTNAM</text:span><text:span text:style-name="T8">, H. (1994:</text:span><text:span text:style-name="T236">58-59</text:span><text:span text:style-name="T8">). </text:span><text:span text:style-name="T29">Las mil caras del realismo</text:span><text:span text:style-name="T8">. Barcelona: Paidós.</text:span></text:p>
      <text:p text:style-name="P146"/>
      <text:p text:style-name="P79"><text:span text:style-name="T146">Por ello, en las últimas décadas del siglo XX nos encontramos con </text:span><text:span text:style-name="T284">filósofos <text:s/>inteligentes que pro</text:span><text:span text:style-name="T322">ponen</text:span><text:span text:style-name="T284"> que la intencionalidad misma es algo que nosotros proyectamos </text:span><text:span text:style-name="T146">adoptando una «perspectiva» hacia ciertas partes del mundo (¿como si «adoptar una perspectiva» no fuera, a su vez, una noción intencional!), </text:span><text:span text:style-name="T153">filósofos inteligentes que pretenden que nadie tiene realmente actitudes propocicionales (creencias y deseos), que «creencia» y «deseo» son unicamente nociones de una falsa teoría llamada «psicología natural» y </text:span><text:span text:style-name="T289">filósofos inteligentes que defienden que no existe una </text:span><text:span text:style-name="T290">propiedad como la «verdad» <text:s/>ni una </text:span><text:span text:style-name="T289">relación como la referencia, que «es verdad» no es más que una locución que usamos para «elevar el nivel del lenguaje». </text:span><text:span text:style-name="T340">—</text:span><text:span text:style-name="T290">Uno de ellos es Richard Rorty, </text:span><text:span text:style-name="T295">un pensador de gran profundidad </text:span><text:span text:style-name="T340">—</text:span><text:span text:style-name="T341">observa que está comprometido a rechazar las intuiciones que subyacen a cualquier clase de realismo (y no sólo al realismo metafísico), aunque la mayoría de éstos pensadores escriben como si estuvieran </text:span><text:span text:style-name="T342">salvando</text:span><text:span text:style-name="T341"> el realismo (en su versión materialista), ¡abandonando la intencionalidad! </text:span><text:span text:style-name="T309">¿</text:span><text:span text:style-name="T267">Es como si no hubiera ningún problema en decir «yo no niego que hay un mundo externo; lo que niego es que pensemos sobre el»</text:span><text:span text:style-name="T309">! </text:span><text:span text:style-name="T267">Créanlo, ésta es también la forma en que escribía Foucault. </text:span></text:p>
      <text:p text:style-name="P97"/>
      <text:p text:style-name="P208"><text:span text:style-name="T285">PUTNAM</text:span><text:span text:style-name="T264">, H. (1994:</text:span><text:span text:style-name="T286">60</text:span><text:span text:style-name="T264">). </text:span><text:span text:style-name="T308">Las mil caras del realismo</text:span><text:span text:style-name="T264">. Barcelona: Paidós.</text:span></text:p>
      <text:p text:style-name="P98"/>
      <text:p text:style-name="P181">«E<text:span text:style-name="T354">l</text:span> rastro de la serpiente humana está en todas partes»</text:p>
      <text:p text:style-name="P181"/>
      <text:p text:style-name="P100"><text:tab/><text:span text:style-name="T329">Si en objtivismo</text:span> del siglo XVII ha conducido a la filosofía del siglo XX a un callejón sin salida, la solución no es caer en el relativismo extremo … <text:s/><text:span text:style-name="T355">la solución no es ni caer en el relativismo extremo… <text:s/>ni</text:span> negar nuestro realismo de sentido común. Hay mesas, sillas y cubitos de hielo … Mi historia pasada de moda del seductor y la inocente doncella significaba un doble aviso: <text:s/>uno contra el abandono del realismo del sentido común y, simultáneamente, un aviso contra el supuesto de que la manera de hablar del siglo XVII de «mundo externo» e «impresiones de los sentidos», «propiedades intrínsecas» y «proyecciones», etc., entrañaba, de alguna forma, un rescate de nuestro realismo de sentido común. </text:p>
      <text:p text:style-name="P99"/>
      <text:p text:style-name="P215"><text:span text:style-name="T73">PUTNAM</text:span><text:span text:style-name="T94">, H. (1994:</text:span><text:span text:style-name="T229">61-62</text:span><text:span text:style-name="T94">). </text:span><text:span text:style-name="T125">Las mil caras del realismo</text:span><text:span text:style-name="T94">. Barcelona: Paidós.</text:span></text:p>
      <text:p text:style-name="P135"/>
      <text:p text:style-name="P157"><text:span text:style-name="T93">…<text:tab/></text:span><text:span text:style-name="T95">aún hay algo nuevo, algo </text:span><text:span text:style-name="T126">inacabado e importante</text:span><text:span text:style-name="T95"> que decir sobre la realidad y la verdad.</text:span></text:p>
      <text:p text:style-name="P125">Y esto es lo que yo creo.</text:p>
      <text:p text:style-name="P169"><text:span text:style-name="T7"><text:tab/>La clave para desarrollar el programa de conservar el </text:span><text:span text:style-name="T223">realismo de sentido común</text:span><text:span text:style-name="T7"> a la vez que se evitan los absurdos y antinomias del realismo metafísico y sus variedades (marca X: materialismo, marca Y: idealismo subjetivo; marca Z: dualismo …) es algo que yo he llamado </text:span><text:span text:style-name="T32">realismo interno</text:span><text:span text:style-name="T28"> </text:span><text:span text:style-name="T7">(¡Debería haberlo llamado </text:span><text:span text:style-name="T223">realismo pragmático</text:span><text:span text:style-name="T7">!). </text:span><text:span text:style-name="T223">El realismo interno es, en el fondo, únicamente la insistencia en que el realismo no es incompatible con la relatividad conceptual</text:span><text:span text:style-name="T7">. Se puede ser </text:span><text:span text:style-name="T28">al mismo tiempo</text:span><text:span text:style-name="T7"> un realista y un relativista conceptual. El realismo (con una «r» minúscula) ha sido ya introducido <text:s/>… es la perspectiva que toma nuestro esquema de sentido común familiar, tanto como nuestros esquemas científicos, artísticos y otros, en sentido literal, sin ayudarse de la noción de la cosa «en sí misma».</text:span></text:p>
      <text:p text:style-name="P78"><text:span text:style-name="T262">P</text:span><text:span text:style-name="T261">ero, ¿qué es la relatividad conceptual?</text:span></text:p>
      <text:p text:style-name="P171"><text:span text:style-name="T7">Relatividad conceptual suena como «relativismo», per no tiene ninguna de las implicaciones del relativismo del tipo «no existe ninguna verdad que descubrir .. “verdadero” no es más que un nombre para aquello en lo que un grupo de gente puede est</text:span><text:span text:style-name="T330">ar de acuerdo</text:span><text:span text:style-name="T7">». </text:span></text:p>
      <text:p text:style-name="P147"/>
      <text:p text:style-name="P220"><text:span text:style-name="T8">PUTNAM, H. (1994:</text:span><text:span text:style-name="T230">64</text:span><text:span text:style-name="T8">). </text:span><text:span text:style-name="T29">Las mil caras del realismo</text:span><text:span text:style-name="T8">. Barcelona: Paidós.</text:span></text:p>
      <text:p text:style-name="P172"><text:span text:style-name="T8"><text:tab/></text:span><text:span text:style-name="T14">Pero, entonces, se tendrá que conceder que, al menos, la distinción entre qué entidades son </text:span><text:span text:style-name="T347">«entidades abstractas</text:span><text:span text:style-name="T108">» y qué entidades son </text:span><text:span text:style-name="T347">«objetos concretos</text:span><text:span text:style-name="T108">» sea relativa a una versión. Los realistas metafísicos continúan, hasta el momento presente, discutiendo si</text:span><text:span text:style-name="T17">n</text:span><text:span text:style-name="T108"> los puntos (puntos espacio-temporales, en la actualidad, más que puntos en un <text:s/>plano o en un espacio tridimensional) son individuos o propiedades, particulares o simples límites, etc. Mi opinión es que </text:span><text:span text:style-name="T237">Dios mismo</text:span><text:span text:style-name="T108">, si consintiera en responder a la pregunta </text:span><text:span text:style-name="T347">«¿existen realmente los puntos o son meros límites?</text:span><text:span text:style-name="T108">», </text:span><text:span text:style-name="T238">diría </text:span><text:span text:style-name="T345">«</text:span><text:span text:style-name="T238">no lo sé»</text:span><text:span text:style-name="T109">; no porque Su omnisciencia sea limitada, sino porque hay un límite más allá del cual las preguntas no tienen sentido.</text:span></text:p>
      <text:p text:style-name="P172"><text:span text:style-name="T109"><text:tab/>Un último punto antes de que deje estos ejemplos: </text:span><text:span text:style-name="T128">dada</text:span><text:span text:style-name="T109"> una versión, la pregunta </text:span><text:span text:style-name="T348">«¿cuántos objetos hay</text:span><text:span text:style-name="T109">» tiene una respuesta; ésta es </text:span><text:span text:style-name="T348">«tres</text:span><text:span text:style-name="T109">» en el caso de la primera versión (</text:span><text:span text:style-name="T348">«el mundo de Carnap</text:span><text:span text:style-name="T109">») y </text:span><text:span text:style-name="T348">«siete</text:span><text:span text:style-name="T109">» (u </text:span><text:span text:style-name="T348">«ocho</text:span><text:span text:style-name="T109">») en el caso de la segunda versión (</text:span><text:span text:style-name="T348">«el mundo del lógico polaco</text:span><text:span text:style-name="T109">»). Una vez que aclaramos cómo estamos usando «objeto» (o «existe») tiene una respuesta que no es , en absoluto, </text:span><text:span text:style-name="T110">un asunto de </text:span><text:span text:style-name="T349">«convención</text:span><text:span text:style-name="T110">». </text:span></text:p>
      <text:p text:style-name="P148"/>
      <text:p text:style-name="P221"><text:span text:style-name="T94">PUTNAM, H. (1994:</text:span><text:span text:style-name="T79">6</text:span><text:span text:style-name="T80">2</text:span><text:span text:style-name="T94">). </text:span><text:span text:style-name="T125">Las mil caras del realismo</text:span><text:span text:style-name="T94">. Barcelona: Paidós.</text:span></text:p>
      <text:p text:style-name="P175"><text:span text:style-name="T94">P</text:span><text:span text:style-name="T93">or eso digo que este tipo de ejemplo no da apoyo al relativismo cultural </text:span><text:span text:style-name="T124">radical</text:span><text:span text:style-name="T93">. </text:span><text:span text:style-name="T68">Nuestros conceptos pueden ser relativos a una cultura, pero de aquí no se sigue que la verdad o la falsedad de cualquier cosa que digamos usando esos conceptos sea simplemente </text:span><text:span text:style-name="T343">«decidida</text:span><text:span text:style-name="T68">» por la cultura</text:span><text:span text:style-name="T93">. </text:span><text:span text:style-name="T187">Aunque</text:span><text:span text:style-name="T93"> la idea de que hay un punto arquimediano o un uso de </text:span><text:span text:style-name="T346">«existe</text:span><text:span text:style-name="T93">» inherente al mundo mismo, desde la cual la pregunta </text:span><text:span text:style-name="T346">«¿cuántos objetos existen </text:span><text:span text:style-name="T353">realmente?</text:span><text:span text:style-name="T93">» cobra sentido, es una ilusión</text:span></text:p>
      <text:p text:style-name="P176"><text:span text:style-name="T93"><text:tab/>Si esto es correcto, entonces ha de ser posible ver cómo puede ocurrir que lo que sea en un sentido </text:span><text:span text:style-name="T111">el </text:span><text:span text:style-name="T350">«mismo</text:span><text:span text:style-name="T111">» mundo (de dos versiones están profundamente relacionadas) pueda ser descrito como si consistiera en </text:span><text:span text:style-name="T350">«mesas y sillas</text:span><text:span text:style-name="T111">» (y estas descritas como coloreadas, poseyendo propiedades disposicionales, etc.) en un versión y como si consistiera en regiones espacio-temporales, partículas y campos, etc., en otras versiones. </text:span><text:span text:style-name="T81">Exigir que todas ellas deban ser reducibles a una única versión e cometer el error de suponer que </text:span><text:span text:style-name="T344">«</text:span><text:span text:style-name="T81">cuáles son los objetos reales» es una pregunta que tiene sentido </text:span><text:span text:style-name="T135">independientemente de nuestra elección de los conceptos</text:span><text:span text:style-name="T111">.</text:span></text:p>
      <text:p text:style-name="P149">­</text:p>
      <text:p text:style-name="P208"><text:span text:style-name="T166">PUTNAM,</text:span><text:span text:style-name="T151"> H. (1994: </text:span><text:span text:style-name="T291">69-70</text:span><text:span text:style-name="T151">). </text:span><text:span text:style-name="T176">Las mil caras del realismo</text:span><text:span text:style-name="T151">. Barcelona: Paidós.</text:span></text:p>
      <text:p text:style-name="P68"><text:span text:style-name="T261"><text:s/><text:tab/><text:tab/></text:span><text:span text:style-name="T284">Conferencia III<text:tab/></text:span><text:span text:style-name="T261">EL REALISMO Y LA RAZONABILIDAD</text:span></text:p>
      <text:p text:style-name="P129"/>
      <text:p text:style-name="P69"><text:span text:style-name="T261">…<text:tab/>Para algunos filósofos, las disposiciones son simplemente parte del </text:span><text:span text:style-name="T146">«mobiliario del universo»; para otros, el uso de una noción disposicional en el análisis filosófico es un signo de «debilidad de criterios» del deseo de «explicar lo oscuro por lo todavía más oscuro»; para otros más (quizá para la mayoría silenciosa), las nociones de disposicionales son inevitables en la práctica, pero dudosas desd</text:span><text:span text:style-name="T154">e</text:span><text:span text:style-name="T146"> el punto de vista teórico.</text:span></text:p>
      <text:p text:style-name="P70"><text:span text:style-name="T261">… </text:span><text:span text:style-name="T263">es sólo desde la aparición de la lógica matemática cuando nos hemos dado cuenta de lo difícil que es dar una interpretación de los condicionales contrafácticos y los predicados disposicionales en términos veritativo-funcionales. </text:span><text:span text:style-name="T328">13 </text:span><text:span text:style-name="T263">… </text:span></text:p>
      <text:p text:style-name="P70"><text:span text:style-name="T154">[</text:span><text:span text:style-name="T186">Nota </text:span><text:span text:style-name="T327">13</text:span><text:span text:style-name="T186">:</text:span><text:span text:style-name="T154"> </text:span><text:span text:style-name="T186">En lógica, se dice que una cierta forma de conectar enunciados es veritativo-funcional si el valor de la verdad del enunciado resultante puede ser determinado dados sólo los valores de verdad de sus componentes. Todos los condicionales contrafácticos tienen antecedentes falsos y, normalmente, también consecuentes falsos; pero algunos de ellos son verdaderos y algunos falsos. En consecuencia, el contrafáctico no es una función-de-verdad de sus partes.].</text:span></text:p>
      <text:p text:style-name="P184"/>
      <text:p text:style-name="P126"/>
      <text:p text:style-name="P213"><text:span text:style-name="T285">PUTNAM,</text:span><text:span text:style-name="T264"> H. (1994:</text:span><text:span text:style-name="T292">71</text:span><text:span text:style-name="T264">). </text:span><text:span text:style-name="T308">Las mil caras del realismo</text:span><text:span text:style-name="T264">. Barcelona: Paidós.</text:span></text:p>
      <text:p text:style-name="P136"/>
      <text:p text:style-name="P71"><text:span text:style-name="T261">…<text:tab/>Algo es rojo si muestra cierta tendencia —la tendencia a producir ciertas «impresiones sensoriales» <text:s/>… o cierto «estado cerebral» <text:s/>… Pero, ¿qué significa «tener la tendencia»? </text:span><text:span text:style-name="T265">Las </text:span><text:span text:style-name="T296">tendencias </text:span><text:span text:style-name="T265">… no ejemplifican las operaciones de las leyes estrictas (en el sentido moderno de «ley estricta»). Son cosas poco sólidas que se manifiestan a sí mismas «bajo condiciones normales». Para analizar el </text:span><text:span text:style-name="T296">lenguaje disposicional </text:span><text:span text:style-name="T265">necesitamos un análisis de la expresión «bajo condiciones normales», o algo similar, y, de hecho, los intentos por producir una teoría hachos por autores contemporáneos involucran nociones tales como «similitud» de un mundo posible en su totalidad con otro mundo en su totalidad ―nociones que intentan expresar, o al menos sustituir, la deseada noción de estadio de cosas «normal».―. Sin embargo, las nociones actualmente más de moda ―la noción de «similitud»― de mundos posibles —sólo ilustran la distancia del lenguaje contrafáctico (y disposicional) de la imagen del mundo de la física: lo ilustran introduciendo un primitivo metafísico que resulta como un dolor de </text:span></text:p>
      <text:p text:style-name="P127">muelas.</text:p>
      <text:p text:style-name="P127"/>
      <text:p text:style-name="P209"><text:span text:style-name="T285">PUTNAM</text:span><text:span text:style-name="T264">, H. (1994:</text:span><text:span text:style-name="T292">72-73</text:span><text:span text:style-name="T264">). </text:span><text:span text:style-name="T308">Las mil caras del realismo</text:span><text:span text:style-name="T264">. Barcelona: Paidós.</text:span></text:p>
      <text:p text:style-name="P137"/>
      <text:p text:style-name="P72"><text:span text:style-name="T261"><text:tab/>Otros filósofos han sugerido que las afirmaciones disposicionales como </text:span><text:span text:style-name="T146">«</text:span><text:span text:style-name="T261">X es venenoso</text:span><text:span text:style-name="T146">»</text:span><text:span text:style-name="T261"> en absoluto predican una </text:span><text:span text:style-name="T307">propiedad</text:span><text:span text:style-name="T261">; son maneras en las cuales realizamos el </text:span><text:span text:style-name="T284">acto de habla de </text:span><text:span text:style-name="T310">permitir una inferencia</text:span><text:span text:style-name="T261">. Como </text:span><text:span text:style-name="T266">expresa J.L. Mackie … tales afirmaciones pueden ser definibles bajo condiciones apropiadas</text:span><text:span text:style-name="T319"> </text:span><text:span text:style-name="T324">sin</text:span><text:span text:style-name="T297"> poseer ninguna propiedad que un realista reconocería como «verdad» </text:span><text:span text:style-name="T155">(ellos «no son simplemente verdaderos», declaró). Lo que muchas de estas teorías tienen en común es un rechazo a que la semántica de los enunciados disposicionales sea la semántica clásica bivalente de las condiciones-de-verdad. …</text:span></text:p>
      <text:p text:style-name="P72"><text:span text:style-name="T155"><text:tab/>Surgen alternativas similares en relación a las nociones de </text:span><text:span text:style-name="T312">causalidad</text:span><text:span text:style-name="T297"> y de </text:span><text:span text:style-name="T312">explicación</text:span><text:span text:style-name="T155"> (concebida como una relación entre eventos o entre «situaciones», más que como una relación entre afirmaciones). <text:s/>De forma parecida a las disposiciones, las relaciones causales y explicativas pueden ser estrictas (el evento o «situación» descritos como la causa pueden estar conectados por leyes estrictas al evento o situación que son considerados como el efecto) o pueden ser imprecisas (el evento o situación descritos como la causa pueden producir <text:s/>el efecto sólo </text:span><text:span text:style-name="T156">«bajo condiciones favorables»). Y las relaciones causales imprecisas son, una vez más, embarazosas desde el punto de vista de la imagen «objetivista» —la imagen de la naturaleza como la máquina del mundo.</text:span></text:p>
      <text:p text:style-name="P101"/>
      <text:p text:style-name="P210"><text:span text:style-name="T166">PUTNAM</text:span><text:span text:style-name="T151">, H. (1994:</text:span><text:span text:style-name="T292">73-74</text:span><text:span text:style-name="T151">). </text:span><text:span text:style-name="T176">Las mil caras del realismo</text:span><text:span text:style-name="T151">. Barcelona: Paidós.</text:span></text:p>
      <text:p text:style-name="P138"/>
      <text:p text:style-name="P73"><text:span text:style-name="T146"><text:tab/>Si pudiéramos definir en términos fisicalistas </text:span><text:span text:style-name="T171">qué </text:span><text:span text:style-name="T146"><text:s/>es para un hecho o situación ser sólo una «circunstancia acompañante», podríamos ser capaces de explicar «X produjo Y» en el sentido de que , </text:span><text:span text:style-name="T174">dadas las circunstancias concomitantes</text:span><text:span text:style-name="T146">, se seguirá de las leyes físicas que Y ocurría si ocurriera X; pero, desafortunadamente, una distinción intrínseca entre situaciones que son capaces de ser «productivas» y situaciones que sólo son «circunstancias» acompañantes y tiene más que ver con las nociones medievales (y aristotélicas) de </text:span><text:span text:style-name="T157">«causalidad eficiente» que con las post-newtonianas. Y, una vez más, algunos filósofos han propuesto </text:span><text:span text:style-name="T178">rechazar</text:span><text:span text:style-name="T157"> del todo las relaciones causales y explicativas imprecisas. Mientras que otros han sugerido que las relaciones causales y explicativas imprecisas tengan sólo «condiciones de asertabilidad» y no «condiciones de verdad».</text:span></text:p>
      <text:p text:style-name="P103"><text:tab/><text:span text:style-name="T329">Mi propia</text:span> perspectiva … se diferencia de todas estas. Todos estos autores asumen que podemos trazar la distinción entre lo que es «simplemente verdadero» y lo que tiene «condiciones de asertabilidad», o el corte entre lo que es ya verdadero o falso … o entre lo que es una «proyección» y lo que es una propiedad independiente y unitaria de las cosas en sí mismas. </text:p>
      <text:p text:style-name="P102"/>
      <text:p text:style-name="P211"><text:span text:style-name="T166">PUTNAM,</text:span><text:span text:style-name="T151"> H. (1994:</text:span><text:span text:style-name="T292">75-76</text:span><text:span text:style-name="T151">). </text:span><text:span text:style-name="T176">Las mil caras del realismo</text:span><text:span text:style-name="T151">. Barcelona: Paidós.</text:span></text:p>
      <text:p text:style-name="P139"/>
      <text:p text:style-name="P130"><text:tab/>Pienso que, al menos epistemológicamente, el intento de dibujar esta distinción, de hacer este corte, ha sido un fracaso total. Ha llegado el momento de ensayar la hipótesis metodológica de que no puede hacerse ningún corte como ése. … Considérese, por ejemplo, el continuo entre lo relativamente «subjetivo« (o, al menos, relativo a una cultura y a unos intereses). Prefilosóficamente, muchos de nosotros probablemente estaríamos de acurdo en el orden que las siguientes propiedades tendrían a través de este continuo:</text:p>
      <text:p text:style-name="P130">1.<text:tab/>Ser muy divertido (como en «la conducta de los niños pequeños es a menudo divertida»).</text:p>
      <text:p text:style-name="P130">2.<text:tab/>Ser una región del espacio que contiene al menos un átomo de hidrógeno (adóptese para esto la física clásica <text:s/>… no la mecánica cuántica o la relatividad).</text:p>
      <text:p text:style-name="P75"><text:span text:style-name="T146">3.<text:tab/>Un caso aislado de condicional contrafáctico —p. ej., la propiedad de que predicamos de una cerilla particular </text:span><text:span text:style-name="T158">en un momento particular cuando decimos de ella que </text:span><text:span text:style-name="T179">habría</text:span><text:span text:style-name="T158"> encendido si </text:span><text:span text:style-name="T179">hubiera sido frotada en ese momento.</text:span></text:p>
      <text:p text:style-name="P76"><text:span text:style-name="T174">5.<text:tab/>Significar «¿habla francés?» </text:span><text:span text:style-name="T146">(predicado de una expresión concreta).</text:span></text:p>
      <text:p text:style-name="P131"/>
      <text:p text:style-name="P76"><text:span text:style-name="T146">Ahora, cuando se nos pide hacer un «corte tipo Dedekind» —convertir esta ordenación en una dicotomía—, encontramos que no hay para nada un acuerdo en nuestras intuiciones filosóficas. … La empresa no vale la pena. </text:span><text:span text:style-name="T159">El juego </text:span><text:span text:style-name="T268">s</text:span><text:span text:style-name="T159">e ha acabado. Podemos hacer una ordenación a grandes rasgos … pero la idea de «un punto en el cual» la subjetividad cesa y la Objetividad-con-una- </text:span><text:span text:style-name="T321">O mayúscula</text:span><text:span text:style-name="T159"> comienza se ha mostrado quimérica.</text:span><text:span text:style-name="T146"> </text:span></text:p>
      <text:p text:style-name="P132"/>
      <text:p text:style-name="P212"><text:span text:style-name="T166">PUTNAM</text:span><text:span text:style-name="T151">, H. (1994:</text:span><text:span text:style-name="T287">77-79</text:span><text:span text:style-name="T151">). </text:span><text:span text:style-name="T176">Las mil caras del realismo</text:span><text:span text:style-name="T151">. Barcelona: Paidós.</text:span></text:p>
      <text:p text:style-name="P140"/>
      <text:p text:style-name="P104">Si esto es correcto, entonces deben ser abandonadas otras famosas dicotomías. Dos de ellas ya han sido mencionadas, son</text:p>
      <text:p text:style-name="P104"/>
      <text:p text:style-name="P104"><text:tab/>Proyección/Propiedad de la cosa en sí</text:p>
      <text:p text:style-name="P104">y</text:p>
      <text:p text:style-name="P104"/>
      <text:p text:style-name="P104"><text:tab/>«Potencia»/Propiedad de la cosa en sí misma.</text:p>
      <text:p text:style-name="P104"/>
      <text:p text:style-name="P104"><text:tab/>El rechazo a estas tres dicotomías es la esencia del «realismo interno» … </text:p>
      <text:p text:style-name="P74"><text:span text:style-name="T146"><text:tab/> … </text:span><text:span text:style-name="T164">A menos que tomemos seriamente nuestras intuiciones, no podremos hacer filosofía seria. <text:s/>… </text:span></text:p>
      <text:p text:style-name="P106"/>
      <text:p text:style-name="P74"><text:span text:style-name="T323">La tarea del filósofo</text:span><text:span text:style-name="T168">, </text:span><text:span text:style-name="T159">tal como yo la veo, consiste en discernir </text:span><text:span text:style-name="T180">cuáles</text:span><text:span text:style-name="T159"> de nuestras intuiciones podemos mantener y cuáles debemos abandonar en un período de cambio conceptual, así como material, enorme y sin precedentes.</text:span></text:p>
      <text:p text:style-name="P74"><text:span text:style-name="T159"><text:tab/></text:span><text:span text:style-name="T160">Aún me llamo a mí mismo un «realista» … pero ¿se puede ser un realista sin dicotomías? … estas dicotomías se han convertido en lentes distorsionadoras que nos impiden ver los fenómenos reales … En particular, ¿no es la dicotomía entre lo que es una «proyección humana» —lo que ¿no es «simplemente verdadero», lo que tiene «condiciones de asertabilidad» más que «condiciones de verdad realista» — y lo que está en las cosas «mismas» </text:span><text:span text:style-name="T181">constitutiva</text:span><text:span text:style-name="T160"> del realismo? <text:s/>… Lejos de ser </text:span><text:span text:style-name="T181">constitutiva</text:span><text:span text:style-name="T160"> del realismo de </text:span><text:span text:style-name="T181">sentido común</text:span><text:span text:style-name="T160">, esta dicotomía tiende a socavarlo … </text:span></text:p>
      <text:p text:style-name="P105"/>
      <text:p text:style-name="P216"><text:span text:style-name="T226">PUTNAM</text:span><text:span text:style-name="T8">, H. (1994:</text:span><text:span text:style-name="T231">79-80-81</text:span><text:span text:style-name="T8">). </text:span><text:span text:style-name="T29">Las mil caras del realismo</text:span><text:span text:style-name="T8">. Barcelona: Paidós.</text:span></text:p>
      <text:p text:style-name="P141"/>
      <text:p text:style-name="P158"><text:span text:style-name="T7"><text:tab/>Lo que es extraño, en relación al temor de que sólo el realista metafísico pueda salvar al sentido </text:span><text:span text:style-name="T330">común</text:span><text:span text:style-name="T7"> del demonio del relativismo, es que incluso los realistas metafísicos reconocen que los mandatos de racionalidad van más allá de lo que ellos quieren llamar </text:span><text:span text:style-name="T93">«</text:span><text:span text:style-name="T7">verdad realista</text:span><text:span text:style-name="T93">». Mackie no pensó que las </text:span><text:span text:style-name="T223">afirmaciones causales del lenguaje ordinario</text:span><text:span text:style-name="T93">, por ejemplo, «el fallo de la válvula de seguridad causó que la caldera explotara», fuera «simplemente verdadera», aunque, ciertamente, él habría distinguido entre las «razonables» y las «no razonables». Quizás tales afirmaciones tienen sólo </text:span><text:span text:style-name="T223">condiciones de «asertabilidad» más que condiciones de «verdad»</text:span><text:span text:style-name="T93">, quizás se utilizan para permitir «</text:span><text:span text:style-name="T223">licencias inferenciales</text:span><text:span text:style-name="T93">» más que para «describir», pero esto no las hace arbitrarias …</text:span></text:p>
      <text:p text:style-name="P107"/>
      <text:p text:style-name="P158"><text:span text:style-name="T93"><text:tab/></text:span><text:span text:style-name="T331">En resumen</text:span><text:span text:style-name="T96">, mi propia posición aún involucra el rechazo de otra dicotomía:</text:span></text:p>
      <text:p text:style-name="P108"/>
      <text:p text:style-name="P108"><text:tab/><text:tab/><text:tab/><text:tab/><text:tab/>(Tipo de afirmación)</text:p>
      <text:p text:style-name="P108"/>
      <text:p text:style-name="P107"><text:tab/>Poseyendo sólo condiciones de asertabilidad<text:tab/>vs<text:tab/>Poseyendo condiciones de verdad</text:p>
      <text:p text:style-name="P107"/>
      <text:p text:style-name="P110"><text:tab/>Podemos saber que es «verdad» simplemente, que el agua habría hervido si hubiese encendido el fuego, sin tener la más ligera idea sobre si esta «verdad» es una «verdad realista» (algo «simplemente verdadero» en el sentido de Mackie) o sólo una idealización de la «asertabilidad garantizada». Ni necesitamos suponer que la pregunta tiene sentido. Rechazar la dicotomía entre clases de «verdad» —<text:span text:style-name="T357">clases de verdad en el mundo del sentido común— no es lo mismo que decir que «todo vale</text:span>»</text:p>
      <text:p text:style-name="P107"/>
      <text:p text:style-name="P217"><text:span text:style-name="T73">PUTNAM</text:span><text:span text:style-name="T94">, H. (1994:</text:span><text:span text:style-name="T231">81-82</text:span><text:span text:style-name="T94">). </text:span><text:span text:style-name="T125">Las mil caras del realismo</text:span><text:span text:style-name="T94">. Barcelona: Paidós.</text:span></text:p>
      <text:p text:style-name="P160"><text:span text:style-name="T93"><text:tab/><text:tab/><text:tab/></text:span><text:span text:style-name="T68">Realidad sin dicotomías</text:span></text:p>
      <text:p text:style-name="P160"><text:span text:style-name="T93"><text:tab/>¿Cómo puede uno estas seguro de que esto no sea puro idealismo lingüístico? <text:s text:c="2"/>… cuántos objetos hay en el mundo … </text:span><text:span text:style-name="T187">es</text:span><text:span text:style-name="T93"> algo relativo a la elección de un esquema conceptual. ¿Cómo puede uno proponer esta clase de doctrina relativista y todavía pretender creer que hay algo en la idea de una «extremidad», algo en la idea de que «allí fuera» hay algo independiente del lenguaje y la mente?</text:span></text:p>
      <text:p text:style-name="P111"><text:tab/>Bien, no es tan difícil. Vean de nuevo el cuadro que les mostré:</text:p>
      <text:p text:style-name="P111"/>
      <text:p text:style-name="P111"><text:tab/>Mundo 1<text:tab/><text:tab/><text:tab/><text:tab/><text:tab/><text:tab/><text:tab/>Mundo 2</text:p>
      <text:p text:style-name="P111"/>
      <text:p text:style-name="P111"><text:tab/>x1, x2, X3<text:tab/><text:tab/><text:tab/><text:tab/><text:tab/><text:tab/>x1,x2,x3, x1 + x2,</text:p>
      <text:p text:style-name="P111"><text:tab/><text:tab/><text:tab/><text:tab/><text:tab/><text:tab/><text:tab/><text:tab/>x1 + x3, x2 + x3</text:p>
      <text:p text:style-name="P111"><text:tab/><text:tab/><text:tab/><text:tab/><text:tab/><text:tab/><text:tab/><text:tab/>x1 + x2 + x3</text:p>
      <text:p text:style-name="P233">(Un mundo al estilo de Carnap)<text:tab/><text:tab/>(El «mismo» mundo al estilo de los lógicos polacos)</text:p>
      <text:p text:style-name="P111"/>
      <text:p text:style-name="P160"><text:span text:style-name="T93"><text:tab/></text:span><text:span text:style-name="T332">Cómo vamos</text:span><text:span text:style-name="T97"> a responder a la pregunta «cuántos objetos hay?» ―el método de «contar» o la noción de lo que constituye un «objeto»― depende de nuestra elección (llamamos a esto una «convención») … Si escojo el leguaje de Carnap, debo decir que hay tres objetos … Si escojo el lenguaje del lógico polaco … debo decir que hay siete (recuerden el «objeto nulo» 0). Hay «hechos externos» </text:span><text:span text:style-name="T127"><text:s/>y podemos decir cuáles son.</text:span><text:span text:style-name="T97"> </text:span><text:span text:style-name="T74">Lo que no podemos decir -porque no tiene sentido- es que los hechos sean </text:span><text:span text:style-name="T132">independientes de todas las elecciones conceptuales.</text:span></text:p>
      <text:p text:style-name="P182"/>
      <text:p text:style-name="P218"><text:span text:style-name="T133">PUTNAM</text:span><text:span text:style-name="T125">, H. (1994:</text:span><text:span text:style-name="T33">83-86-87</text:span><text:span text:style-name="T125">). Las mil caras del realismo. Barcelona: Paidós.</text:span></text:p>
      <text:p text:style-name="P183"/>
      <text:p text:style-name="P161"><text:span text:style-name="T223">Las cosas independientes de todas las elecciones conceptuales son las masas; nuestra contribución conceptual es la forma del molde</text:span><text:span text:style-name="T93">. <text:s/>… Si responden que <text:s/>… los «átomos» de la masa son x1, x2, x3 y que l</text:span><text:span text:style-name="T18">a</text:span><text:span text:style-name="T93">s otras partes son las sumas merológicas que contienen más de un «átomo», entonces habremos adoptado simplemente la versión del lógico polaco. … </text:span><text:span text:style-name="T15">e</text:span><text:span text:style-name="T98">l realismo interno niega que ésta sea una manera más «correcta» de ver la situación que la de insistir en que sólo existen realmente los «individuos» de Carnap. </text:span></text:p>
      <text:p text:style-name="P112"/>
      <text:p text:style-name="P112"><text:span text:style-name="T329">Esto es</text:span>, tómese la posición en la que uno estaría «en lo correcto» en cualquiera de los casos por igual. Entonces, ¡habrían llegado a la posición que he llamado «realismo interno»!</text:p>
      <text:p text:style-name="P162"><text:span text:style-name="T93"><text:tab/>Lo que es erróneo con la noción de objetos que existen «independientemente» de los esquemas conceptuales es el hecho de no haber estándares ni siquiera para el uso de las nociones lógicas al margen de las elecciones conceptuales. Lo que la metáfora del molde de pastas intenta conservar es la idea ingenua de que al menos una categoría -la antigua categoría de objeto o sustancia- tiene una interpretación absoluta. La alternativa a esta idea no es la concepción de que, en algún sentido inconcebible, todo no es más que lenguaje. </text:span><text:span text:style-name="T68">Podemos y debemos insistir en que algunos hechos están allí para ser descubiertos y no para ser legislados por nosotros</text:span><text:span text:style-name="T93">, aunque eso sea algo que hay que decir una vez que </text:span><text:span text:style-name="T187">se ha </text:span><text:span text:style-name="T93"><text:s/>adoptado una manera de hablar, un lenguaje, un «esquema conceptual».</text:span></text:p>
      <text:p text:style-name="P112"/>
      <text:p text:style-name="P109"><text:tab/></text:p>
      <text:p text:style-name="P226"><text:span text:style-name="T226">PUTNAM</text:span><text:span text:style-name="T8">, H. (1994:</text:span><text:span text:style-name="T232">87</text:span><text:span text:style-name="T8">). </text:span><text:span text:style-name="T29">Las mil caras del realismo</text:span><text:span text:style-name="T8">. Barcelona: Paidós.</text:span></text:p>
      <text:p text:style-name="P112"/>
      <text:p text:style-name="P159"><text:span text:style-name="T98">Hablar de los «hechos» sin especificar el lenguaje que va utilizarse</text:span><text:span text:style-name="T96"> </text:span><text:span text:style-name="T98">no es hablar de nada; la palabra «hechos» no tiene fijado s</text:span><text:span text:style-name="T21">u</text:span><text:span text:style-name="T98"> uso por la realidad misma más de lo que lo tiene la palabra «existe» o la palabra «objeto».</text:span></text:p>
      <text:p text:style-name="P159"><text:span text:style-name="T75"><text:tab/></text:span><text:span text:style-name="T76">Por supuesto, la adopción del realismo interno es la renuncia a la noción de «cosa en sí»</text:span><text:span text:style-name="T99"> … <text:s/>El realismo interno dice que la noción de una «cosa en sí» no tiene sentido; y no porque «no podamos conocer las cosas en sí». Ésta fue la razón de Kant, pero éste, </text:span><text:span text:style-name="T76">aunque admitía que la noción de una cosa en sí </text:span><text:span text:style-name="T134">puede ser «vacía», </text:span><text:span text:style-name="T76">le permitió a ésta tener todavía un sentido de tipo formal</text:span><text:span text:style-name="T99">. El realismo interno dice que no sabemos de qué estamos hablando cuando hablamos sobre las «cosas en sí». Y esto significa que la dicotomía entre propiedades «intrínsecas» y propiedades que no son intrínsecas también colapsa —se colapsa porque se supone que las propiedades «intrínsecas» son sólo propiedades que de las cosas tienen «en sí mismas»― … </text:span><text:span text:style-name="T100">y ya es el momento de admitir que lo que el círculo abarca es un territorio sin valor. </text:span></text:p>
      <text:p text:style-name="P159"><text:span text:style-name="T9"><text:tab/>Una dicotomía cuyo relación con estas nociones puede no ser tan evidente en la dicotomía entre una </text:span><text:span text:style-name="T227">«semántica de condiciones de verdad</text:span><text:span text:style-name="T9">» y una «</text:span><text:span text:style-name="T227">semántica de condiciones de asertabilidad»</text:span></text:p>
      <text:p text:style-name="P227"><text:span text:style-name="T226">PUTNAM</text:span><text:span text:style-name="T8">, H. (1994:</text:span><text:span text:style-name="T232">88-89</text:span><text:span text:style-name="T8">). </text:span><text:span text:style-name="T29">Las mil caras del realismo</text:span><text:span text:style-name="T8">. Barcelona: Paidós.</text:span></text:p>
      <text:p text:style-name="P142"/>
      <text:p text:style-name="P179"><text:span text:style-name="T7">¿</text:span><text:span text:style-name="T10">Cómo es el mundo sin dicotomías? Parece a la vez familiar y diferente … La idea de que la mayor parte de nuestra realidad mundana es una ilusión … se abandona de una vez por todas. Pero la realidad mundana parecerá diferente porque estamos forzados a reconocer que </text:span><text:span text:style-name="T228">muchas de nuestras descripciones corrientes reflejan nuestros intereses y elecciones</text:span><text:span text:style-name="T10">. </text:span></text:p>
      <text:p text:style-name="P179"><text:span text:style-name="T10"><text:tab/>Imaginen que una válvula de escape de una olla a </text:span><text:span text:style-name="T333">presión</text:span><text:span text:style-name="T10"> se atasca y que la olla a presión explota. Decimos </text:span><text:span text:style-name="T101">―</text:span><text:span text:style-name="T10">y el relativista conceptual lo verá como una afirmación perfectamente </text:span><text:span text:style-name="T101">«</text:span><text:span text:style-name="T10">verdadera</text:span><text:span text:style-name="T101">»</text:span><text:span text:style-name="T10">, sin hacer ninguna protesta sobre si es </text:span><text:span text:style-name="T101">«</text:span><text:span text:style-name="T10">simplemente verdadera</text:span><text:span text:style-name="T101">»</text:span><text:span text:style-name="T10"> o sólo una </text:span><text:span text:style-name="T101">«</text:span><text:span text:style-name="T10">buena licencia inferencial</text:span><text:span text:style-name="T101">»―</text:span><text:span text:style-name="T10"> </text:span><text:span text:style-name="T101">«</text:span><text:span text:style-name="T10">la válvula atascada causó que la olla a presión explotara</text:span><text:span text:style-name="T101">»</text:span><text:span text:style-name="T10">. No decimos, la </text:span><text:span text:style-name="T101">«</text:span><text:span text:style-name="T10">presencia de </text:span><text:span text:style-name="T102">▲</text:span><text:span text:style-name="T11"> causó que la olla a presión explotara</text:span><text:span text:style-name="T102">»</text:span><text:span text:style-name="T11">, donde </text:span><text:span text:style-name="T102">▲</text:span><text:span text:style-name="T11"> es, digamos, una parte arbitraria de la superficie de la olla con una forma irregular, de 0.1 cm de área …. </text:span></text:p>
      <text:p text:style-name="P179"><text:span text:style-name="T11"><text:tab/>¿Por qué, entonces, hablamos de una cosa y no de otra como </text:span><text:span text:style-name="T102">«causante» de la explosión? … En consecuencia, cuando preguntamos «por qué tuvo lugar la explosión?, sabiendo lo que sabemos y teniendo los intereses que tenemos, nuestro «espacio de explicación» consta de dos alternativas:</text:span></text:p>
      <text:p text:style-name="P114">1.<text:tab/>La explosión tiene lugar.</text:p>
      <text:p text:style-name="P115">2.<text:tab/>Todo funciona como es debido.</text:p>
      <text:p text:style-name="P113"/>
      <text:p text:style-name="P228"><text:span text:style-name="T73">PUTNAM</text:span><text:span text:style-name="T94">, H. (1994:</text:span><text:span text:style-name="T232">89-90</text:span><text:span text:style-name="T94">). </text:span><text:span text:style-name="T125">Las mil caras del realismo</text:span><text:span text:style-name="T94">. Barcelona: Paidós.</text:span></text:p>
      <text:p text:style-name="P163"><text:span text:style-name="T94">P. </text:span><text:span text:style-name="T93">89–90</text:span></text:p>
      <text:p text:style-name="P113"><text:tab/>Lo que queremos saber, en otras palabras, es por qué 1 es lo que ocurrió, en oposición a 2. Simplemente no estamos interesados en por qué 1 es lo que ocurrió en oposición a alternativas tales como:</text:p>
      <text:p text:style-name="P113"/>
      <text:p text:style-name="P163"><text:span text:style-name="T93">3.<text:tab/></text:span><text:span text:style-name="T330">El elemento</text:span><text:span text:style-name="T93"> en la superficie </text:span><text:span text:style-name="T103">▲ falta, y no tiene lugar en ninguna explosión.</text:span></text:p>
      <text:p text:style-name="P116"/>
      <text:p text:style-name="P117"><text:tab/>Esta «relatividad explicativa» es paralela a la relatividad en nuestros uso de locuciones tales como «causó» y «la causa». Ya que la pregunta «¿por qué explotó la olla a presión» presupone un espacio de explicación que no incluye la alternativa 3, o alternativas similares, y entendemos tales factores como la presencia de ▲ como «condiciones del entorno» y no como «causas».</text:p>
      <text:p text:style-name="P164"><text:span text:style-name="T103"><text:tab/>Esta relatividad de las causas a los intereses y a las condiciones del entorno, no mencionada en la explicación de la «ciencia dura» del suceso en cuestión, no convierte a la causalidad en algo que nosotros simplemente legislamos. Dados nuestros intereses y lo que vemos como condiciones conexas del entorno, sería simplemente falso decir que fue la pared de la olla a presión lo que causó la explosión (a menos que aquélla fuese defectuosa …). </text:span><text:span text:style-name="T77">Nuestro esquema conceptual restringe el «espacio» de descripciones que tenemos a nuestra disposición; pero no predetermina las respuestas a nuestras preguntas</text:span><text:span text:style-name="T103">.</text:span></text:p>
      <text:p text:style-name="P117"/>
      <text:p text:style-name="P229"><text:span text:style-name="T73">PUTNAM</text:span><text:span text:style-name="T94">, H. (1994:</text:span><text:span text:style-name="T232">91</text:span><text:span text:style-name="T94">). </text:span><text:span text:style-name="T125">Las mil caras del realismo</text:span><text:span text:style-name="T94">. Barcelona: Paidós.</text:span></text:p>
      <text:p text:style-name="P118"/>
      <text:p text:style-name="P187"><text:tab/><text:span text:style-name="T364">… Si queremos ser generosos y dejar un sitio a esta útil manera de hablar, a la vez que negar que exista una distinción entre «</text:span><text:span text:style-name="T365">causas</text:span><text:span text:style-name="T364">» en la naturaleza misma, sólo podemos decir que las afirmaciones </text:span><text:span text:style-name="T365">causales tienen condiciones de «asertabilidad» en el lenguaje ordinario pero no, estrictamente hablando, «condiciones de verdad</text:span><text:span text:style-name="T364">».</text:span></text:p>
      <text:p text:style-name="P185"><text:span text:style-name="T93"><text:tab/>El problema con todo esto … es que si la distinción entre causas/condiciones del entorno es fundamentalmente subjetiva, no descriptiva del mundo en sí mismo, entonces las explicaciones filosóficas habituales de la naturaleza metafísica de la </text:span><text:span text:style-name="T124">referencia</text:span><text:span text:style-name="T93"> están en bancarrota. </text:span><text:span text:style-name="T223">Barwise y Perry</text:span><text:span text:style-name="T93">, por ejemplo, nos dicen que l</text:span><text:span text:style-name="T223">o que vincula ciertos estados de <text:s/>hechos con ciertos estados mentales es que los estados de hechos </text:span><text:span text:style-name="T32">causan</text:span><text:span text:style-name="T223"> aquellos estados mentales;</text:span><text:span text:style-name="T93"> en esto consiste el </text:span><text:span text:style-name="T68">vínculo intencional</text:span><text:span text:style-name="T93">, al menos en ciertos casos básicos metafísicos. </text:span><text:span text:style-name="T223">Glymour y Devitt</text:span><text:span text:style-name="T93"> (de forma independiente) </text:span><text:span text:style-name="T223">nos dicen que las palabras están conectadas con sus referentes a través de «conexiones causales</text:span><text:span text:style-name="T93">». </text:span><text:span text:style-name="T223">Richard Boyd nos dice que la </text:span><text:span text:style-name="T239">«t</text:span><text:span text:style-name="T223">eoría causal </text:span><text:span text:style-name="T239">de la referencia es correcta porque la teoría causal del conocimiento es correcta</text:span><text:span text:style-name="T104">». Pero nociones de las que dependen las teorías causales del conocimiento y la referencia ―la diferencia entre una causa y una mera condición del entorno, la legitimidad de los contrafácticos― son precisamente las que la interpretación de las afirmaciones causales y de los contrafácticos como «licencias inferenciales» ponen en entredicho. <text:s/>… </text:span><text:span text:style-name="T105">entonces no puede mantenerse también que ellas explican cómo llega a existir la referencia en el mundo tal como el mundo es «en sí mismo».</text:span></text:p>
      <text:p text:style-name="P119"/>
      <text:p text:style-name="P230"><text:span text:style-name="T73">PUTNAM</text:span><text:span text:style-name="T94">, H. (1994:</text:span><text:span text:style-name="T232">92</text:span><text:span text:style-name="T94">). </text:span><text:span text:style-name="T125">Las mil caras del realismo</text:span><text:span text:style-name="T94">. Barcelona: Paidós.</text:span></text:p>
      <text:p text:style-name="P143"/>
      <text:p text:style-name="P120"><text:tab/>Tampoco ayudaría el dualismo, si quisiéramos adoptarlo. Porque, ¿qué descripción tenemos de la mente «en sí misma»? La exposición de Kant de la bancarrota de la «psicología racional» todavía se mantiene.</text:p>
      <text:p text:style-name="P165"><text:span text:style-name="T93">… pero el sueño de encontrar una relación universal bien definida entre una (supuesta) totalidad de </text:span><text:span text:style-name="T124">todos</text:span><text:span text:style-name="T93"> los hechos y una sentencia verdadera arbitraria en un lenguaje arbitrario es sólo el sueño de la noción absoluta de un hecho (o de un «objeto») y de una relación absoluta entre sentencias y los hechos (o los objetos) «en sí» <text:tab/></text:span></text:p>
      <text:p text:style-name="P121"/>
      <text:p text:style-name="P231"><text:span text:style-name="T226">PUTNAM</text:span><text:span text:style-name="T8">, H. (1994:</text:span><text:span text:style-name="T233">96</text:span><text:span text:style-name="T8">). </text:span><text:span text:style-name="T29">Las mil caras del realismo</text:span><text:span text:style-name="T8">. Barcelona: Paidós.</text:span></text:p>
      <text:p text:style-name="P167"><text:span text:style-name="T8"><text:tab/></text:span><text:span text:style-name="T223">CONFERENCIA III</text:span></text:p>
      <text:p text:style-name="P166"><text:span text:style-name="T223"><text:tab/> </text:span><text:span text:style-name="T7">LA IGUALDAD Y NUESTRA IMAGEN MORAL DEL MUNDO</text:span></text:p>
      <text:p text:style-name="P122"/>
      <text:p text:style-name="P168"><text:span text:style-name="T7">… y el punto central de la primera Crítica no es que todo lo que nosotros conozcamos sean </text:span><text:span text:style-name="T93">«</text:span><text:span text:style-name="T7">experiencias</text:span><text:span text:style-name="T93">»</text:span><text:span text:style-name="T7"> en el sentido empirista, esto es, que todo lo que conozcamos sean datos de los sentidos. La primera crítica, tal como yo la leería, </text:span><text:span text:style-name="T28">rechaza</text:span><text:span text:style-name="T7"> la noción de un dato de los sentidos, es decir, de un objeto cuya </text:span><text:span text:style-name="T93">«</text:span><text:span text:style-name="T7">esencia sea ser percibido</text:span><text:span text:style-name="T93">»</text:span><text:span text:style-name="T7"> y en cuya constitución el sistema conceptual no juegue ningún papel. Para Kant, las sensaciones </text:span><text:span text:style-name="T93">—</text:span><text:span text:style-name="T7">los </text:span><text:span text:style-name="T93">«</text:span><text:span text:style-name="T7">objetos en sentido interno</text:span><text:span text:style-name="T93">»</text:span><text:span text:style-name="T106">— están al mismo nivel que los llamados «objetos externos» están tan cogidas en la red de la creencia y la conceptualización como lo están los objetos externos. No representan un «dato» incorrupto, que de alguna forma asegura nuestro conocimiento . . . presenté a </text:span><text:span text:style-name="T78">Kant como el primer filósofo que rechazó la idea de la verdad como correspondencia con una realidad pre-estructurada</text:span><text:span text:style-name="T106">.</text:span></text:p>
      <text:p text:style-name="P168"><text:span text:style-name="T12"><text:tab/>Si Kant estaba diciendo que la verdad no debe ser pensada como correspondencia con una realidad pre-estructurada o auto-estructurada, </text:span><text:span text:style-name="T240">si estaba diciendo que nuestra contribución conceptual no puede ser aislada</text:span><text:span text:style-name="T12"> y que lo </text:span><text:span text:style-name="T106">«</text:span><text:span text:style-name="T12">que-hace-la-verdad</text:span><text:span text:style-name="T106">»</text:span><text:span text:style-name="T12"> y lo </text:span><text:span text:style-name="T106">«</text:span><text:span text:style-name="T12">que-hace-la-verificación</text:span><text:span text:style-name="T106">»</text:span><text:span text:style-name="T12"> de nuestras creencias está </text:span><text:span text:style-name="T30">dentro y no fuera</text:span><text:span text:style-name="T12"> de nuestro sistema conceptual, entonces K</text:span><text:span text:style-name="T240">ant puede ser llamado acertadamente el primer «realista interno».</text:span></text:p>
      <text:p text:style-name="P154"/>
      <text:p text:style-name="P232"><text:span text:style-name="T226">PUTNAM</text:span><text:span text:style-name="T8">, H. (1994:</text:span><text:span text:style-name="T233">125-126</text:span><text:span text:style-name="T8">). </text:span><text:span text:style-name="T29">Las mil caras del realismo</text:span><text:span text:style-name="T8">. Barcelona: Paidós.</text:span></text:p>
      <text:p text:style-name="P144"/>
      <text:p text:style-name="P180"><text:span text:style-name="T7"><text:tab/>Defendí la idea de que algo puede ser a la vez un </text:span><text:span text:style-name="T223">hecho y un valor</text:span><text:span text:style-name="T7"> … </text:span><text:span text:style-name="T93">«</text:span><text:span text:style-name="T7">Pero, ¿no tiene que admitir que hay mucho más acuerdo en los resultados científicos que en los valores éticos? ¿</text:span><text:span text:style-name="T19">N</text:span><text:span text:style-name="T7">o muestra esto que hay una clase de objetividad que tienen los resultados científicos y de la que carecen los valores éticos?</text:span></text:p>
      <text:p text:style-name="P180"><text:span text:style-name="T7"><text:tab/>Un argumento está implícito en la pregunta. Podemos llamarlo </text:span><text:span text:style-name="T28">argumento a partir de la no conflictividad</text:span><text:span text:style-name="T7">. La idea es que l</text:span><text:span text:style-name="T16">a</text:span><text:span text:style-name="T7"> marca de </text:span><text:span text:style-name="T28">sta</text:span><text:span text:style-name="T31">t</text:span><text:span text:style-name="T28">us</text:span><text:span text:style-name="T7"> cognitivo está, de alguna forma, en la posibilidad de convertirse en conocimiento </text:span><text:span text:style-name="T93">«</text:span><text:span text:style-name="T7">público</text:span><text:span text:style-name="T93">»</text:span><text:span text:style-name="T7">, es decir, de llegar a ser algo no controvertido.</text:span></text:p>
      <text:p text:style-name="P180"><text:span text:style-name="T7"><text:tab/>N</text:span><text:span text:style-name="T330">o quiero</text:span><text:span text:style-name="T7"> sugerir que alguien realmente piense que sólo lo que no es controvertido es realmente conocimiento. </text:span><text:span text:style-name="T13">La idea, más bien, es que los </text:span><text:span text:style-name="T107">«</text:span><text:span text:style-name="T13">hechos</text:span><text:span text:style-name="T107">»</text:span><text:span text:style-name="T13"> pueden ser demostrados </text:span><text:span text:style-name="T107">«</text:span><text:span text:style-name="T13">científicamente</text:span><text:span text:style-name="T107">»</text:span><text:span text:style-name="T13">. </text:span><text:span text:style-name="T19">Si existe controversia sobre una cuestión fáctica es porque aún no hemos realizado suficientes experimentos, o acumulado suficientes datos. Lo que sea un hecho puede </text:span><text:span text:style-name="T120">«en principio» ser establecido de manera que exija el asentimiento de todas las «personas racionales», donde a menudo se considera que esto significa que todas las personas </text:span><text:span text:style-name="T131">cultas</text:span><text:span text:style-name="T120">, o todas las personas </text:span><text:span text:style-name="T131">inteligentes</text:span><text:span text:style-name="T120">. </text:span><text:span text:style-name="T121">Así, Weber argumentó que los juicios de valor sólo pueden ser asunto de «fe»; y pensó que esto quedaba suficientemente demostrado al señalar que existían algunos valores occidentales acerca de cuya corrección no podía convencer a un «mandarín chino»</text:span></text:p>
      <text:p text:style-name="P180"><text:span text:style-name="T13"><text:tab/>El tema con el que quiero comenzar hoy es este supuesto carácter </text:span><text:span text:style-name="T107">«</text:span><text:span text:style-name="T13">público</text:span><text:span text:style-name="T107">» de los hechos, la idea de que los hechos pueden «en principio» establecerse más allá de la controversia.</text:span></text:p>
      <text:p text:style-name="P134"><text:tab/>No está claro en absoluto que esta idea sea correcta, ni siquiera para las «ciencias duras». La ciencia ha cambiado de opinión de forma sorprendente acerca de la <text:s/>edad del universo, y puede hacerlo de nuevo.</text:p>
      <text:p text:style-name="P133"/>
      <text:p text:style-name="P219"><text:span text:style-name="T226">PUTNAM</text:span><text:span text:style-name="T8">, H. (1994:</text:span><text:span text:style-name="T234">128-</text:span><text:span text:style-name="T235">129</text:span><text:span text:style-name="T8">). </text:span><text:span text:style-name="T29">Las mil caras del realismo</text:span><text:span text:style-name="T8">. Barcelona: Paidós.</text:span></text:p>
      <text:p text:style-name="P145"/>
      <text:p text:style-name="P177"><text:span text:style-name="T8">L</text:span><text:span text:style-name="T7">a presencia de otras áreas, áreas que no cuentan como </text:span><text:span text:style-name="T346">«auténtica ciencia</text:span><text:span text:style-name="T93">», de disputas que no pueden resolverse, ¿muestra realmente que se están haciendo afirmaciones </text:span><text:span text:style-name="T346">«subjetivas</text:span><text:span text:style-name="T93">» o </text:span><text:span text:style-name="T346">«</text:span><text:span text:style-name="T93">sin significado cognitivo»? Y (ya que he estado enseñando recientemente a William James), ¿cuáles serían las consecuencias para nuestras vidas si respondiéramos </text:span><text:span text:style-name="T124">seriamente</text:span><text:span text:style-name="T93"> </text:span><text:span text:style-name="T346">«sí</text:span><text:span text:style-name="T93">» a esta pregunta? ¿Cuál es el </text:span><text:span text:style-name="T346">«valor en efectivo</text:span><text:span text:style-name="T93">» de creer que sólo lo que puede ser establecido más allá de la controversia tiene algo que ver con la «</text:span><text:span text:style-name="T1">cognició</text:span><text:span text:style-name="T93">n», el conocimiento, la comprensión?</text:span></text:p>
      <text:p text:style-name="P177"><text:span text:style-name="T93"><text:tab/>No es poco. Considérese, por un momento, nuestro conocimiento </text:span><text:span text:style-name="T124">histórico. </text:span><text:span text:style-name="T112">Tuve ocasión de leer recientemente un trabajo de un gran historiador [Henri Pirenne:</text:span><text:span text:style-name="T129">Mohammed and Charlemagne</text:span><text:span text:style-name="T112">] quien construyó una potente defensa de la concepción según la cual la civilización «medieval» no comenzó realmente con la caída de Roma. Bajo el reinado merovingio, arguye este historiador, la civilización que prevaleció era aún reconociblemente «romana». Los cambios drásticos que crearon lo que todavía hoy nos representamos como civilización </text:span><text:span text:style-name="T113">«medieval» ―la desaparición del latín, excepto entre monjes muy estudiosos, la ascensión de los príncipes germanos del norte, la ruptura completa con Bizancio, todo el orden feudal― llegó como con</text:span><text:span text:style-name="T188">secuencia </text:span><text:span text:style-name="T113">del surgimiento del Islam, y de la conquista islámica de Egipto, el África romana y España. Este es el típico ejemplo de reconstrucción histórica.</text:span></text:p>
      <text:p text:style-name="P150"/>
      <text:p text:style-name="P224"><text:span text:style-name="T8">PUTNAM, H. (1994:</text:span><text:span text:style-name="T235">132</text:span><text:span text:style-name="T8">). </text:span><text:span text:style-name="T29">Las mil caras del realismo</text:span><text:span text:style-name="T8">. Barcelona: Paidós.</text:span></text:p>
      <text:p text:style-name="P234"/>
      <text:p text:style-name="P173"><text:span text:style-name="T94"><text:tab/></text:span><text:span text:style-name="T114">Hoy día, sin embargo, la misma creencia de que hay «leyes de la conducta social» de un tipo preciso —y la creencia de que el destino de la ciencia social es parecerse a la física— se ha convertido en una opinión minoritaria entre los científicos sociales y también entre los filósofos y metodólogos de las ciencias sociales. Ciertamente, ésta es una creencia empírica; si es falsa, entonces las teorías históricas como la que tomé como ejemplo no pueden. Es este sentido, ser verificadas más allá de un controversia significativa.</text:span></text:p>
      <text:p text:style-name="P151"/>
      <text:p text:style-name="P225"><text:span text:style-name="T8">PUTNAM, H. (1994:</text:span><text:span text:style-name="T241">137</text:span><text:span text:style-name="T8">). </text:span><text:span text:style-name="T29">Las mil caras del realismo</text:span><text:span text:style-name="T8">. Barcelona: Paidós.</text:span></text:p>
      <text:p text:style-name="P235"/>
      <text:p text:style-name="P178"><text:span text:style-name="T94">R</text:span><text:span text:style-name="T93">ecuerdo en cierta ocasión a Donald Davidson haciéndome la pregunta retórica:«¿Qué entraña decir que los lenguajes intencionales son de “segunda clase” si vamos a continuar usándolos?». La pregunta era una buena pregunta pragmatista. Me parece que el corazón de pragmatismo </text:span><text:span text:style-name="T116">―del pragmatismo de James Dewey, sino del de Peirce― estaba en la insistencia en la supremacía del punto de vista del agente. Si creemos </text:span><text:span text:style-name="T22">que debemos adoptar </text:span><text:span text:style-name="T116">cierto </text:span><text:span text:style-name="T22">punto de vista, usar un cierto </text:span><text:span text:style-name="T116">«sistema conceptual», cuando estamos comprometidos en la actividad práctica, en el más amplio sentido de «actividad práctica», <text:s/>entonces no debemos avanzar simultáneamente </text:span><text:span text:style-name="T117">en la afirmación de que ésa no es realmente «la forma como <text:s/>son las cosas en sí mismas». Aunque los filósofos tradicionalmente se han permitido conservar un doble conjunto de libros de esta forma, el efecto es perpetuar al menos dos errores intelectuales: conduce a degradar la noción de </text:span><text:span text:style-name="T130">creencia</text:span><text:span text:style-name="T117"> (recuerden, el pragmatismo estaba inspirado por la definición de Bain de </text:span><text:span text:style-name="T242">creencia</text:span><text:span text:style-name="T117"> —«aquello sobre lo cual una persona está preparada para actuar»—);</text:span><text:span text:style-name="T242"> y conduce a caer en la ficción de que hay un punto de vista del ojo de Dios y podemos imaginar útilmente</text:span><text:span text:style-name="T117">.</text:span></text:p>
      <text:p text:style-name="P152"/>
      <text:p text:style-name="P222"><text:span text:style-name="T94">PUTNAM, H. (1994:</text:span><text:span text:style-name="T82">138</text:span><text:span text:style-name="T94">). </text:span><text:span text:style-name="T125">Las mil caras del realismo</text:span><text:span text:style-name="T94">. Barcelona: Paidós.</text:span></text:p>
      <text:p text:style-name="P174"><text:span text:style-name="T94"><text:tab/>… </text:span><text:span text:style-name="T115">Podemos llegar a pensar en la historia y la política como en algo que no es más que una lucha por el poder, con la verdad como recompensa para la concepción victoriosa. Pero, entonces, nuestra cultura —todo lo que es de valor en nuestra cultura—habrá acabado.</text:span></text:p>
      <text:p text:style-name="P174"><text:span text:style-name="T115"><text:tab/></text:span><text:span text:style-name="T118">Puede parecer que esto no es un argumento. Se dirá que solamente he señalado que la creencia es este tipo de cientificismo —</text:span><text:span text:style-name="T243">en un cientificismo que mantiene </text:span><text:span text:style-name="T34">seriamente</text:span><text:span text:style-name="T243"> que todo lo que puede ser colocado más allá de la controversia no es cognitivo</text:span><text:span text:style-name="T118">— tendría consecuencias desastrosas y que esto no muestra que la concepción sea falsa. … he argumentado en otro lugar que las concepciones verificacionistas … se autorrefutan. Mi propósito consistía en romper el agarradero que cierta imagen tiene en nuestro pensamiento; la imagen de un dualismo, una división dicotómica de nuestro pensamiento en dos reinos, un reino de «hechos» que pueden establecerse más allá de la controversia, y un reino de «valores» donde estamos siempre en un desacuerdo sin esperanza. Lo que espero que hayamos recordado todos nosotros … es la gran extensión de nuestro pensamiento que no consiste en «juicios de valor», pero que es, por otro lado, tan «controvertido» como los juicios d</text:span><text:span text:style-name="T20">e</text:span><text:span text:style-name="T118"> valor. Ninguna persona cuerda debería creer que algo es «subjetivo» meramente porque no puede ser situado más allá de la controversi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Baskerville" svg:font-family="Baskerville"/>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cm" fo:margin-bottom="2cm" fo:margin-left="1cm" fo:margin-right="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9-08-26T14:58:03.920775000</meta:creation-date>
    <dc:date>2021-02-15T20:24:23.844379000</dc:date>
    <meta:editing-duration>PT3H32M58S</meta:editing-duration>
    <meta:editing-cycles>29</meta:editing-cycles>
    <meta:generator>LibreOffice/7.0.0.3$MacOSX_X86_64 LibreOffice_project/8061b3e9204bef6b321a21033174034a5e2ea88e</meta:generator>
    <meta:print-date>2021-02-15T20:17:16.408010000</meta:print-date>
    <meta:document-statistic meta:table-count="0" meta:image-count="0" meta:object-count="0" meta:page-count="48" meta:paragraph-count="209" meta:word-count="10220" meta:character-count="63995" meta:non-whitespace-character-count="53724"/>
  </office:meta>
</office:document-meta>
</file>